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5021in" fo:margin-left="-0.0007in" fo:margin-top="0in" fo:margin-bottom="0in" fo:break-before="page" table:align="left" style:writing-mode="lr-tb"/>
    </style:style>
    <style:style style:name="Table1.A" style:family="table-column">
      <style:table-column-properties style:column-width="3.2507in"/>
    </style:style>
    <style:style style:name="Table1.B" style:family="table-column">
      <style:table-column-properties style:column-width="3.2514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0.25pt solid #000001">
        <style:background-image/>
      </style:table-cell-properties>
    </style:style>
    <style:style style:name="Table1.A2"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A3" style:family="table-cell">
      <style:table-cell-properties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1.B3"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5021in" fo:margin-left="-0.0007in" fo:margin-top="0in" fo:margin-bottom="0in" fo:break-before="page" table:align="left" style:writing-mode="lr-tb"/>
    </style:style>
    <style:style style:name="Table2.A" style:family="table-column">
      <style:table-column-properties style:column-width="1.591in"/>
    </style:style>
    <style:style style:name="Table2.B" style:family="table-column">
      <style:table-column-properties style:column-width="1.6139in"/>
    </style:style>
    <style:style style:name="Table2.C" style:family="table-column">
      <style:table-column-properties style:column-width="1.6361in"/>
    </style:style>
    <style:style style:name="Table2.D" style:family="table-column">
      <style:table-column-properties style:column-width="1.6611in"/>
    </style:style>
    <style:style style:name="Table2.1" style:family="table-row">
      <style:table-row-properties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A2" style:family="table-cell">
      <style:table-cell-properties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2.D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text-properties fo:font-size="10pt" officeooo:rsid="0025e466" officeooo:paragraph-rsid="0025e466" style:font-size-asian="10pt" style:font-size-complex="10pt"/>
    </style:style>
    <style:style style:name="P2" style:family="paragraph" style:parent-style-name="Header">
      <style:paragraph-properties fo:text-align="start"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text-properties officeooo:paragraph-rsid="00352419"/>
    </style:style>
    <style:style style:name="P5" style:family="paragraph" style:parent-style-name="Standard">
      <style:paragraph-properties fo:line-height="200%" fo:text-align="start" style:justify-single-word="false"/>
      <style:text-properties officeooo:paragraph-rsid="002b8161"/>
    </style:style>
    <style:style style:name="P6" style:family="paragraph" style:parent-style-name="Standard">
      <style:paragraph-properties fo:line-height="200%" fo:text-align="start" style:justify-single-word="false"/>
      <style:text-properties officeooo:paragraph-rsid="003d5c64"/>
    </style:style>
    <style:style style:name="P7" style:family="paragraph" style:parent-style-name="Standard">
      <style:paragraph-properties fo:line-height="200%" fo:text-align="start" style:justify-single-word="false"/>
      <style:text-properties officeooo:paragraph-rsid="00445acc"/>
    </style:style>
    <style:style style:name="P8" style:family="paragraph" style:parent-style-name="Standard">
      <style:paragraph-properties fo:line-height="200%" fo:text-align="start" style:justify-single-word="false"/>
      <style:text-properties officeooo:paragraph-rsid="004b3358"/>
    </style:style>
    <style:style style:name="P9" style:family="paragraph" style:parent-style-name="Standard">
      <style:paragraph-properties fo:line-height="200%" fo:text-align="start" style:justify-single-word="false"/>
      <style:text-properties officeooo:paragraph-rsid="004dca1b"/>
    </style:style>
    <style:style style:name="P10" style:family="paragraph" style:parent-style-name="Standard">
      <style:paragraph-properties fo:line-height="200%" fo:text-align="start" style:justify-single-word="false"/>
      <style:text-properties officeooo:paragraph-rsid="00509f9b"/>
    </style:style>
    <style:style style:name="P11" style:family="paragraph" style:parent-style-name="Standard">
      <style:paragraph-properties fo:line-height="200%" fo:text-align="start" style:justify-single-word="false"/>
      <style:text-properties officeooo:paragraph-rsid="0065a39c"/>
    </style:style>
    <style:style style:name="P12" style:family="paragraph" style:parent-style-name="Standard">
      <style:paragraph-properties fo:line-height="200%" fo:text-align="start" style:justify-single-word="false"/>
      <style:text-properties officeooo:paragraph-rsid="004169dd"/>
    </style:style>
    <style:style style:name="P13" style:family="paragraph" style:parent-style-name="Standard">
      <style:paragraph-properties fo:line-height="200%" fo:text-align="start" style:justify-single-word="false"/>
      <style:text-properties officeooo:paragraph-rsid="00679772"/>
    </style:style>
    <style:style style:name="P14" style:family="paragraph" style:parent-style-name="Standard">
      <style:text-properties fo:font-weight="bold" officeooo:rsid="00226c63" officeooo:paragraph-rsid="00226c63" style:font-weight-asian="bold" style:font-weight-complex="bold"/>
    </style:style>
    <style:style style:name="P15" style:family="paragraph" style:parent-style-name="Standard">
      <style:text-properties fo:font-weight="normal" officeooo:rsid="00241afe" officeooo:paragraph-rsid="00241afe" style:font-weight-asian="normal" style:font-weight-complex="normal"/>
    </style:style>
    <style:style style:name="P16" style:family="paragraph" style:parent-style-name="Standard">
      <style:paragraph-properties fo:line-height="200%" fo:text-align="start" style:justify-single-word="false"/>
      <style:text-properties officeooo:rsid="0029e080" officeooo:paragraph-rsid="002e80f1"/>
    </style:style>
    <style:style style:name="P17" style:family="paragraph" style:parent-style-name="Standard">
      <style:paragraph-properties fo:line-height="200%" fo:text-align="start" style:justify-single-word="false"/>
      <style:text-properties fo:font-variant="normal" fo:text-transform="none"/>
    </style:style>
    <style:style style:name="P18" style:family="paragraph" style:parent-style-name="Standard">
      <style:paragraph-properties fo:line-height="200%" fo:text-align="start" style:justify-single-word="false"/>
      <style:text-properties fo:font-variant="normal" fo:text-transform="none" fo:color="#000000" style:text-line-through-style="none" fo:font-size="12pt" fo:language="en" fo:country="US" fo:font-style="normal" style:text-underline-style="none" fo:font-weight="normal" style:font-size-asian="12pt" style:font-style-asian="normal" style:font-weight-asian="normal"/>
    </style:style>
    <style:style style:name="P19" style:family="paragraph" style:parent-style-name="Standard">
      <style:paragraph-properties fo:line-height="200%" fo:text-align="start" style:justify-single-word="false"/>
      <style:text-properties fo:font-variant="normal" fo:text-transform="none" fo:color="#000000" style:text-line-through-style="none" fo:font-size="12pt" fo:language="en" fo:country="US" fo:font-style="normal" style:text-underline-style="none" fo:font-weight="normal" officeooo:paragraph-rsid="003aa9d5" style:font-size-asian="12pt" style:font-style-asian="normal" style:font-weight-asian="normal"/>
    </style:style>
    <style:style style:name="P20" style:family="paragraph" style:parent-style-name="Standard">
      <style:paragraph-properties fo:line-height="200%" fo:text-align="start" style:justify-single-word="false"/>
      <style:text-properties fo:font-variant="normal" fo:text-transform="none" fo:color="#000000" style:text-line-through-style="none" fo:font-size="12pt" fo:language="en" fo:country="US" fo:font-style="normal" style:text-underline-style="none" fo:font-weight="normal" officeooo:paragraph-rsid="003c72aa" style:font-size-asian="12pt" style:font-style-asian="normal" style:font-weight-asian="normal"/>
    </style:style>
    <style:style style:name="P21" style:family="paragraph" style:parent-style-name="Standard">
      <style:paragraph-properties fo:line-height="200%" fo:text-align="start" style:justify-single-word="false"/>
      <style:text-properties fo:font-variant="normal" fo:text-transform="none" fo:color="#000000" style:text-line-through-style="none" fo:font-size="12pt" fo:language="en" fo:country="US" fo:font-style="normal" style:text-underline-style="none" fo:font-weight="normal" officeooo:paragraph-rsid="004169dd" style:font-size-asian="12pt" style:font-style-asian="normal" style:font-weight-asian="normal"/>
    </style:style>
    <style:style style:name="P22" style:family="paragraph" style:parent-style-name="Standard">
      <style:paragraph-properties fo:line-height="200%" fo:text-align="start" style:justify-single-word="false"/>
      <style:text-properties fo:font-variant="normal" fo:text-transform="none" fo:color="#000000" style:text-line-through-style="none" fo:font-size="12pt" fo:language="en" fo:country="US" fo:font-style="normal" style:text-underline-style="none" fo:font-weight="normal" style:font-size-asian="12pt" style:font-style-asian="normal" style:font-weight-asian="normal" style:font-name-complex="Times New Roman1"/>
    </style:style>
    <style:style style:name="P23" style:family="paragraph" style:parent-style-name="Standard">
      <style:paragraph-properties fo:line-height="200%" fo:text-align="start" style:justify-single-word="false"/>
      <style:text-properties fo:font-variant="normal" fo:text-transform="none" fo:color="#000000" style:text-line-through-style="none" fo:font-size="12pt" fo:language="en" fo:country="US" fo:font-style="normal" style:text-underline-style="none" fo:font-weight="normal" officeooo:rsid="0029e080" officeooo:paragraph-rsid="0038c1fe" style:font-size-asian="12pt" style:font-style-asian="normal" style:font-weight-asian="normal"/>
    </style:style>
    <style:style style:name="P24" style:family="paragraph" style:parent-style-name="Standard">
      <style:paragraph-properties fo:line-height="200%" fo:text-align="start" style:justify-single-word="false"/>
      <style:text-properties fo:font-variant="normal" fo:text-transform="none" fo:color="#000000" style:text-line-through-style="none" fo:font-size="12pt" fo:language="en" fo:country="US" fo:font-style="normal" style:text-underline-style="none" fo:font-weight="bold" style:font-size-asian="12pt" style:font-style-asian="normal" style:font-weight-asian="bold" style:font-weight-complex="bold"/>
    </style:style>
    <style:style style:name="P25" style:family="paragraph" style:parent-style-name="Standard">
      <style:paragraph-properties fo:margin-left="0in" fo:margin-right="0in" style:line-height-at-least="0.0693in" fo:text-align="start" style:justify-single-word="false" fo:text-indent="0in" style:auto-text-indent="false"/>
    </style:style>
    <style:style style:name="P26" style:family="paragraph" style:parent-style-name="Standard">
      <style:paragraph-properties fo:margin-left="0in" fo:margin-right="0in" style:line-height-at-least="0.0693in" fo:text-align="center" style:justify-single-word="false" fo:text-indent="0in" style:auto-text-indent="false"/>
    </style:style>
    <style:style style:name="P27" style:family="paragraph" style:parent-style-name="Standard">
      <style:paragraph-properties fo:margin-left="0in" fo:margin-right="0in" style:line-height-at-least="0.0693in" fo:text-align="center" style:justify-single-word="false" fo:text-indent="0in" style:auto-text-indent="false"/>
      <style:text-properties fo:font-variant="normal" fo:text-transform="none"/>
    </style:style>
    <style:style style:name="P28" style:family="paragraph" style:parent-style-name="Standard">
      <style:paragraph-properties fo:margin-left="0in" fo:margin-right="0in" style:line-height-at-least="0.0693in" fo:text-align="start" style:justify-single-word="false" fo:text-indent="0in" style:auto-text-indent="false"/>
      <style:text-properties fo:font-variant="normal" fo:text-transform="none" fo:font-weight="bold" style:font-weight-asian="bold" style:font-weight-complex="bold"/>
    </style:style>
    <style:style style:name="P29" style:family="paragraph" style:parent-style-name="Standard">
      <style:paragraph-properties fo:margin-left="0in" fo:margin-right="0in" style:line-height-at-least="0.0693in" fo:text-align="center" style:justify-single-word="false" fo:text-indent="0in" style:auto-text-indent="false"/>
      <style:text-properties fo:font-variant="normal" fo:text-transform="none" officeooo:rsid="006021b8" officeooo:paragraph-rsid="006021b8"/>
    </style:style>
    <style:style style:name="P30" style:family="paragraph" style:parent-style-name="Standard">
      <style:paragraph-properties fo:break-before="page"/>
      <style:text-properties fo:font-weight="bold" officeooo:rsid="00241afe" officeooo:paragraph-rsid="00241afe" style:font-weight-asian="bold" style:font-weight-complex="bold"/>
    </style:style>
    <style:style style:name="P31" style:family="paragraph" style:parent-style-name="Standard">
      <style:paragraph-properties fo:line-height="200%" fo:break-before="page"/>
      <style:text-properties fo:font-variant="normal" fo:text-transform="none" fo:font-size="12pt" fo:font-weight="bold" style:font-size-asian="12pt" style:font-weight-asian="bold" style:font-size-complex="12pt" style:font-weight-complex="bold"/>
    </style:style>
    <style:style style:name="P32" style:family="paragraph" style:parent-style-name="Standard">
      <style:paragraph-properties fo:margin-left="0.4925in" fo:margin-right="0in" fo:line-height="200%" fo:text-indent="-0.4925in" style:auto-text-indent="false"/>
    </style:style>
    <style:style style:name="P33" style:family="paragraph" style:parent-style-name="Standard">
      <style:paragraph-properties fo:margin-left="0.4925in" fo:margin-right="0in" fo:line-height="100%" fo:text-indent="-0.4925in" style:auto-text-indent="false"/>
    </style:style>
    <style:style style:name="P34" style:family="paragraph" style:parent-style-name="Standard">
      <style:paragraph-properties fo:margin-left="0.4925in" fo:margin-right="0in" fo:line-height="100%" fo:text-indent="-0.4925in" style:auto-text-indent="false"/>
      <style:text-properties officeooo:paragraph-rsid="005c895b"/>
    </style:style>
    <style:style style:name="P35" style:family="paragraph" style:parent-style-name="Standard">
      <style:paragraph-properties fo:margin-left="0.4925in" fo:margin-right="0in" fo:line-height="100%" fo:text-indent="-0.4925in" style:auto-text-indent="false"/>
      <style:text-properties officeooo:paragraph-rsid="005e7623"/>
    </style:style>
    <style:style style:name="P36" style:family="paragraph" style:parent-style-name="Standard">
      <style:paragraph-properties fo:margin-left="0.4925in" fo:margin-right="0in" fo:line-height="100%" fo:text-indent="-0.4925in" style:auto-text-indent="false"/>
      <style:text-properties officeooo:paragraph-rsid="00631e46"/>
    </style:style>
    <style:style style:name="P37" style:family="paragraph" style:parent-style-name="Standard">
      <style:paragraph-properties fo:margin-left="0.4925in" fo:margin-right="0in" fo:line-height="100%" fo:text-indent="-0.4925in" style:auto-text-indent="false"/>
      <style:text-properties officeooo:paragraph-rsid="00638b8c"/>
    </style:style>
    <style:style style:name="P38" style:family="paragraph" style:parent-style-name="Standard">
      <style:paragraph-properties fo:margin-left="0.4925in" fo:margin-right="0in" fo:line-height="100%" fo:text-indent="-0.4925in" style:auto-text-indent="false"/>
      <style:text-properties officeooo:paragraph-rsid="00642002"/>
    </style:style>
    <style:style style:name="P39" style:family="paragraph" style:parent-style-name="Standard">
      <style:paragraph-properties fo:margin-left="0.4925in" fo:margin-right="0in" fo:line-height="100%" fo:text-indent="-0.4925in" style:auto-text-indent="false"/>
      <style:text-properties officeooo:paragraph-rsid="00445acc"/>
    </style:style>
    <style:style style:name="P40" style:family="paragraph" style:parent-style-name="Standard">
      <style:paragraph-properties fo:margin-left="0.4925in" fo:margin-right="0in" fo:line-height="100%" fo:text-indent="-0.4925in" style:auto-text-indent="false"/>
      <style:text-properties officeooo:rsid="00638b8c" officeooo:paragraph-rsid="00638b8c"/>
    </style:style>
    <style:style style:name="P41" style:family="paragraph" style:parent-style-name="Standard">
      <style:paragraph-properties fo:margin-left="0.4925in" fo:margin-right="0in" fo:line-height="100%" fo:text-indent="-0.4925in" style:auto-text-indent="false"/>
      <style:text-properties officeooo:rsid="00679772" officeooo:paragraph-rsid="00679772"/>
    </style:style>
    <style:style style:name="P42" style:family="paragraph" style:parent-style-name="Standard">
      <style:paragraph-properties fo:margin-left="0.4925in" fo:margin-right="0in" fo:line-height="100%" fo:text-indent="-0.4925in" style:auto-text-indent="false"/>
      <style:text-properties officeooo:rsid="006b4f53" officeooo:paragraph-rsid="006b4f53"/>
    </style:style>
    <style:style style:name="P43" style:family="paragraph" style:parent-style-name="Footnote">
      <style:text-properties officeooo:rsid="0026858d" officeooo:paragraph-rsid="0026858d"/>
    </style:style>
    <style:style style:name="P44" style:family="paragraph" style:parent-style-name="Footnote">
      <style:text-properties officeooo:rsid="002f2d83" officeooo:paragraph-rsid="002f2d83"/>
    </style:style>
    <style:style style:name="P45" style:family="paragraph" style:parent-style-name="Footnote">
      <style:text-properties officeooo:rsid="003b5323" officeooo:paragraph-rsid="003b5323"/>
    </style:style>
    <style:style style:name="P46" style:family="paragraph" style:parent-style-name="Footnote">
      <style:text-properties officeooo:rsid="003c72aa" officeooo:paragraph-rsid="003c72aa"/>
    </style:style>
    <style:style style:name="P47" style:family="paragraph" style:parent-style-name="Footnote">
      <style:text-properties officeooo:rsid="00484d53" officeooo:paragraph-rsid="00484d53"/>
    </style:style>
    <style:style style:name="P48" style:family="paragraph" style:parent-style-name="Footnote">
      <style:text-properties officeooo:rsid="006021b8" officeooo:paragraph-rsid="00679772"/>
    </style:style>
    <style:style style:name="P49" style:family="paragraph" style:parent-style-name="Footnote">
      <style:text-properties officeooo:rsid="006ca925" officeooo:paragraph-rsid="006ca925"/>
    </style:style>
    <style:style style:name="P50" style:family="paragraph" style:parent-style-name="Footnote">
      <style:text-properties officeooo:rsid="006e9eb2" officeooo:paragraph-rsid="006e9eb2"/>
    </style:style>
    <style:style style:name="P51" style:family="paragraph" style:parent-style-name="Footnote">
      <style:text-properties officeooo:rsid="007300f2" officeooo:paragraph-rsid="007300f2"/>
    </style:style>
    <style:style style:name="P52" style:family="paragraph" style:parent-style-name="Table_20_Heading">
      <style:text-properties fo:font-variant="normal" fo:text-transform="none" fo:font-size="10.5pt" style:font-size-asian="10.5pt" style:font-size-complex="10.5pt"/>
    </style:style>
    <style:style style:name="P53" style:family="paragraph" style:parent-style-name="Table_20_Contents">
      <style:text-properties fo:font-variant="normal" fo:text-transform="none" fo:font-size="10.5pt" style:font-size-asian="10.5pt" style:font-size-complex="10.5pt"/>
    </style:style>
    <style:style style:name="P54" style:family="paragraph" style:parent-style-name="Standard" style:master-page-name="First_20_Page">
      <style:paragraph-properties fo:margin-left="0in" fo:margin-right="0in" style:line-height-at-least="0.0693in" fo:text-align="start" style:justify-single-word="false" fo:text-indent="0in" style:auto-text-indent="false" style:page-number="auto"/>
    </style:style>
    <style:style style:name="P55" style:family="paragraph" style:parent-style-name="Standard" style:master-page-name="Standard">
      <style:paragraph-properties fo:margin-left="0in" fo:margin-right="0in" fo:line-height="100%" fo:text-align="center" style:justify-single-word="false" fo:text-indent="0in" style:auto-text-indent="false" style:page-number="auto" fo:break-before="page"/>
      <style:text-properties fo:font-variant="normal" fo:text-transform="none" officeooo:rsid="006021b8" officeooo:paragraph-rsid="006021b8"/>
    </style:style>
    <style:style style:name="P56" style:family="paragraph" style:parent-style-name="Standard">
      <style:paragraph-properties fo:margin-left="0in" fo:margin-right="0in" style:line-height-at-least="0.0693in" fo:text-align="start" style:justify-single-word="false" fo:text-indent="0in" style:auto-text-indent="false"/>
      <style:text-properties officeooo:paragraph-rsid="0078ab20"/>
    </style:style>
    <style:style style:name="P57" style:family="paragraph" style:parent-style-name="Standard">
      <style:paragraph-properties fo:line-height="200%" fo:text-align="start" style:justify-single-word="false"/>
    </style:style>
    <style:style style:name="P58" style:family="paragraph" style:parent-style-name="Footnote" style:master-page-name="Converted1">
      <style:paragraph-properties style:page-number="auto"/>
    </style:style>
    <style:style style:name="P59" style:family="paragraph" style:parent-style-name="Footnote" style:master-page-name="Converted2">
      <style:paragraph-properties style:page-number="auto"/>
    </style:style>
    <style:style style:name="P60" style:family="paragraph" style:parent-style-name="Footnote" style:master-page-name="Converted3">
      <style:paragraph-properties style:page-number="auto"/>
    </style:style>
    <style:style style:name="P61" style:family="paragraph" style:parent-style-name="Footnote" style:master-page-name="Converted4">
      <style:paragraph-properties style:page-number="auto"/>
    </style:style>
    <style:style style:name="P62" style:family="paragraph" style:parent-style-name="Footnote" style:master-page-name="Converted5">
      <style:paragraph-properties style:page-number="auto"/>
    </style:style>
    <style:style style:name="P63" style:family="paragraph" style:parent-style-name="Footnote" style:master-page-name="Converted6">
      <style:paragraph-properties style:page-number="auto"/>
    </style:style>
    <style:style style:name="P64" style:family="paragraph" style:parent-style-name="Footnote" style:master-page-name="Converted7">
      <style:paragraph-properties style:page-number="auto"/>
    </style:style>
    <style:style style:name="P65" style:family="paragraph" style:parent-style-name="Footnote" style:master-page-name="Converted8">
      <style:paragraph-properties style:page-number="auto"/>
    </style:style>
    <style:style style:name="T1" style:family="text">
      <style:text-properties fo:font-size="10pt" style:font-size-asian="10pt" style:font-size-complex="10pt"/>
    </style:style>
    <style:style style:name="T2" style:family="text">
      <style:text-properties fo:font-size="10pt" officeooo:rsid="0020cd7c" style:font-size-asian="10pt" style:font-size-complex="10pt"/>
    </style:style>
    <style:style style:name="T3" style:family="text">
      <style:text-properties fo:font-variant="normal" fo:text-transform="none"/>
    </style:style>
    <style:style style:name="T4" style:family="text">
      <style:text-properties fo:font-variant="normal" fo:text-transform="none" fo:font-weight="bold" style:font-weight-asian="bold" style:font-weight-complex="bold"/>
    </style:style>
    <style:style style:name="T5" style:family="text">
      <style:text-properties fo:font-variant="normal" fo:text-transform="none" fo:font-weight="bold" officeooo:rsid="0025e466" style:font-weight-asian="bold" style:font-weight-complex="bold"/>
    </style:style>
    <style:style style:name="T6" style:family="text">
      <style:text-properties fo:font-variant="normal" fo:text-transform="none" fo:font-style="italic" style:font-style-asian="italic" style:font-style-complex="italic"/>
    </style:style>
    <style:style style:name="T7" style:family="text">
      <style:text-properties fo:font-variant="normal" fo:text-transform="none" style:font-name-complex="Times New Roman1"/>
    </style:style>
    <style:style style:name="T8" style:family="text">
      <style:text-properties fo:font-variant="normal" fo:text-transform="none" officeooo:rsid="006ca925" style:font-name-complex="Times New Roman1"/>
    </style:style>
    <style:style style:name="T9" style:family="text">
      <style:text-properties fo:font-variant="normal" fo:text-transform="none" style:text-position="super 58%"/>
    </style:style>
    <style:style style:name="T10" style:family="text">
      <style:text-properties fo:font-variant="normal" fo:text-transform="none" fo:font-style="normal" style:font-style-asian="normal" style:font-style-complex="normal"/>
    </style:style>
    <style:style style:name="T11" style:family="text">
      <style:text-properties fo:font-variant="normal" fo:text-transform="none" fo:color="#000000" style:text-line-through-style="none" fo:font-size="12pt" fo:language="en" fo:country="US" fo:font-style="normal" style:text-underline-style="none" fo:font-weight="normal" style:font-size-asian="12pt" style:font-style-asian="normal" style:font-weight-asian="normal"/>
    </style:style>
    <style:style style:name="T12" style:family="text">
      <style:text-properties fo:font-variant="normal" fo:text-transform="none" fo:color="#000000" style:text-line-through-style="none" fo:font-size="12pt" fo:language="en" fo:country="US" fo:font-style="normal" style:text-underline-style="none" fo:font-weight="normal" style:font-size-asian="12pt" style:font-style-asian="normal" style:font-weight-asian="normal" style:font-style-complex="normal"/>
    </style:style>
    <style:style style:name="T13" style:family="text">
      <style:text-properties fo:font-variant="normal" fo:text-transform="none" fo:color="#000000" style:text-line-through-style="none" fo:font-size="12pt" fo:language="en" fo:country="US" fo:font-style="normal" style:text-underline-style="none" fo:font-weight="normal" officeooo:rsid="002b8161" style:font-size-asian="12pt" style:font-style-asian="normal" style:font-weight-asian="normal" style:font-style-complex="normal"/>
    </style:style>
    <style:style style:name="T14" style:family="text">
      <style:text-properties fo:font-variant="normal" fo:text-transform="none" fo:color="#000000" style:text-line-through-style="none" fo:font-size="12pt" fo:language="en" fo:country="US" fo:font-style="normal" style:text-underline-style="none" fo:font-weight="normal" officeooo:rsid="002ca9b1" style:font-size-asian="12pt" style:font-style-asian="normal" style:font-weight-asian="normal" style:font-style-complex="normal"/>
    </style:style>
    <style:style style:name="T15" style:family="text">
      <style:text-properties fo:font-variant="normal" fo:text-transform="none" fo:color="#000000" style:text-line-through-style="none" fo:font-size="12pt" fo:language="en" fo:country="US" fo:font-style="normal" style:text-underline-style="none" fo:font-weight="normal" officeooo:rsid="002e80f1" style:font-size-asian="12pt" style:font-style-asian="normal" style:font-weight-asian="normal" style:font-style-complex="normal"/>
    </style:style>
    <style:style style:name="T16" style:family="text">
      <style:text-properties fo:font-variant="normal" fo:text-transform="none" fo:color="#000000" style:text-line-through-style="none" fo:font-size="12pt" fo:language="en" fo:country="US" fo:font-style="normal" style:text-underline-style="none" fo:font-weight="normal" officeooo:rsid="003d5c64" style:font-size-asian="12pt" style:font-style-asian="normal" style:font-weight-asian="normal" style:font-style-complex="normal"/>
    </style:style>
    <style:style style:name="T17" style:family="text">
      <style:text-properties fo:font-variant="normal" fo:text-transform="none" fo:color="#000000" style:text-line-through-style="none" fo:font-size="12pt" fo:language="en" fo:country="US" fo:font-style="normal" style:text-underline-style="none" fo:font-weight="normal" officeooo:rsid="0045d1b6" style:font-size-asian="12pt" style:font-style-asian="normal" style:font-weight-asian="normal" style:font-style-complex="normal"/>
    </style:style>
    <style:style style:name="T18" style:family="text">
      <style:text-properties fo:font-variant="normal" fo:text-transform="none" fo:color="#000000" style:text-line-through-style="none" fo:font-size="12pt" fo:language="en" fo:country="US" fo:font-style="normal" style:text-underline-style="none" fo:font-weight="normal" officeooo:rsid="0046ea10" style:font-size-asian="12pt" style:font-style-asian="normal" style:font-weight-asian="normal" style:font-style-complex="normal"/>
    </style:style>
    <style:style style:name="T19" style:family="text">
      <style:text-properties fo:font-variant="normal" fo:text-transform="none" fo:color="#000000" style:text-line-through-style="none" fo:font-size="12pt" fo:language="en" fo:country="US" fo:font-style="normal" style:text-underline-style="none" fo:font-weight="normal" officeooo:rsid="00484d53" style:font-size-asian="12pt" style:font-style-asian="normal" style:font-weight-asian="normal" style:font-style-complex="normal"/>
    </style:style>
    <style:style style:name="T20" style:family="text">
      <style:text-properties fo:font-variant="normal" fo:text-transform="none" fo:color="#000000" style:text-line-through-style="none" fo:font-size="12pt" fo:language="en" fo:country="US" fo:font-style="normal" style:text-underline-style="none" fo:font-weight="normal" officeooo:rsid="004b3358" style:font-size-asian="12pt" style:font-style-asian="normal" style:font-weight-asian="normal" style:font-style-complex="normal"/>
    </style:style>
    <style:style style:name="T21" style:family="text">
      <style:text-properties fo:font-variant="normal" fo:text-transform="none" fo:color="#000000" style:text-line-through-style="none" fo:font-size="12pt" fo:language="en" fo:country="US" fo:font-style="normal" style:text-underline-style="none" fo:font-weight="normal" officeooo:rsid="00531d20" style:font-size-asian="12pt" style:font-style-asian="normal" style:font-weight-asian="normal" style:font-style-complex="normal"/>
    </style:style>
    <style:style style:name="T22" style:family="text">
      <style:text-properties fo:font-variant="normal" fo:text-transform="none" fo:color="#000000" style:text-line-through-style="none" fo:font-size="12pt" fo:language="en" fo:country="US" fo:font-style="normal" style:text-underline-style="none" fo:font-weight="normal" officeooo:rsid="006021b8" style:font-size-asian="12pt" style:font-style-asian="normal" style:font-weight-asian="normal" style:font-style-complex="normal"/>
    </style:style>
    <style:style style:name="T23" style:family="text">
      <style:text-properties fo:font-variant="normal" fo:text-transform="none" fo:color="#000000" style:text-line-through-style="none" fo:font-size="12pt" fo:language="en" fo:country="US" fo:font-style="normal" style:text-underline-style="none" fo:font-weight="normal" officeooo:rsid="0065a39c" style:font-size-asian="12pt" style:font-style-asian="normal" style:font-weight-asian="normal" style:font-style-complex="normal"/>
    </style:style>
    <style:style style:name="T24" style:family="text">
      <style:text-properties fo:font-variant="normal" fo:text-transform="none" fo:color="#000000" style:text-line-through-style="none" fo:font-size="12pt" fo:language="en" fo:country="US" fo:font-style="normal" style:text-underline-style="none" fo:font-weight="normal" officeooo:rsid="006ca925" style:font-size-asian="12pt" style:font-style-asian="normal" style:font-weight-asian="normal" style:font-style-complex="normal"/>
    </style:style>
    <style:style style:name="T25" style:family="text">
      <style:text-properties fo:font-variant="normal" fo:text-transform="none" fo:color="#000000" style:text-line-through-style="none" fo:font-size="12pt" fo:language="en" fo:country="US" fo:font-style="normal" style:text-underline-style="none" fo:font-weight="normal" officeooo:rsid="007300f2" style:font-size-asian="12pt" style:font-style-asian="normal" style:font-weight-asian="normal" style:font-style-complex="normal"/>
    </style:style>
    <style:style style:name="T26" style:family="text">
      <style:text-properties fo:font-variant="normal" fo:text-transform="none" fo:color="#000000" style:text-line-through-style="none" fo:font-size="12pt" fo:language="en" fo:country="US" fo:font-style="normal" style:text-underline-style="none" fo:font-weight="normal" style:font-size-asian="12pt" style:font-style-asian="normal" style:font-weight-asian="normal" style:font-name-complex="Times New Roman1"/>
    </style:style>
    <style:style style:name="T27" style:family="text">
      <style:text-properties fo:font-variant="normal" fo:text-transform="none" fo:color="#000000" style:text-line-through-style="none" fo:font-size="12pt" fo:language="en" fo:country="US" fo:font-style="normal" style:text-underline-style="none" fo:font-weight="normal" style:font-size-asian="12pt" style:font-style-asian="normal" style:font-weight-asian="normal" style:font-name-complex="Times New Roman1" style:font-style-complex="normal"/>
    </style:style>
    <style:style style:name="T28" style:family="text">
      <style:text-properties fo:font-variant="normal" fo:text-transform="none" fo:color="#000000" style:text-line-through-style="none" fo:font-size="12pt" fo:language="en" fo:country="US" fo:font-style="normal" style:text-underline-style="none" fo:font-weight="normal" officeooo:rsid="00285675" style:font-size-asian="12pt" style:font-style-asian="normal" style:font-weight-asian="normal" style:font-name-complex="Times New Roman1" style:font-style-complex="normal"/>
    </style:style>
    <style:style style:name="T29" style:family="text">
      <style:text-properties fo:font-variant="normal" fo:text-transform="none" fo:color="#000000" style:text-line-through-style="none" fo:font-size="12pt" fo:language="en" fo:country="US" fo:font-style="normal" style:text-underline-style="none" fo:font-weight="normal" officeooo:rsid="0026858d" style:font-size-asian="12pt" style:font-style-asian="normal" style:font-weight-asian="normal" style:font-name-complex="Times New Roman1"/>
    </style:style>
    <style:style style:name="T30" style:family="text">
      <style:text-properties fo:font-variant="normal" fo:text-transform="none" fo:color="#000000" style:text-line-through-style="none" fo:font-size="12pt" fo:language="en" fo:country="US" fo:font-style="normal" style:text-underline-style="none" fo:font-weight="normal" officeooo:rsid="00285675" style:font-size-asian="12pt" style:font-style-asian="normal" style:font-weight-asian="normal" style:font-name-complex="Times New Roman1"/>
    </style:style>
    <style:style style:name="T31" style:family="text">
      <style:text-properties fo:font-variant="normal" fo:text-transform="none" fo:color="#000000" style:text-line-through-style="none" fo:font-size="12pt" fo:language="en" fo:country="US" fo:font-style="normal" style:text-underline-style="none" fo:font-weight="normal" officeooo:rsid="0030de02" style:font-size-asian="12pt" style:font-style-asian="normal" style:font-weight-asian="normal" style:font-name-complex="Times New Roman1"/>
    </style:style>
    <style:style style:name="T32" style:family="text">
      <style:text-properties fo:font-variant="normal" fo:text-transform="none" fo:color="#000000" style:text-line-through-style="none" fo:font-size="12pt" fo:language="en" fo:country="US" fo:font-style="normal" style:text-underline-style="none" fo:font-weight="normal" officeooo:rsid="00329487" style:font-size-asian="12pt" style:font-style-asian="normal" style:font-weight-asian="normal" style:font-name-complex="Times New Roman1"/>
    </style:style>
    <style:style style:name="T33" style:family="text">
      <style:text-properties fo:font-variant="normal" fo:text-transform="none" fo:color="#000000" style:text-line-through-style="none" fo:font-size="12pt" fo:language="en" fo:country="US" fo:font-style="normal" style:text-underline-style="none" fo:font-weight="normal" officeooo:rsid="004dca1b" style:font-size-asian="12pt" style:font-style-asian="normal" style:font-weight-asian="normal" style:font-name-complex="Times New Roman1"/>
    </style:style>
    <style:style style:name="T34" style:family="text">
      <style:text-properties fo:font-variant="normal" fo:text-transform="none" fo:color="#000000" style:text-line-through-style="none" fo:font-size="12pt" fo:language="en" fo:country="US" fo:font-style="normal" style:text-underline-style="none" fo:font-weight="normal" officeooo:rsid="004f60b7" style:font-size-asian="12pt" style:font-style-asian="normal" style:font-weight-asian="normal" style:font-name-complex="Times New Roman1"/>
    </style:style>
    <style:style style:name="T35" style:family="text">
      <style:text-properties fo:font-variant="normal" fo:text-transform="none" fo:color="#000000" style:text-line-through-style="none" fo:font-size="12pt" fo:language="en" fo:country="US" fo:font-style="normal" style:text-underline-style="none" fo:font-weight="normal" officeooo:rsid="00509f9b" style:font-size-asian="12pt" style:font-style-asian="normal" style:font-weight-asian="normal" style:font-name-complex="Times New Roman1"/>
    </style:style>
    <style:style style:name="T36" style:family="text">
      <style:text-properties fo:font-variant="normal" fo:text-transform="none" fo:color="#000000" style:text-line-through-style="none" fo:font-size="12pt" fo:language="en" fo:country="US" fo:font-style="normal" style:text-underline-style="none" fo:font-weight="normal" officeooo:rsid="00531d20" style:font-size-asian="12pt" style:font-style-asian="normal" style:font-weight-asian="normal" style:font-name-complex="Times New Roman1"/>
    </style:style>
    <style:style style:name="T37" style:family="text">
      <style:text-properties fo:font-variant="normal" fo:text-transform="none" fo:color="#000000" style:text-line-through-style="none" fo:font-size="12pt" fo:language="en" fo:country="US" fo:font-style="normal" style:text-underline-style="none" fo:font-weight="normal" officeooo:rsid="005acdc2" style:font-size-asian="12pt" style:font-style-asian="normal" style:font-weight-asian="normal" style:font-name-complex="Times New Roman1"/>
    </style:style>
    <style:style style:name="T38" style:family="text">
      <style:text-properties fo:font-variant="normal" fo:text-transform="none" fo:color="#000000" style:text-line-through-style="none" fo:font-size="12pt" fo:language="en" fo:country="US" fo:font-style="normal" style:text-underline-style="none" fo:font-weight="normal" officeooo:rsid="0065a39c" style:font-size-asian="12pt" style:font-style-asian="normal" style:font-weight-asian="normal" style:font-name-complex="Times New Roman1"/>
    </style:style>
    <style:style style:name="T39" style:family="text">
      <style:text-properties fo:font-variant="normal" fo:text-transform="none" fo:color="#000000" style:text-line-through-style="none" fo:font-size="12pt" fo:language="en" fo:country="US" fo:font-style="normal" style:text-underline-style="none" fo:font-weight="normal" officeooo:rsid="006ca925" style:font-size-asian="12pt" style:font-style-asian="normal" style:font-weight-asian="normal" style:font-name-complex="Times New Roman1"/>
    </style:style>
    <style:style style:name="T40" style:family="text">
      <style:text-properties fo:font-variant="normal" fo:text-transform="none" fo:color="#000000" style:text-line-through-style="none" fo:font-size="12pt" fo:language="en" fo:country="US" fo:font-style="normal" style:text-underline-style="none" fo:font-weight="normal" officeooo:rsid="0074e706" style:font-size-asian="12pt" style:font-style-asian="normal" style:font-weight-asian="normal" style:font-name-complex="Times New Roman1"/>
    </style:style>
    <style:style style:name="T41" style:family="text">
      <style:text-properties fo:font-variant="normal" fo:text-transform="none" fo:color="#000000" style:text-line-through-style="none" fo:font-size="12pt" fo:language="en" fo:country="US" fo:font-style="normal" style:text-underline-style="none" fo:font-weight="normal" officeooo:rsid="00226c63" style:font-size-asian="12pt" style:font-style-asian="normal" style:font-weight-asian="normal"/>
    </style:style>
    <style:style style:name="T42" style:family="text">
      <style:text-properties fo:font-variant="normal" fo:text-transform="none" fo:color="#000000" style:text-line-through-style="none" fo:font-size="12pt" fo:language="en" fo:country="US" fo:font-style="normal" style:text-underline-style="none" fo:font-weight="normal" officeooo:rsid="0026858d" style:font-size-asian="12pt" style:font-style-asian="normal" style:font-weight-asian="normal"/>
    </style:style>
    <style:style style:name="T43" style:family="text">
      <style:text-properties fo:font-variant="normal" fo:text-transform="none" fo:color="#000000" style:text-line-through-style="none" fo:font-size="12pt" fo:language="en" fo:country="US" fo:font-style="normal" style:text-underline-style="none" fo:font-weight="normal" officeooo:rsid="00285675" style:font-size-asian="12pt" style:font-style-asian="normal" style:font-weight-asian="normal"/>
    </style:style>
    <style:style style:name="T44" style:family="text">
      <style:text-properties fo:font-variant="normal" fo:text-transform="none" fo:color="#000000" style:text-line-through-style="none" fo:font-size="12pt" fo:language="en" fo:country="US" fo:font-style="normal" style:text-underline-style="none" fo:font-weight="normal" officeooo:rsid="0029e080" style:font-size-asian="12pt" style:font-style-asian="normal" style:font-weight-asian="normal"/>
    </style:style>
    <style:style style:name="T45" style:family="text">
      <style:text-properties fo:font-variant="normal" fo:text-transform="none" fo:color="#000000" style:text-line-through-style="none" fo:font-size="12pt" fo:language="en" fo:country="US" fo:font-style="normal" style:text-underline-style="none" fo:font-weight="normal" officeooo:rsid="002aa07a" style:font-size-asian="12pt" style:font-style-asian="normal" style:font-weight-asian="normal"/>
    </style:style>
    <style:style style:name="T46" style:family="text">
      <style:text-properties fo:font-variant="normal" fo:text-transform="none" fo:color="#000000" style:text-line-through-style="none" fo:font-size="12pt" fo:language="en" fo:country="US" fo:font-style="normal" style:text-underline-style="none" fo:font-weight="normal" officeooo:rsid="002b8161" style:font-size-asian="12pt" style:font-style-asian="normal" style:font-weight-asian="normal"/>
    </style:style>
    <style:style style:name="T47" style:family="text">
      <style:text-properties fo:font-variant="normal" fo:text-transform="none" fo:color="#000000" style:text-line-through-style="none" fo:font-size="12pt" fo:language="en" fo:country="US" fo:font-style="normal" style:text-underline-style="none" fo:font-weight="normal" officeooo:rsid="002e80f1" style:font-size-asian="12pt" style:font-style-asian="normal" style:font-weight-asian="normal"/>
    </style:style>
    <style:style style:name="T48" style:family="text">
      <style:text-properties fo:font-variant="normal" fo:text-transform="none" fo:color="#000000" style:text-line-through-style="none" fo:font-size="12pt" fo:language="en" fo:country="US" fo:font-style="normal" style:text-underline-style="none" fo:font-weight="normal" officeooo:rsid="0038c1fe" style:font-size-asian="12pt" style:font-style-asian="normal" style:font-weight-asian="normal"/>
    </style:style>
    <style:style style:name="T49" style:family="text">
      <style:text-properties fo:font-variant="normal" fo:text-transform="none" fo:color="#000000" style:text-line-through-style="none" fo:font-size="12pt" fo:language="en" fo:country="US" fo:font-style="normal" style:text-underline-style="none" fo:font-weight="normal" officeooo:rsid="003d5c64" style:font-size-asian="12pt" style:font-style-asian="normal" style:font-weight-asian="normal"/>
    </style:style>
    <style:style style:name="T50" style:family="text">
      <style:text-properties fo:font-variant="normal" fo:text-transform="none" fo:color="#000000" style:text-line-through-style="none" fo:font-size="12pt" fo:language="en" fo:country="US" fo:font-style="normal" style:text-underline-style="none" fo:font-weight="normal" officeooo:rsid="0042d99a" style:font-size-asian="12pt" style:font-style-asian="normal" style:font-weight-asian="normal"/>
    </style:style>
    <style:style style:name="T51" style:family="text">
      <style:text-properties fo:font-variant="normal" fo:text-transform="none" fo:color="#000000" style:text-line-through-style="none" fo:font-size="12pt" fo:language="en" fo:country="US" fo:font-style="normal" style:text-underline-style="none" fo:font-weight="normal" officeooo:rsid="00445acc" style:font-size-asian="12pt" style:font-style-asian="normal" style:font-weight-asian="normal"/>
    </style:style>
    <style:style style:name="T52" style:family="text">
      <style:text-properties fo:font-variant="normal" fo:text-transform="none" fo:color="#000000" style:text-line-through-style="none" fo:font-size="12pt" fo:language="en" fo:country="US" fo:font-style="normal" style:text-underline-style="none" fo:font-weight="normal" officeooo:rsid="00445d19" style:font-size-asian="12pt" style:font-style-asian="normal" style:font-weight-asian="normal"/>
    </style:style>
    <style:style style:name="T53" style:family="text">
      <style:text-properties fo:font-variant="normal" fo:text-transform="none" fo:color="#000000" style:text-line-through-style="none" fo:font-size="12pt" fo:language="en" fo:country="US" fo:font-style="normal" style:text-underline-style="none" fo:font-weight="normal" officeooo:rsid="00400be7" style:font-size-asian="12pt" style:font-style-asian="normal" style:font-weight-asian="normal"/>
    </style:style>
    <style:style style:name="T54" style:family="text">
      <style:text-properties fo:font-variant="normal" fo:text-transform="none" fo:color="#000000" style:text-line-through-style="none" fo:font-size="12pt" fo:language="en" fo:country="US" fo:font-style="normal" style:text-underline-style="none" fo:font-weight="normal" officeooo:rsid="004b3358" style:font-size-asian="12pt" style:font-style-asian="normal" style:font-weight-asian="normal"/>
    </style:style>
    <style:style style:name="T55" style:family="text">
      <style:text-properties fo:font-variant="normal" fo:text-transform="none" fo:color="#000000" style:text-line-through-style="none" fo:font-size="12pt" fo:language="en" fo:country="US" fo:font-style="normal" style:text-underline-style="none" fo:font-weight="normal" officeooo:rsid="004c6969" style:font-size-asian="12pt" style:font-style-asian="normal" style:font-weight-asian="normal"/>
    </style:style>
    <style:style style:name="T56" style:family="text">
      <style:text-properties fo:font-variant="normal" fo:text-transform="none" fo:color="#000000" style:text-line-through-style="none" fo:font-size="12pt" fo:language="en" fo:country="US" fo:font-style="normal" style:text-underline-style="none" fo:font-weight="normal" officeooo:rsid="004dca1b" style:font-size-asian="12pt" style:font-style-asian="normal" style:font-weight-asian="normal"/>
    </style:style>
    <style:style style:name="T57" style:family="text">
      <style:text-properties fo:font-variant="normal" fo:text-transform="none" fo:color="#000000" style:text-line-through-style="none" fo:font-size="12pt" fo:language="en" fo:country="US" fo:font-style="normal" style:text-underline-style="none" fo:font-weight="normal" officeooo:rsid="00509f9b" style:font-size-asian="12pt" style:font-style-asian="normal" style:font-weight-asian="normal"/>
    </style:style>
    <style:style style:name="T58" style:family="text">
      <style:text-properties fo:font-variant="normal" fo:text-transform="none" fo:color="#000000" style:text-line-through-style="none" fo:font-size="12pt" fo:language="en" fo:country="US" fo:font-style="normal" style:text-underline-style="none" fo:font-weight="normal" officeooo:rsid="00531d20" style:font-size-asian="12pt" style:font-style-asian="normal" style:font-weight-asian="normal"/>
    </style:style>
    <style:style style:name="T59" style:family="text">
      <style:text-properties fo:font-variant="normal" fo:text-transform="none" fo:color="#000000" style:text-line-through-style="none" fo:font-size="12pt" fo:language="en" fo:country="US" fo:font-style="normal" style:text-underline-style="none" fo:font-weight="normal" officeooo:rsid="00578fe1" style:font-size-asian="12pt" style:font-style-asian="normal" style:font-weight-asian="normal"/>
    </style:style>
    <style:style style:name="T60" style:family="text">
      <style:text-properties fo:font-variant="normal" fo:text-transform="none" fo:color="#000000" style:text-line-through-style="none" fo:font-size="12pt" fo:language="en" fo:country="US" fo:font-style="normal" style:text-underline-style="none" fo:font-weight="normal" officeooo:rsid="005acdc2" style:font-size-asian="12pt" style:font-style-asian="normal" style:font-weight-asian="normal"/>
    </style:style>
    <style:style style:name="T61" style:family="text">
      <style:text-properties fo:font-variant="normal" fo:text-transform="none" fo:color="#000000" style:text-line-through-style="none" fo:font-size="12pt" fo:language="en" fo:country="US" fo:font-style="normal" style:text-underline-style="none" fo:font-weight="normal" officeooo:rsid="006021b8" style:font-size-asian="12pt" style:font-style-asian="normal" style:font-weight-asian="normal"/>
    </style:style>
    <style:style style:name="T62" style:family="text">
      <style:text-properties fo:font-variant="normal" fo:text-transform="none" fo:color="#000000" style:text-line-through-style="none" fo:font-size="12pt" fo:language="en" fo:country="US" fo:font-style="normal" style:text-underline-style="none" fo:font-weight="normal" officeooo:rsid="0065a39c" style:font-size-asian="12pt" style:font-style-asian="normal" style:font-weight-asian="normal"/>
    </style:style>
    <style:style style:name="T63" style:family="text">
      <style:text-properties fo:font-variant="normal" fo:text-transform="none" fo:color="#000000" style:text-line-through-style="none" fo:font-size="12pt" fo:language="en" fo:country="US" fo:font-style="normal" style:text-underline-style="none" fo:font-weight="normal" officeooo:rsid="0066cb20" style:font-size-asian="12pt" style:font-style-asian="normal" style:font-weight-asian="normal"/>
    </style:style>
    <style:style style:name="T64" style:family="text">
      <style:text-properties fo:font-variant="normal" fo:text-transform="none" fo:color="#000000" style:text-line-through-style="none" fo:font-size="12pt" fo:language="en" fo:country="US" fo:font-style="normal" style:text-underline-style="none" fo:font-weight="normal" officeooo:rsid="00679772" style:font-size-asian="12pt" style:font-style-asian="normal" style:font-weight-asian="normal"/>
    </style:style>
    <style:style style:name="T65" style:family="text">
      <style:text-properties fo:font-variant="normal" fo:text-transform="none" fo:color="#000000" style:text-line-through-style="none" fo:font-size="12pt" fo:language="en" fo:country="US" fo:font-style="normal" style:text-underline-style="none" fo:font-weight="normal" officeooo:rsid="006a5fce" style:font-size-asian="12pt" style:font-style-asian="normal" style:font-weight-asian="normal"/>
    </style:style>
    <style:style style:name="T66" style:family="text">
      <style:text-properties fo:font-variant="normal" fo:text-transform="none" fo:color="#000000" style:text-line-through-style="none" fo:font-size="12pt" fo:language="en" fo:country="US" fo:font-style="normal" style:text-underline-style="none" fo:font-weight="normal" officeooo:rsid="006b4f53" style:font-size-asian="12pt" style:font-style-asian="normal" style:font-weight-asian="normal"/>
    </style:style>
    <style:style style:name="T67" style:family="text">
      <style:text-properties fo:font-variant="normal" fo:text-transform="none" fo:color="#000000" style:text-line-through-style="none" fo:font-size="12pt" fo:language="en" fo:country="US" fo:font-style="normal" style:text-underline-style="none" fo:font-weight="normal" officeooo:rsid="006ca925" style:font-size-asian="12pt" style:font-style-asian="normal" style:font-weight-asian="normal"/>
    </style:style>
    <style:style style:name="T68" style:family="text">
      <style:text-properties fo:font-variant="normal" fo:text-transform="none" fo:color="#000000" style:text-line-through-style="none" fo:font-size="12pt" fo:language="en" fo:country="US" fo:font-style="normal" style:text-underline-style="none" fo:font-weight="normal" officeooo:rsid="007300f2" style:font-size-asian="12pt" style:font-style-asian="normal" style:font-weight-asian="normal"/>
    </style:style>
    <style:style style:name="T69" style:family="text">
      <style:text-properties fo:font-variant="normal" fo:text-transform="none" fo:color="#000000" style:text-line-through-style="none" fo:font-size="12pt" fo:language="en" fo:country="US" fo:font-style="normal" style:text-underline-style="none" fo:font-weight="normal" officeooo:rsid="0078ab20" style:font-size-asian="12pt" style:font-style-asian="normal" style:font-weight-asian="normal"/>
    </style:style>
    <style:style style:name="T70" style:family="text">
      <style:text-properties fo:font-variant="normal" fo:text-transform="none" fo:color="#000000" style:text-line-through-style="none" fo:font-size="12pt" fo:language="en" fo:country="US" fo:font-style="normal" style:text-underline-style="none" fo:font-weight="normal" officeooo:rsid="007a6113" style:font-size-asian="12pt" style:font-style-asian="normal" style:font-weight-asian="normal"/>
    </style:style>
    <style:style style:name="T71" style:family="text">
      <style:text-properties fo:font-variant="normal" fo:text-transform="none" fo:color="#000000" style:text-line-through-style="none" fo:font-size="12pt" fo:language="en" fo:country="US" fo:font-style="normal" style:text-underline-style="none" fo:font-weight="bold" style:font-size-asian="12pt" style:font-style-asian="normal" style:font-weight-asian="bold" style:font-style-complex="normal" style:font-weight-complex="bold"/>
    </style:style>
    <style:style style:name="T72" style:family="text">
      <style:text-properties fo:font-variant="normal" fo:text-transform="none" fo:color="#000000" style:text-line-through-style="none" fo:font-size="12pt" fo:language="en" fo:country="US" fo:font-style="normal" style:text-underline-style="none" fo:font-weight="bold" officeooo:rsid="0025e466" style:font-size-asian="12pt" style:font-style-asian="normal" style:font-weight-asian="bold" style:font-style-complex="normal" style:font-weight-complex="bold"/>
    </style:style>
    <style:style style:name="T73" style:family="text">
      <style:text-properties fo:font-variant="normal" fo:text-transform="none" fo:color="#000000" style:text-line-through-style="none" fo:font-size="12pt" fo:language="en" fo:country="US" fo:font-style="normal" style:text-underline-style="none" fo:font-weight="bold" style:font-size-asian="12pt" style:font-style-asian="normal" style:font-weight-asian="bold" style:font-weight-complex="bold"/>
    </style:style>
    <style:style style:name="T74" style:family="text">
      <style:text-properties fo:font-variant="normal" fo:text-transform="none" fo:color="#000000" style:text-line-through-style="none" fo:font-size="12pt" fo:language="en" fo:country="US" fo:font-style="normal" style:text-underline-style="none" fo:font-weight="bold" officeooo:rsid="0025e466" style:font-size-asian="12pt" style:font-style-asian="normal" style:font-weight-asian="bold" style:font-weight-complex="bold"/>
    </style:style>
    <style:style style:name="T75" style:family="text">
      <style:text-properties fo:font-variant="normal" fo:text-transform="none" fo:color="#000000" style:text-line-through-style="none" fo:font-size="12pt" fo:language="en" fo:country="US" fo:font-style="italic" style:text-underline-style="none" fo:font-weight="normal" style:font-size-asian="12pt" style:font-style-asian="italic" style:font-weight-asian="normal"/>
    </style:style>
    <style:style style:name="T76" style:family="text">
      <style:text-properties fo:font-variant="normal" fo:text-transform="none" fo:color="#000000" style:text-line-through-style="none" fo:font-size="12pt" fo:language="en" fo:country="US" fo:font-style="italic" style:text-underline-style="none" fo:font-weight="normal" style:font-size-asian="12pt" style:font-style-asian="italic" style:font-weight-asian="normal" style:font-style-complex="italic"/>
    </style:style>
    <style:style style:name="T77" style:family="text">
      <style:text-properties fo:font-variant="normal" fo:text-transform="none" fo:color="#000000" style:text-line-through-style="none" fo:font-size="12pt" fo:language="en" fo:country="US" fo:font-style="italic" style:text-underline-style="none" fo:font-weight="normal" officeooo:rsid="0025e466" style:font-size-asian="12pt" style:font-style-asian="italic" style:font-weight-asian="normal" style:font-style-complex="italic"/>
    </style:style>
    <style:style style:name="T78" style:family="text">
      <style:text-properties fo:font-variant="normal" fo:text-transform="none" fo:color="#000000" style:text-line-through-style="none" fo:font-size="12pt" fo:language="en" fo:country="US" fo:font-style="italic" style:text-underline-style="none" fo:font-weight="normal" officeooo:rsid="004b3358" style:font-size-asian="12pt" style:font-style-asian="italic" style:font-weight-asian="normal" style:font-style-complex="italic"/>
    </style:style>
    <style:style style:name="T79" style:family="text">
      <style:text-properties fo:font-variant="normal" fo:text-transform="none" fo:color="#000000" style:text-line-through-style="none" fo:font-size="12pt" fo:language="en" fo:country="US" fo:font-style="italic" style:text-underline-style="none" fo:font-weight="normal" officeooo:rsid="0078ab20" style:font-size-asian="12pt" style:font-style-asian="italic" style:font-weight-asian="normal" style:font-style-complex="italic"/>
    </style:style>
    <style:style style:name="T80" style:family="text">
      <style:text-properties fo:font-variant="normal" fo:text-transform="none" fo:color="#000000" style:text-line-through-style="none" fo:font-size="12pt" fo:language="en" fo:country="US" fo:font-style="italic" style:text-underline-style="none" fo:font-weight="normal" style:font-size-asian="12pt" style:font-style-asian="italic" style:font-weight-asian="normal" style:font-name-complex="Times New Roman1"/>
    </style:style>
    <style:style style:name="T81" style:family="text">
      <style:text-properties fo:font-variant="normal" fo:text-transform="none" fo:color="#000000" style:text-line-through-style="none" fo:font-size="12pt" fo:language="en" fo:country="US" fo:font-style="italic" style:text-underline-style="none" fo:font-weight="normal" style:font-size-asian="12pt" style:font-style-asian="italic" style:font-weight-asian="normal" style:font-name-complex="Times New Roman1" style:font-style-complex="italic"/>
    </style:style>
    <style:style style:name="T82" style:family="text">
      <style:text-properties fo:font-variant="normal" fo:text-transform="none" fo:color="#000000" style:text-line-through-style="none" fo:font-size="12pt" fo:language="en" fo:country="US" fo:font-style="italic" style:text-underline-style="none" fo:font-weight="normal" officeooo:rsid="00285675" style:font-size-asian="12pt" style:font-style-asian="italic" style:font-weight-asian="normal" style:font-name-complex="Times New Roman1" style:font-style-complex="italic"/>
    </style:style>
    <style:style style:name="T83" style:family="text">
      <style:text-properties fo:font-variant="normal" fo:text-transform="none" fo:color="#000000" style:text-line-through-style="none" fo:font-size="12pt" fo:language="en" fo:country="US" fo:font-style="italic" style:text-underline-style="none" fo:font-weight="normal" style:font-size-asian="12pt" style:font-style-asian="italic" style:font-weight-asian="normal" style:font-name-complex="Times New Roman1" style:font-style-complex="normal"/>
    </style:style>
    <style:style style:name="T84" style:family="text">
      <style:text-properties fo:font-variant="normal" fo:text-transform="none" fo:color="#000000" style:text-line-through-style="none" fo:font-size="12pt" fo:language="en" fo:country="US" fo:font-style="italic" style:text-underline-style="none" fo:font-weight="normal" officeooo:rsid="0025e466" style:font-size-asian="12pt" style:font-style-asian="italic" style:font-weight-asian="normal" style:font-name-complex="Times New Roman1"/>
    </style:style>
    <style:style style:name="T85" style:family="text">
      <style:text-properties fo:font-variant="normal" fo:text-transform="none" fo:color="#000000" style:text-line-through-style="none" fo:font-size="12pt" fo:language="en" fo:country="US" fo:font-style="italic" style:text-underline-style="none" fo:font-weight="normal" officeooo:rsid="0025e466" style:font-size-asian="12pt" style:font-style-asian="italic" style:font-weight-asian="normal"/>
    </style:style>
    <style:style style:name="T86"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T87"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tyle-complex="normal"/>
    </style:style>
    <style:style style:name="T88" style:family="text">
      <style:text-properties fo:font-variant="normal" fo:text-transform="none" fo:color="#000000" style:text-line-through-style="none" fo:font-size="12pt" fo:font-style="normal" style:text-underline-style="none" fo:font-weight="normal" officeooo:rsid="006b4f53" style:font-size-asian="12pt" style:font-style-asian="normal" style:font-weight-asian="normal" style:font-style-complex="normal"/>
    </style:style>
    <style:style style:name="T89" style:family="text">
      <style:text-properties fo:font-variant="normal" fo:text-transform="none" fo:color="#000000" style:text-line-through-style="none" fo:font-size="12pt" fo:font-style="normal" style:text-underline-style="none" fo:font-weight="normal" officeooo:rsid="005e7623" style:font-size-asian="12pt" style:font-style-asian="normal" style:font-weight-asian="normal"/>
    </style:style>
    <style:style style:name="T90" style:family="text">
      <style:text-properties fo:font-variant="normal" fo:text-transform="none" fo:color="#000000" style:text-line-through-style="none" fo:font-size="12pt" fo:font-style="normal" style:text-underline-style="none" fo:font-weight="normal" officeooo:rsid="00638b8c" style:font-size-asian="12pt" style:font-style-asian="normal" style:font-weight-asian="normal"/>
    </style:style>
    <style:style style:name="T91" style:family="text">
      <style:text-properties fo:font-variant="normal" fo:text-transform="none" fo:color="#000000" style:text-line-through-style="none" fo:font-size="12pt" fo:font-style="normal" style:text-underline-style="none" fo:font-weight="normal" officeooo:rsid="00642002" style:font-size-asian="12pt" style:font-style-asian="normal" style:font-weight-asian="normal"/>
    </style:style>
    <style:style style:name="T92" style:family="text">
      <style:text-properties fo:font-variant="normal" fo:text-transform="none" fo:color="#000000" style:text-line-through-style="none" fo:font-size="12pt" fo:font-style="normal" style:text-underline-style="none" fo:font-weight="normal" officeooo:rsid="006b4f53" style:font-size-asian="12pt" style:font-style-asian="normal" style:font-weight-asian="normal"/>
    </style:style>
    <style:style style:name="T93" style:family="text">
      <style:text-properties fo:font-variant="normal" fo:text-transform="none" fo:color="#000000" style:text-line-through-style="none" fo:font-size="12pt" fo:font-style="italic" style:text-underline-style="none" fo:font-weight="normal" style:font-size-asian="12pt" style:font-style-asian="italic" style:font-weight-asian="normal"/>
    </style:style>
    <style:style style:name="T94" style:family="text">
      <style:text-properties fo:font-variant="normal" fo:text-transform="none" fo:color="#000000" style:text-line-through-style="none" fo:font-size="12pt" fo:font-style="italic" style:text-underline-style="none" fo:font-weight="normal" style:font-size-asian="12pt" style:font-style-asian="italic" style:font-weight-asian="normal" style:font-style-complex="italic"/>
    </style:style>
    <style:style style:name="T95" style:family="text">
      <style:text-properties fo:font-variant="normal" fo:text-transform="none" fo:color="#000000" style:text-line-through-style="none" fo:font-size="12pt" fo:font-style="italic" style:text-underline-style="none" fo:font-weight="normal" officeooo:rsid="005e7623" style:font-size-asian="12pt" style:font-style-asian="italic" style:font-weight-asian="normal" style:font-style-complex="italic"/>
    </style:style>
    <style:style style:name="T96" style:family="text">
      <style:text-properties fo:font-variant="normal" fo:text-transform="none" fo:color="#000000" style:text-line-through-style="none" fo:font-size="12pt" fo:font-style="italic" style:text-underline-style="none" fo:font-weight="normal" officeooo:rsid="006b4f53" style:font-size-asian="12pt" style:font-style-asian="italic" style:font-weight-asian="normal" style:font-style-complex="italic"/>
    </style:style>
    <style:style style:name="T97" style:family="text">
      <style:text-properties fo:font-variant="normal" fo:text-transform="none" fo:color="#000000" style:text-line-through-style="none" fo:font-size="12pt" fo:letter-spacing="normal" fo:font-style="normal" style:text-underline-style="none" fo:font-weight="normal" style:font-size-asian="12pt" style:font-style-asian="normal" style:font-weight-asian="normal"/>
    </style:style>
    <style:style style:name="T98" style:family="text">
      <style:text-properties fo:font-variant="normal" fo:text-transform="none" fo:color="#000000" style:text-line-through-style="none" fo:font-size="12pt" fo:letter-spacing="normal" fo:font-style="normal" style:text-underline-style="none" fo:font-weight="normal" style:font-size-asian="12pt" style:font-style-asian="normal" style:font-weight-asian="normal" style:font-style-complex="normal"/>
    </style:style>
    <style:style style:name="T99" style:family="text">
      <style:text-properties fo:font-variant="normal" fo:text-transform="none" fo:color="#000000" style:text-line-through-style="none" fo:font-size="12pt" fo:letter-spacing="normal" fo:font-style="normal" style:text-underline-style="none" fo:font-weight="normal" officeooo:rsid="00226c63" style:font-size-asian="12pt" style:font-style-asian="normal" style:font-weight-asian="normal"/>
    </style:style>
    <style:style style:name="T100" style:family="text">
      <style:text-properties fo:font-variant="normal" fo:text-transform="none" fo:color="#000000" style:text-line-through-style="none" fo:font-size="12pt" fo:letter-spacing="normal" fo:font-style="normal" style:text-underline-style="none" fo:font-weight="normal" officeooo:rsid="005c895b" style:font-size-asian="12pt" style:font-style-asian="normal" style:font-weight-asian="normal"/>
    </style:style>
    <style:style style:name="T101" style:family="text">
      <style:text-properties fo:font-variant="normal" fo:text-transform="none" fo:color="#000000" style:text-line-through-style="none" fo:font-size="12pt" fo:letter-spacing="normal" fo:font-style="normal" style:text-underline-style="none" fo:font-weight="normal" officeooo:rsid="00631e46" style:font-size-asian="12pt" style:font-style-asian="normal" style:font-weight-asian="normal"/>
    </style:style>
    <style:style style:name="T102" style:family="text">
      <style:text-properties fo:font-variant="normal" fo:text-transform="none" fo:color="#000000" style:text-line-through-style="none" fo:font-size="12pt" fo:letter-spacing="normal" fo:font-style="normal" style:text-underline-style="none" fo:font-weight="normal" officeooo:rsid="00445acc" style:font-size-asian="12pt" style:font-style-asian="normal" style:font-weight-asian="normal"/>
    </style:style>
    <style:style style:name="T103" style:family="text">
      <style:text-properties fo:font-variant="normal" fo:text-transform="none" fo:color="#000000" style:text-line-through-style="none" fo:font-size="12pt" fo:letter-spacing="normal" fo:font-style="normal" style:text-underline-style="none" fo:font-weight="bold" style:font-size-asian="12pt" style:font-style-asian="normal" style:font-weight-asian="bold"/>
    </style:style>
    <style:style style:name="T104" style:family="text">
      <style:text-properties fo:font-variant="normal" fo:text-transform="none" fo:color="#000000" style:text-line-through-style="none" fo:font-size="12pt" fo:letter-spacing="normal" fo:font-style="italic" style:text-underline-style="none" fo:font-weight="normal" style:font-size-asian="12pt" style:font-style-asian="italic" style:font-weight-asian="normal"/>
    </style:style>
    <style:style style:name="T105" style:family="text">
      <style:text-properties fo:font-variant="normal" fo:text-transform="none" fo:color="#000000" style:text-line-through-style="none" fo:font-size="12pt" fo:letter-spacing="normal" fo:font-style="italic" style:text-underline-style="none" fo:font-weight="normal" style:font-size-asian="12pt" style:font-style-asian="italic" style:font-weight-asian="normal" style:font-name-complex="Times New Roman1"/>
    </style:style>
    <style:style style:name="T106" style:family="text">
      <style:text-properties fo:font-variant="normal" fo:text-transform="none" fo:color="#000000" style:text-line-through-style="none" fo:font-size="12pt" fo:letter-spacing="normal" fo:font-style="italic" style:text-underline-style="none" fo:font-weight="normal" style:font-size-asian="12pt" style:font-style-asian="italic" style:font-weight-asian="normal" style:font-style-complex="italic"/>
    </style:style>
    <style:style style:name="T107" style:family="text">
      <style:text-properties fo:font-variant="normal" fo:text-transform="none" fo:color="#000000" style:text-line-through-style="none" fo:font-size="12pt" fo:letter-spacing="normal" fo:font-style="italic" style:text-underline-style="none" fo:font-weight="normal" officeooo:rsid="005c895b" style:font-size-asian="12pt" style:font-style-asian="italic" style:font-weight-asian="normal" style:font-style-complex="italic"/>
    </style:style>
    <style:style style:name="T108" style:family="text">
      <style:text-properties fo:font-variant="normal" fo:text-transform="none" fo:color="#000000" style:text-line-through-style="none" fo:font-size="12pt" fo:letter-spacing="normal" fo:font-style="italic" style:text-underline-style="none" fo:font-weight="normal" officeooo:rsid="00631e46" style:font-size-asian="12pt" style:font-style-asian="italic" style:font-weight-asian="normal" style:font-style-complex="italic"/>
    </style:style>
    <style:style style:name="T109" style:family="text">
      <style:text-properties fo:font-variant="normal" fo:text-transform="none" fo:color="#000000" style:text-line-through-style="none" fo:font-size="12pt" fo:letter-spacing="normal" fo:font-style="italic" style:text-underline-style="none" fo:font-weight="normal" officeooo:rsid="00445acc" style:font-size-asian="12pt" style:font-style-asian="italic" style:font-weight-asian="normal" style:font-style-complex="italic"/>
    </style:style>
    <style:style style:name="T110" style:family="text">
      <style:text-properties fo:font-variant="normal" fo:text-transform="none" fo:color="#000000" style:text-line-through-style="none" style:text-position="super 58%" fo:font-size="12pt" fo:language="en" fo:country="US" fo:font-style="normal" style:text-underline-style="none" fo:font-weight="normal" style:font-size-asian="12pt" style:font-style-asian="normal" style:font-weight-asian="normal" style:font-name-complex="Times New Roman1"/>
    </style:style>
    <style:style style:name="T111" style:family="text">
      <style:text-properties fo:font-variant="normal" fo:text-transform="none" fo:font-size="10.5pt" style:font-size-asian="10.5pt" style:font-size-complex="10.5pt"/>
    </style:style>
    <style:style style:name="T112" style:family="text">
      <style:text-properties fo:font-variant="normal" fo:text-transform="none" fo:font-size="10.5pt" officeooo:rsid="005235a9" style:font-size-asian="10.5pt" style:font-size-complex="10.5pt"/>
    </style:style>
    <style:style style:name="T113" style:family="text">
      <style:text-properties fo:font-variant="normal" fo:text-transform="none" fo:font-size="10.5pt" officeooo:rsid="006ca925" style:font-size-asian="10.5pt" style:font-size-complex="10.5pt"/>
    </style:style>
    <style:style style:name="T114" style:family="text">
      <style:text-properties fo:font-variant="normal" fo:text-transform="none" fo:font-size="10.5pt" fo:font-style="italic" style:font-size-asian="10.5pt" style:font-style-asian="italic" style:font-size-complex="10.5pt" style:font-style-complex="italic"/>
    </style:style>
    <style:style style:name="T115" style:family="text">
      <style:text-properties fo:font-variant="normal" fo:text-transform="none" fo:font-size="10.5pt" fo:font-style="normal" style:font-size-asian="10.5pt" style:font-style-asian="normal" style:font-size-complex="10.5pt" style:font-style-complex="normal"/>
    </style:style>
    <style:style style:name="T116" style:family="text">
      <style:text-properties fo:font-variant="normal" fo:text-transform="none" officeooo:rsid="00445d19"/>
    </style:style>
    <style:style style:name="T117" style:family="text">
      <style:text-properties fo:font-variant="normal" fo:text-transform="none" officeooo:rsid="00496561"/>
    </style:style>
    <style:style style:name="T118" style:family="text">
      <style:text-properties fo:font-variant="normal" fo:text-transform="none" officeooo:rsid="004b3358"/>
    </style:style>
    <style:style style:name="T119" style:family="text">
      <style:text-properties fo:font-variant="normal" fo:text-transform="none" officeooo:rsid="005a009f"/>
    </style:style>
    <style:style style:name="T120" style:family="text">
      <style:text-properties fo:font-variant="normal" fo:text-transform="none" officeooo:rsid="006021b8"/>
    </style:style>
    <style:style style:name="T121" style:family="text">
      <style:text-properties fo:font-variant="normal" fo:text-transform="none" officeooo:rsid="006ca925"/>
    </style:style>
    <style:style style:name="T122" style:family="text">
      <style:text-properties fo:font-variant="normal" fo:text-transform="none" officeooo:rsid="006e9eb2"/>
    </style:style>
    <style:style style:name="T123" style:family="text">
      <style:text-properties fo:font-style="italic" style:font-style-asian="italic" style:font-style-complex="italic"/>
    </style:style>
    <style:style style:name="T124" style:family="text">
      <style:text-properties fo:font-style="italic" officeooo:rsid="003c72aa" style:font-style-asian="italic" style:font-style-complex="italic"/>
    </style:style>
    <style:style style:name="T125" style:family="text">
      <style:text-properties fo:font-style="italic" officeooo:rsid="0038c1fe" style:font-style-asian="italic"/>
    </style:style>
    <style:style style:name="T126" style:family="text">
      <style:text-properties fo:font-style="italic" officeooo:rsid="003c72aa" style:font-style-asian="italic" style:font-style-complex="normal" style:font-weight-complex="normal"/>
    </style:style>
    <style:style style:name="T127" style:family="text">
      <style:text-properties fo:font-style="italic" officeooo:rsid="00400be7"/>
    </style:style>
    <style:style style:name="T128" style:family="text">
      <style:text-properties fo:font-style="normal" style:font-style-asian="normal" style:font-style-complex="normal"/>
    </style:style>
    <style:style style:name="T129" style:family="text">
      <style:text-properties fo:font-weight="normal" style:font-weight-asian="normal" style:font-weight-complex="normal"/>
    </style:style>
    <style:style style:name="T130" style:family="text">
      <style:text-properties fo:font-weight="normal" officeooo:rsid="00496561" style:font-weight-asian="normal" style:font-weight-complex="normal"/>
    </style:style>
    <style:style style:name="T131" style:family="text">
      <style:text-properties fo:language="en" fo:country="US"/>
    </style:style>
    <style:style style:name="T132" style:family="text">
      <style:text-properties fo:language="en" fo:country="US" officeooo:rsid="00678119"/>
    </style:style>
    <style:style style:name="T133" style:family="text">
      <style:text-properties fo:language="en" fo:country="US" officeooo:rsid="00982e46"/>
    </style:style>
    <style:style style:name="T134" style:family="text">
      <style:text-properties fo:language="en" fo:country="US" officeooo:rsid="00374be2"/>
    </style:style>
    <style:style style:name="T135" style:family="text">
      <style:text-properties officeooo:rsid="0030de02"/>
    </style:style>
    <style:style style:name="T136" style:family="text">
      <style:text-properties officeooo:rsid="0038c1fe"/>
    </style:style>
    <style:style style:name="T137" style:family="text">
      <style:text-properties officeooo:rsid="0038c1fe" style:font-name-complex="Times New Roman1"/>
    </style:style>
    <style:style style:name="T138" style:family="text">
      <style:text-properties officeooo:rsid="0038c1fe" style:font-name-complex="Times New Roman1" style:font-style-complex="normal"/>
    </style:style>
    <style:style style:name="T139" style:family="text">
      <style:text-properties officeooo:rsid="003c72aa" style:font-style-complex="normal"/>
    </style:style>
    <style:style style:name="T140" style:family="text">
      <style:text-properties officeooo:rsid="003c72aa" style:font-style-complex="normal" style:font-weight-complex="normal"/>
    </style:style>
    <style:style style:name="T141" style:family="text">
      <style:text-properties officeooo:rsid="003c91d5" style:font-style-complex="normal" style:font-weight-complex="normal"/>
    </style:style>
    <style:style style:name="T142" style:family="text">
      <style:text-properties officeooo:rsid="003db85e" style:font-style-complex="normal" style:font-weight-complex="normal"/>
    </style:style>
    <style:style style:name="T143" style:family="text">
      <style:text-properties officeooo:rsid="005235a9" style:font-style-complex="normal" style:font-weight-complex="normal"/>
    </style:style>
    <style:style style:name="T144" style:family="text">
      <style:text-properties officeooo:rsid="00568451" style:font-style-complex="normal" style:font-weight-complex="normal"/>
    </style:style>
    <style:style style:name="T145" style:family="text">
      <style:text-properties fo:font-weight="bold" officeooo:rsid="003c72aa" style:font-weight-asian="bold" style:font-style-complex="normal" style:font-weight-complex="bold"/>
    </style:style>
    <style:style style:name="T146" style:family="text">
      <style:text-properties officeooo:rsid="003c91d5"/>
    </style:style>
    <style:style style:name="T147" style:family="text">
      <style:text-properties officeooo:rsid="00400be7"/>
    </style:style>
    <style:style style:name="T148" style:family="text">
      <style:text-properties officeooo:rsid="005235a9"/>
    </style:style>
    <style:style style:name="T149" style:family="text">
      <style:text-properties officeooo:rsid="00531d20"/>
    </style:style>
    <style:style style:name="T150" style:family="text">
      <style:text-properties officeooo:rsid="0055036a"/>
    </style:style>
    <style:style style:name="T151" style:family="text">
      <style:text-properties officeooo:rsid="00568451"/>
    </style:style>
    <style:style style:name="T152" style:family="text">
      <style:text-properties officeooo:rsid="0058e3a7"/>
    </style:style>
    <style:style style:name="T153" style:family="text">
      <style:text-properties officeooo:rsid="005acdc2"/>
    </style:style>
    <style:style style:name="T154" style:family="text">
      <style:text-properties officeooo:rsid="006021b8"/>
    </style:style>
    <style:style style:name="T155" style:family="text">
      <style:text-properties officeooo:rsid="00607d32"/>
    </style:style>
    <style:style style:name="T156" style:family="text">
      <style:text-properties officeooo:rsid="0062611c"/>
    </style:style>
    <style:style style:name="T157" style:family="text">
      <style:text-properties officeooo:rsid="00642002"/>
    </style:style>
    <style:style style:name="T158" style:family="text">
      <style:text-properties officeooo:rsid="0065a39c"/>
    </style:style>
    <style:style style:name="T159" style:family="text">
      <style:text-properties officeooo:rsid="0066cb20"/>
    </style:style>
    <style:style style:name="T160" style:family="text">
      <style:text-properties officeooo:rsid="00679772"/>
    </style:style>
    <style:style style:name="T161" style:family="text">
      <style:text-properties style:text-position="super 58%"/>
    </style:style>
    <style:style style:name="T162" style:family="text">
      <style:text-properties officeooo:rsid="007300f2"/>
    </style:style>
    <style:style style:name="T163" style:family="text">
      <style:text-properties officeooo:rsid="007757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26"/>
      <text:p text:style-name="P26"/>
      <text:p text:style-name="P26"/>
      <text:p text:style-name="P26"/>
      <text:p text:style-name="P26"/>
      <text:p text:style-name="P29"><text:span text:style-name="T163">The politics of the revolutionary samurai</text:span>:<text:line-break/>a comparative reconsideration of the Meiji Restoration</text:p>
      <text:p text:style-name="P26"/>
      <text:p text:style-name="P27">Mark Cohen</text:p>
      <text:p text:style-name="P27">NYU Department of Sociology</text:p>
      <text:p text:style-name="P27">295 Lafayette St. Fl. 4</text:p>
      <text:p text:style-name="P27">New York, NY 10012</text:p>
      <text:p text:style-name="P26"/>
      <text:p text:style-name="P27">Email: mark.simon.cohen@gmail.com</text:p>
      <text:p text:style-name="P27">Phone: 917-488-3899</text:p>
      <text:p text:style-name="P27">Fax: 212-995-4140</text:p>
      <text:p text:style-name="P26"/>
      <text:p text:style-name="P28">Abstract</text:p>
      <text:p text:style-name="P25"/>
      <text:p text:style-name="P56"><text:span text:style-name="T3">In the 1860s and 1870s, the feudal monarchy </text:span><text:span text:style-name="T117">of the Tokugawa </text:span><text:span text:style-name="T121">s</text:span><text:span text:style-name="T117">hogunate,</text:span><text:span text:style-name="T3"> </text:span><text:span text:style-name="T117">which </text:span><text:span text:style-name="T3">had ruled Japan for over two centuries, was overthrown, and the entire political order it had commanded was dismantled. This immense political transformation, comparable in its results to the great social revolutions of the seventeenth through nineteenth centuries in the West, was distinctive for lacking a major role for mass political mobilization. Since popular political action was decisive elsewhere for both providing the force for social revolutions to defeat old regimes and for pushing revolutionary leaders to more radical policies, the Meiji Restoration’s combination of revolutionary outcomes with conservative personnel and means is puzzling. This </text:span><text:span text:style-name="T116">article</text:span><text:span text:style-name="T3"> will argue that previous accounts fail to explain why a group of relatively low-status samurai—administrative functionaries with some hereditary political privileges but in fact little </text:span><text:span text:style-name="T6">secure </text:span><text:span text:style-name="T3">power within the old regime—was able to overcome far more deeply entrenched political actors. To explain this, it is necessary to distinguish clearly between two political processes: the long-standing political relations of feudal monarchy and magnate lords and the unprecedented emergence of independent samurai political action and organizations cutting across domain boundaries. It was the interaction of these two processes that produced the overthrow of the Tokugawa and enabled the revolutionary outcomes that followed it. This article’s revised explanation of the Meiji Restoration </text:span><text:span text:style-name="T51">clearly </text:span><text:span text:style-name="T69">places it </text:span><text:span text:style-name="T51">within the </text:span><text:span text:style-name="T69">same</text:span><text:span text:style-name="T51"> </text:span><text:span text:style-name="T69">theoretical parameters as the</text:span><text:span text:style-name="T51"> </text:span><text:span text:style-name="T70">major</text:span><text:span text:style-name="T51"> revolutions of the seventeenth century and later</text:span><text:span text:style-name="T3">.</text:span></text:p>
      <text:p text:style-name="P25"/>
      <text:p text:style-name="P14">Keywords<text:span text:style-name="T129">: Revolutions, Japan, Meiji Restoration, </text:span><text:span text:style-name="T130">political sociology, comparative/historical sociology</text:span></text:p>
      <text:p text:style-name="P55">The <text:span text:style-name="T163">politics of the revolutionary samurai</text:span>:<text:line-break/>a comparative reconsideration of the Meiji Restoration</text:p>
      <text:p text:style-name="P3"/>
      <text:p text:style-name="P3"><text:span text:style-name="T3"><text:tab/>In May 1863, Yamauchi Y</text:span><text:span text:style-name="T7">ō</text:span><text:span text:style-name="T3">d</text:span><text:span text:style-name="T7">ō</text:span><text:span text:style-name="T7"><text:note text:id="ftn1" text:note-class="footnote"><text:note-citation>1</text:note-citation><text:note-body><text:p text:style-name="P58">In this article, names are given in the traditional Japanese order of family name first. I also follow the historiographical convention of referring to major lords by their <text:span text:style-name="T153">personal</text:span> names, to avoid confusion of the various Tokugawas, Matsudairas and so on.</text:p></text:note-body></text:note></text:span><text:span text:style-name="T3"> returned to Tosa, the domain on the island of Shikoku in the Japanese archipelago that his family had ruled since the early seventeenth century.</text:span><text:span text:style-name="T3"><text:note text:id="ftn2" text:note-class="footnote"><text:note-citation>2</text:note-citation><text:note-body><text:p text:style-name="P59">The narrative of this paragraph is based on Jansen (1<text:span text:style-name="T154">961, pp. 143-50</text:span>).</text:p><text:p text:style-name="Footnote"/></text:note-body></text:note></text:span><text:span text:style-name="T3"> By this time, Y</text:span><text:span text:style-name="T7">ō</text:span><text:span text:style-name="T3">d</text:span><text:span text:style-name="T7">ō</text:span><text:span text:style-name="T3">’s son was technically the lord of the domain, since Y</text:span><text:span text:style-name="T7">ō</text:span><text:span text:style-name="T3">d</text:span><text:span text:style-name="T7">ō</text:span><text:span text:style-name="T3"> had been forced to resign and placed under house arrest by the feudal monarchy </text:span><text:span text:style-name="T117">of the Tokugawa </text:span><text:span text:style-name="T121">s</text:span><text:span text:style-name="T117">hogunate</text:span><text:span text:style-name="T3"> at its capital of Edo (present-day Tokyo) several years before. Nonetheless, once released in 1862, Y</text:span><text:span text:style-name="T7">ō</text:span><text:span text:style-name="T3">d</text:span><text:span text:style-name="T7">ō</text:span><text:span text:style-name="T3"> reemerged as the de facto ruler of the domain, and when he finally returned to his castle-town, K</text:span><text:span text:style-name="T7">ō</text:span><text:span text:style-name="T3">chi, he set about a purge of his domain administration. In his absence, a faction of “loyalists” to the long-politically-defunct emperor in Kyoto, centered on the lower strata of the domain’s samurai—the hereditary vassal “warriors” of the Yamauchi house—had risen to prominence and sought to entangle the domain in the </text:span><text:span text:style-name="T120">ongoing political unrest in Kyoto and Edo</text:span><text:span text:style-name="T3">. Y</text:span><text:span text:style-name="T7">ō</text:span><text:span text:style-name="T3">d</text:span><text:span text:style-name="T7">ō</text:span><text:span text:style-name="T3"> ordered the arrest of loyalist leaders and eventually commanded several of them to commit suicide, returning to office a competing clique of officials who had clashed with the loyalists. We see in this brief picture the key elements of the political order as it existed in Japan during the Tokugawa era (1600-1868). The magnate lords who controlled roughly three-quarters of the territory of the archipelago exercised essentially unlimited authority, including arbitrary power of life and death, over both their subjects and the hereditary “warrior class” through whom they ruled. In turn, </text:span><text:span text:style-name="T119">at least in principle,</text:span><text:span text:style-name="T3"> the lords were </text:span><text:span text:style-name="T119">personally</text:span><text:span text:style-name="T3"> subject to a similar arbitrary authority wielded by the feudal monarchy of the Tokugawa </text:span><text:span text:style-name="T121">s</text:span><text:span text:style-name="T117">hogunate</text:span><text:span text:style-name="T3">.</text:span></text:p>
      <text:p text:style-name="P3"><text:span text:style-name="T3"><text:tab/>This political order, and the immense despotic power of those who held positions of rule </text:span><text:soft-page-break/><text:span text:style-name="T3">within it, survived only a few years past these events. The Tokugawa house, whose power was strained throughout the 1860s, was overthrown in the winter of 1867-8 </text:span><text:span text:style-name="T122">in the name of emperor</text:span><text:span text:style-name="T3">.</text:span><text:span text:style-name="T3"><text:note text:id="ftn3" text:note-class="footnote"><text:note-citation>3</text:note-citation><text:note-body><text:p text:style-name="P50">There is no good analogy in European history for the coexistence of emperor and feudal monarchy in Japan from the late twelfth century to 1868. This situation was the product of the slow decay of the power of the imperial regime in Kyoto over aristocratic houses and provincial warriors, and the feudal <text:span text:style-name="T162">monarchical</text:span> dynasties (beginning with the Kamakura shogunate) arose to maintain some kind of order among the warriors who <text:span text:style-name="T128">increasingly controlled the land in fact if not in law</text:span>. The supremacy of the feudal monarchy over the imperial court was practically absolute during most of the Tokugawa period.</text:p></text:note-body></text:note></text:span><text:span text:style-name="T3"> The rule of the magnate lords continued for only three years after the fall of the Tokugawa, until they were replaced by governors appointed by the new, “imperial” state. Some of Y</text:span><text:span text:style-name="T7">ō</text:span><text:span text:style-name="T3">d</text:span><text:span text:style-name="T7">ō’s favored vassals remained influential—but as opposition politicians, bureaucrats of the central state, or capitalists, not as his patrimonial subordinates in a privileged “warrior </text:span><text:span text:style-name="T8">class</text:span><text:span text:style-name="T7">.”</text:span><text:span text:style-name="T3"> This was not merely a change in the personnel of rule but instead constituted a revolutionary transformation of the political order. The Restoration of Imperial Rule of January 3</text:span><text:span text:style-name="T9">rd</text:span><text:span text:style-name="T3"> 1868 was, in and of itself, a military coup that replaced the feudal monarchy of the Tokugawa </text:span><text:span text:style-name="T121">s</text:span><text:span text:style-name="T118">hogunate</text:span><text:span text:style-name="T3"> with a coalition of domains under the figurehead of the young emperor. Yet, this coup was only one part of a revolutionary process that changed not just who ruled Japan, but how. Table 1 summarizes the institutional changes that followed this event, usually called the Meiji Restoration in English. As has been said of eighteenth-century France, Japan of the Tokugawa era was a “society of orders”—in the traditional formula, warriors, peasants, artisans, and merchants.</text:span><text:span text:style-name="T3"><text:note text:id="ftn4" text:note-class="footnote"><text:note-citation>4</text:note-citation><text:note-body><text:p text:style-name="P60">Of course, this formula, like the French formula of the three estates of clergy, nobility and commoners, paints an incomplete and misleading picture of the social structure, even if it is not entirely inaccurate.</text:p><text:p text:style-name="Footnote"/></text:note-body></text:note></text:span><text:span text:style-name="T3"> Just as the French Revolution eliminated the corporate privileges of nobility and clergy and venal official, so did the Meiji Restoration break down practically all of Japan’s “</text:span><text:span text:style-name="T6">ancien regime</text:span><text:span text:style-name="T10">.”</text:span></text:p>
      <text:p text:style-name="P3"><text:span text:style-name="T3"><text:tab/>The political transformation that occurred in the 1860s and 70s in Japan is one of the most striking of the modern era for its rapidity and scope, especially considering it became the starting point for Japan's trajectory of becoming the first country outside of Europe and North </text:span><text:soft-page-break/><text:span text:style-name="T3">America to undergo capitalist industrialization and emerge as a major economic and political power. For this reason, the Restoration has been one of the major cases frequently included in historical sociologists’ and comparative historians’ analyses of both modern revolutions and broader processes of modernization. Yet, when viewed in comparison with cases such as the English revolutions of the seventeenth century, the American Revolution and other independence movements in the settler colonies of the Americas, the French Revolution of 1789, and the various revolutions in Europe in the mid-nineteenth century, the case of Japan stands out starkly. The political changes that were brought about in Japan were quite similar to those achieved in earlier revolutions in the West, but the process that produced those changes in Japan was different. Elsewhere, relatively deep changes in political institutions were usually pushed through as part of a dynamic interaction between elite leadership and mass mobilization (Skocpol 1979; Eisenstadt 1992). In the conflicts surrounding the Meiji Restoration, there was no analogous role for popular political action. Where English parliamentarians, American revolutionaries, and French Jacobins to varying degrees mobilized mass bases in the fight against their entrenched opponents, their counterparts in Japan did no such thing.</text:span></text:p>
      <text:p text:style-name="P3"><text:span text:style-name="T3"><text:tab/>This comparative observation produces a puzzle. How and why did the Restoration bring about quite radical changes in the form of rule in Japan, even without the force of popular political action? This puzzle is often identified by comparative accounts and theoretical interpretations of the Meiji Restoration (Eisenstadt 1996; Goldstone 1991a; Moore 1966; Trimberger 1978). Perspectives on the Restoration that vary in many other ways agree on how to resolve it. T</text:span><text:span text:style-name="T11">he political events of the 1860s and 70s in Japan are described as the adaptive response by a segment of old regime elites to the shock of Japan’s forced commercial and diplomatic opening at the hands of the imperial powers of the West. These elites were members </text:span><text:soft-page-break/><text:span text:style-name="T11">of the traditional samurai “warrior class” who served as officials of the politically independent domains that governed most of Japan. They are portrayed as being fundamentally conservative, yet sufficiently pragmatic and disconnected from landownership to enact reforms that all but completely reconfigured the political order. They did not aim primarily to transform Japanese society but instead only undertook the steps necessary to </text:span><text:span text:style-name="T3">its survival as an independent political entity, namely political centralization and deep reforms to economic and social institutions.</text:span></text:p>
      <text:p text:style-name="P3"><text:span text:style-name="T3"><text:tab/></text:span><text:span text:style-name="T11">However, what these accounts fail to explain is how a group of relatively low-status samurai, who in fact had little secure power within the old regime, acquired the capacity to overcome far more deeply entrenched political actors. The Meiji Restoration was not a mere shift in power within the ruling class but instead dismantled the entire political order of the Tokugawa era while stripping away the authority of those who had been most powerful within it—the </text:span><text:span text:style-name="T54">feudal</text:span><text:span text:style-name="T11"> monarchy itself, the magnate lords, and their wealthiest and most influential vassals. Whereas most accounts gloss over this contradiction by conflating the samurai leaders of the Restoration with the domains that provided the actual resources for the coup, this article will argue that it is necessary to distinguish clearly between two political processes operating in the 1860s: first, the long-standing political relations of feudal monarchy and magnate lords and second, the unprecedented emergence of independent samurai political action and organizations cutting across domain boundaries. It was the interaction of these two processes that produced the overthrow of the Tokugawa and enabled the revolutionary outcomes that followed it.</text:span></text:p>
      <text:p text:style-name="P8"><text:span text:style-name="T11"><text:tab/>The revised interpretation of the Meiji Restoration presented by this article has consequences for its comparative reflection. Scholars have argued that the Restoration was fundamentally a reform accomplished by the old regime itself (Skocpol 1979), that it</text:span><text:span text:style-name="T54">s lack of mass mobilization resulted in</text:span><text:span text:style-name="T11"> </text:span><text:span text:style-name="T54">an </text:span><text:span text:style-name="T11">ambivalent or incomplete dismantling of the old regime (Moore </text:span><text:soft-page-break/><text:span text:style-name="T11">1966, Trimberger 1978, Tōyama 1991a), or that it embodied a distinctively conservative ideological program (Eisenstadt 1996, Goldstone 1991a). Rather than an anomalous case of a ruling class abolishing the social structure on which it was itself based, this article will show that the Restoration </text:span><text:span text:style-name="T54">falls within what the historical research of the last few decades has shown to be the parameters of variation of the cases long seen as classically bourgeois revolutions</text:span><text:span text:style-name="T11">.</text:span><text:span text:style-name="T54"> Distinctive features of Tokugawa-era political institutions resulted in distinctive features of the events that overthrew them, but the resulting differences from other major revolutions were not differences </text:span><text:span text:style-name="T78">in kind</text:span><text:span text:style-name="T20">.</text:span></text:p>
      <text:p text:style-name="P17"><text:tab/>In the next section, I will briefly survey existing comparative and theoretical explanations of Japan’s puzzling revolutionary “restoration” and, after explicating their shortcomings, present in summary form my alternative explanation. The subsequent section will demonstrate the empirical basis for my interpretation, and the analysis will conclude with a consideration of the implications of the Japanese case in comparative perspective.</text:p>
      <text:p text:style-name="P3"><text:span text:style-name="T4">1. Alternative </text:span><text:span text:style-name="T5">e</text:span><text:span text:style-name="T4">xplanations</text:span></text:p>
      <text:p text:style-name="P3"><text:span text:style-name="T3"><text:tab/>The peculiarity of the Meiji Restoration and the transformation to political, economic and social institutions that followed it is archetypically stated by Thomas C. Smith: </text:span><text:span text:style-name="T12">“Japan’s warrior class, a feudal aristocracy even though it differed from European aristocracies in crucial respects, did not merely surrender its privileges. It abolished them. There was no democratic revolution in Japan because none was necessary: the aristocracy itself was revolutionary” (Smith 1988, p. 134). Smith, broadly associated with the tendency towards “modernization theory” in postwar Japanese studies in the U.S., generally had a high estimation of the progressive aspects of the post-Restoration state, but his sense of the exceptional character of the Restoration is shared by scholars with a more critical view of Japanese development, such as the eminent Marxist </text:span><text:soft-page-break/><text:span text:style-name="T12">historian T</text:span><text:span text:style-name="T27">ō</text:span><text:span text:style-name="T12">yama Shigeki. In T</text:span><text:span text:style-name="T27">ō</text:span><text:span text:style-name="T12">yama’s view, the Meiji Restoration established a form of “absolutist” state, which he defines as “a bourgeois revolution from above that crushes any sign of revolution from below (specifically, agrarian revolution) and preserves as much as possible the old relations of production that are the ruling class’s material base” (T</text:span><text:span text:style-name="T27">ō</text:span><text:span text:style-name="T12">yama 1991a, p. 23, n.1). Yet, Japanese “absolutism” was peculiar, because in a matter of years it “eliminated the entire system of feudal control of land,” whereas in France and England the replacement of feudal with modern political forms was a gradual process of “decay and transformation” the culmination of which “had to wait for the bourgeois revolutions” (T</text:span><text:span text:style-name="T27">ō</text:span><text:span text:style-name="T12">yama 1991b, p. 294). For both, then, the puzzle is the way the Restoration combined conservative, even reactionary personnel and political means with ends that elsewhere were only achieved by social revolution.</text:span></text:p>
      <text:p text:style-name="P3"><text:span text:style-name="T12"><text:tab/>This striking contrast prompted these and many other scholars to investigate the social origins and motivations of those members of the feudal nobility who ultimately (and without a mass revolutionary movement demanding it) dissolved the very political order that privileged them. Though of course with variations in emphasis, the widely shared conclusion is that in the </text:span><text:span text:style-name="T76">absence</text:span><text:span text:style-name="T12"> of a serious threat from below, it was possible for transformative reforms, rendered necessary by an </text:span><text:span text:style-name="T76">external shock </text:span><text:span text:style-name="T12">to the political order, to be enacted by members of the old “warrior” class who were </text:span><text:span text:style-name="T76">conservative</text:span><text:span text:style-name="T12">, </text:span><text:span text:style-name="T76">pragmatic</text:span><text:span text:style-name="T12">, and </text:span><text:span text:style-name="T76">disconnected </text:span><text:span text:style-name="T12">from landownership.</text:span></text:p>
      <text:p text:style-name="P3"><text:span text:style-name="T12"><text:tab/>First, whether because of an especially effective integration of peasant communities into the state (Moore 1966, p</text:span><text:span text:style-name="T21">p</text:span><text:span text:style-name="T12">. 258-66; Skocpol 1979, p. 156), the limited level of capitalist development (Takahashi 2001, Tōyama 1991a), or the failure of elite oppositional leaders to build a popular coalition (Goldstone 1991a, Eisenstadt 1996), there was relatively little threat of a mass-based revolutionary movement in mid-nineteenth century Japan. Likewise, the “immaturity” and “political dependence” of the merchant class prevented </text:span><text:span text:style-name="T76">it </text:span><text:span text:style-name="T12">from leading a </text:span><text:soft-page-break/><text:span text:style-name="T12">movement against the feudal order as a whole (Norman 1975; Moore 1966, p. 240). These conditions reduced the </text:span><text:span text:style-name="T76">social </text:span><text:span text:style-name="T12">threat on elites, leaving (some of) them relatively free to enact reforms without dealing with radical demands from below (Smith 1988). Anti-Tokugawa samurai perhaps tapped into the “energy” of the rural populace to a limited extent in certain key moments, but they quickly drew back from that strategy in favor of a politics of conspiracy within existing institutions (Tōyama 1991a).</text:span></text:p>
      <text:p text:style-name="P3"><text:span text:style-name="T12"><text:tab/>Second, instead of being destroyed primarily by internal developments, the Japanese political order received its fatal shock from the outside. The argument made is that Japan in the 1860s was faced with a real threat of, if not colonization, then at least political subordination to the Western powers akin to that experienced by China. To prevent this, political centralization and deep reforms to economic and social institutions were absolutely necessary (Shibahara 1977). Some scholars relate this to the consequences of Japan being dropped into the “semi-periphery” of the “capitalist world system” (Nakamura 1992) or to the pattern of “uneven and combined development” within world capitalism (Allinson and Anievas 2010). One way or another, it is almost universally agreed that the instigation to Japan’s political transformation was geopolitical pressure, even if its </text:span><text:span text:style-name="T76">success </text:span><text:span text:style-name="T12">depended on previous developments in domestic social conditions (Anderson 1974, p</text:span><text:span text:style-name="T21">p</text:span><text:span text:style-name="T12">. 456-61; Chizuka 2001).</text:span><text:span text:style-name="T12"><text:note text:id="ftn5" text:note-class="footnote"><text:note-citation>5</text:note-citation><text:note-body><text:p text:style-name="P61">Particularly evocative of this near unanimity is Tōyama’s conversion to the dominant view. The first (1951) edition of his landmark synthetic account of the Restoration argued that the “template” for the Meiji state (i.e. an alliance between lower-status samurai, commoner landlords, and a mercantile bourgeoisie) had been established in Japan in the 1830s-40s, but this <text:span text:style-name="T152">argument</text:span> received so much criticism that the second (1972) edition removed almost all references to this hypothesis and instead emphasized the decisive role of the foreign threat.</text:p><text:p text:style-name="Footnote"/></text:note-body></text:note></text:span></text:p>
      <text:p text:style-name="P3"><text:span text:style-name="T12"><text:tab/>Third, even if they ultimately dismantled the entire apparatus of feudal rule, the samurai who led the movement against the Tokugawa regime and headed the state set up after its fall were essentially conservative. Insofar as they evinced any ideological commitment, it was to the </text:span><text:soft-page-break/><text:span text:style-name="T12">“ancient” authority of the emperor (Skocpol 1979, p. 169), and their actual policies reveal their primary concerns to be the fiscal viability and military capacity of the state (Shibahara 1977). They were not anti-feudal in principle, but as a means to other ends (Norman 1975, p</text:span><text:span text:style-name="T21">p</text:span><text:span text:style-name="T12">. 168-9). Thus, the actual attack on repressive agrarian relations was quite limited (Chizuka 2001; Takahashi 2001). No kings or aristocrats lost their heads, but instead when the rule of the magnate lords was terminated they received as compensation for their domains negotiable government bonds that converted them into financial </text:span><text:span text:style-name="T76">rentiers </text:span><text:span text:style-name="T12">(Norman 1975, p. 204). </text:span></text:p>
      <text:p text:style-name="P3"><text:span text:style-name="T12"><text:tab/>Fourth, the conservatism of the samurai who came to power after the Restoration was tempered by a pragmatic willingness to adopt reforms, often modeled on western states, in order to achieve the goal of “a wealthy country with a strong military.” In particular, a contrast is usually drawn between a “radical” phase of anti-Western “expulsionism” and a subsequent pragmatic phase in which “loyalist” samurai accepted that Japan could not challenge the Western powers militarily unless it adopted the means by which they themselves had become powerful—a realization greatly aided by the experience of Western naval attack in Satsuma and Chōshū in 1864. Though “expulsionist” attacks on foreigners continued sporadically, the core of the anti-Tokugawa movement had shifted towards the goal of enacting reforms necessary to “face up to the world” </text:span><text:span text:style-name="T76">(bankoku taiji</text:span><text:span text:style-name="T12">) (Shibahara 1977). Along with this change in goal, the movement shifted tactics from individualized acts of terrorism towards working within domains institutions (Jansen 1989, p. 324; Harootunian 1970, p. 324). Power fell to “the more pragmatic leaders of the rebellion, those who emphasized the reorganization of the government in a conciliar direction, over the more millenarian nativist ones, the ‘pure’ restorationists of the various [activist samurai] groups” (Eisenstadt 1996, p. 274).</text:span></text:p>
      <text:p text:style-name="P3"><text:span text:style-name="T12"><text:tab/>Finally and crucially, the samurai leaders in the Restoration were capable of acting to </text:span><text:soft-page-break/><text:span text:style-name="T12">revolutionize Japan’s political structure because they were disconnected from landownership. Because they did not themselves directly control land, they were thus “relatively” and “dynamically” autonomous from the class structure (Trimberger 1978, p. 4). That is to say that they were connected to Japan’s political economy only through the nexus of the fiscal capacity of the state and thus lacked the reactionary class interests of a true landed nobility (Trimberger’s “relative autonomy”). Rather than being landowners, the samurai of nineteenth century Japan were a stipended “service intelligentsia” (Huber 1981) whose relationships to their aristocratic masters was increasingly “impersonal” even as they remained loyal to the </text:span><text:span text:style-name="T76">institutions </text:span><text:span text:style-name="T12">in which they served (Craig 1961, p</text:span><text:span text:style-name="T21">p</text:span><text:span text:style-name="T12">. 144-9). Their interests were thus distinctively tied to the viability of the Japanese state as an independent political entity, and so faced with the exceptional threat of Western military and economic encroachment, they could entertain relatively drastic reforms (Trimberger’s “dynamic autonomy,” cf. Skocpol 1979, p</text:span><text:span text:style-name="T21">p</text:span><text:span text:style-name="T12">. 101-2).</text:span></text:p>
      <text:p text:style-name="P3"><text:span text:style-name="T12"><text:tab/>This composite sketch of course glosses over debates among scholars, but it captures the broadly shared analytical framework for the explanation of the Meiji Restoration. This framework interprets events in Japan in the 1850s to 1870s as a </text:span><text:span text:style-name="T76">shock </text:span><text:span text:style-name="T12">to the political system (the forced opening of Japan by the Western powers) followed by an </text:span><text:span text:style-name="T76">adaptive response </text:span><text:span text:style-name="T12">(the thorough-going transformation accomplished by the Meiji Restoration and subsequent reforms). It seeks to answer why the </text:span><text:span text:style-name="T76">agents </text:span><text:span text:style-name="T12">of this response were a faction of what was ostensibly the old regime elite. It thus focuses on specifying how the interests of this faction translated into the program of political reconstruction that it put into practice: their disconnection from landownership in the context of limited threat from below allowed them to implement pragmatically transformative but fundamentally conservative policies.</text:span></text:p>
      <text:p text:style-name="P3"><text:span text:style-name="T12"><text:tab/>However, the interests of a social group are one thing, but how that group comes to exert </text:span><text:soft-page-break/><text:span text:style-name="T12">sufficient power to act in </text:span><text:span text:style-name="T76">their </text:span><text:span text:style-name="T12">interests and </text:span><text:span text:style-name="T76">against </text:span><text:span text:style-name="T12">the interests of other powerful groups—indeed, eventually against every other segment of the erstwhile ruling class—is something else entirely. On this crucial point, existing accounts suffer from a problematic ambiguity. On the one hand, </text:span><text:span text:style-name="T22">in the explaining the content of reform,</text:span><text:span text:style-name="T12"> emphasis is placed on characteristics of the relatively low-ranked samurai who came to lead the Restoration movement and the Meiji state. On the other hand, narratives of the Restoration present the </text:span><text:span text:style-name="T76">domains—</text:span><text:span text:style-name="T12">the quasi-independent mini-states ruled by the magnate lords and administered by their samurai vassals</text:span><text:span text:style-name="T76">—</text:span><text:span text:style-name="T12">as key protagonists: the political struggles of the mid-1860s often took the form of competing proposals advanced by different domains</text:span><text:span text:style-name="T76"> </text:span><text:span text:style-name="T12">for what to do with the Tokugawa regime (Aoyama 2011), the coup of 1868 was carried out and the </text:span><text:span text:style-name="T20">Tokugawa</text:span><text:span text:style-name="T12"> army defeated by a coalition of domains (Goldstone 1991b, p. 403), and the Restoration is often presented as in part reflecting the sectional interests of certain domains (Craig 1961). Indeed, the position of samurai leaders of the Restoration as officials, or even “military bureaucrats,” </text:span><text:span text:style-name="T76">of domains </text:span><text:span text:style-name="T12">is given critical importance, especially if this is portrayed as a shift away from a “failed” episode of disorganized terrorism (Beasley 1972; Eisenstadt 1996; Goldstone 1991b, p. 411; Skocpol 1979, p</text:span><text:span text:style-name="T21">p</text:span><text:span text:style-name="T12">. 101-2; Trimberger 1978). The problem is that while the guiding interests in the Restoration apparently came from the samurai leaders, all of the power seems to have resided with domain institutions. Yet, what of the interests of those who held privileged positions within institutions of domain rule, not least the lords whose patrimonial property they were?</text:span></text:p>
      <text:p text:style-name="P3"><text:span text:style-name="T12"><text:tab/>It is necessary to clearly distinguish between </text:span><text:span text:style-name="T76">two </text:span><text:span text:style-name="T12">political processes that were at work in the political crisis of 1860s Japan: first, the delicate balance between the </text:span><text:span text:style-name="T20">feudal</text:span><text:span text:style-name="T12"> monarchy </text:span><text:span text:style-name="T20">of the Tokugawa </text:span><text:span text:style-name="T24">s</text:span><text:span text:style-name="T20">hogunate</text:span><text:span text:style-name="T12"> and magnate lords that had characterized the entire Tokugawa era, and second, the entirely novel organization and mobilization of relatively low-ranked samurai (and </text:span><text:soft-page-break/><text:span text:style-name="T12">some other subordinate elites)</text:span><text:span text:style-name="T76"> cutting across </text:span><text:span text:style-name="T12">the institutional divisions of vassalage and domain administration. These two political processes </text:span><text:span text:style-name="T76">interacted </text:span><text:span text:style-name="T12">to produce both the Restoration and the transformation of the political order that followed it. In the first place, although the overthrow of Tokugawa rule was accomplished ostensibly by magnate lords commanding armies raised in their domains, the long-standing conflict of interest between lords and the feudal monarchy would never on its own have resulted in the latter’s overthrow. The initial effect of the crisis in foreign relations created by the Western powers’ demands for the opening of Japan was indeed to exacerbate the conflict between lords and </text:span><text:span text:style-name="T20">feudal </text:span><text:span text:style-name="T12">monarchy, but it was the intervention of samurai acting as an </text:span><text:span text:style-name="T76">independent </text:span><text:span text:style-name="T12">political force that repeatedly</text:span><text:span text:style-name="T76"> </text:span><text:span text:style-name="T12">propelled the crisis forward, disrupting moments of the </text:span><text:span text:style-name="T20">Tokugawa</text:span><text:span text:style-name="T12"> ascendancy, generating new conflicts among lords and </text:span><text:span text:style-name="T20">feudal </text:span><text:span text:style-name="T12">monarchy, and ultimately brokering the alliance that brought down the Tokugawa. Second, immediately following the coup in 1868, the newly formed “imperial” government seemed to be a creature of the domains that created it: the highest positions within it were occupied by magnate lords, and it controlled no armies other than </text:span><text:span text:style-name="T22">those </text:span><text:span text:style-name="T12">the lords lent to it. Yet, in 1871, this state created by the Restoration summarily removed the magnate lords from power and converted their domains into prefectures ruled directly by a centralized bureaucracy. This reversal can only be made sense of if the process of independent samurai political action is kept separate from the institutions and interests of magnate lord rule in the domains. The new “imperial” government became the vehicle by which the samurai, who had catalyzed the ostensibly </text:span><text:span text:style-name="T76">domain-led </text:span><text:span text:style-name="T12">campaign against Tokugawa rule, could jump out of, and ultimately dismantle, the entire institutional apparatus of the old political order.</text:span></text:p>
      <text:p text:style-name="P3"><text:span text:style-name="T71">2. Two </text:span><text:span text:style-name="T72">i</text:span><text:span text:style-name="T71">nteracting </text:span><text:span text:style-name="T72">p</text:span><text:span text:style-name="T71">rocesses in </text:span><text:span text:style-name="T72">the Meiji Restoration</text:span></text:p>
      <text:p text:style-name="P3"><text:span text:style-name="T12"><text:tab/>The previous section introduced the claim that the Meiji Restoration—both the overthrow </text:span><text:soft-page-break/><text:span text:style-name="T12">of the feudal monarchy and the radical reconstruction of the state that followed—was the result of the interaction of two political processes. The first comprised relations between the feudal monarchy </text:span><text:span text:style-name="T20">of the Tokugawa </text:span><text:span text:style-name="T24">s</text:span><text:span text:style-name="T20">hogunate</text:span><text:span text:style-name="T12"> and the magnate lords as rulers of quasi-independent domains. The second involved the independent action of relatively low-ranked samurai and some other subordinate elites (such as semi-privileged gentry), independent of their lords and cutting across domain boundaries. While the first was characteristic of the Tokugawa era as a whole, the second was a new development of the 1860s, though it was made possible by identifiable trends going back to the late eighteenth century. This section will describe the structure and dynamics of these two interacting political processes in late Tokugawa-era Japan, beginning with the longstanding conflict between </text:span><text:span text:style-name="T20">feudal </text:span><text:span text:style-name="T12">monarchy and lords, and show how their interaction produced the immense political upheavals of the 1860s and 70s.</text:span></text:p>
      <text:p text:style-name="P3"><text:span text:style-name="T76">2.1 The Tokugawa-era </text:span><text:span text:style-name="T77">p</text:span><text:span text:style-name="T76">olitical </text:span><text:span text:style-name="T77">o</text:span><text:span text:style-name="T76">rder</text:span></text:p>
      <text:p text:style-name="P3"><text:span text:style-name="T12"><text:tab/></text:span><text:span text:style-name="T11">The Tokugawa house established itself as the hegemonic military power in Japan in 1600, and it formally received the title of </text:span><text:span text:style-name="T75">sei-i tai-sh</text:span><text:span text:style-name="T80">ō</text:span><text:span text:style-name="T75">gun </text:span><text:span text:style-name="T25">(from which comes the term ‘shogunate’)</text:span><text:span text:style-name="T11"> from the (essentially powerless) emperor in 1603. The authority of the </text:span><text:span text:style-name="T68">feudal monarchy of the</text:span><text:span text:style-name="T11"> Tokugawa </text:span><text:span text:style-name="T68">shogunate</text:span><text:span text:style-name="T11"> rested, first, on </text:span><text:span text:style-name="T68">directly controlling</text:span><text:span text:style-name="T11"> by far the single largest domain, representing about a quarter of Japan’s agricultural productive capacity in the seventeenth century and, second, on the formal subordination of all other lords as vassals.</text:span><text:span text:style-name="T11"><text:note text:id="ftn6" text:note-class="footnote"><text:note-citation>6</text:note-citation><text:note-body><text:p text:style-name="P51">The term ‘feudal monarchy’ is the most accurate and informative term for what the Tokugawa shogunate was because of these two characteristics. <text:span text:style-name="T163">To put it another way,</text:span> it fiscally “lived off its own,” and its rule over the majority of Japan’s territory and population passed through its <text:span text:style-name="T123">personal </text:span><text:span text:style-name="T128">authority over the magnate lords as overlord of the “warrior houses.”</text:span></text:p></text:note-body></text:note></text:span><text:span text:style-name="T11"> The around 270 magnate lords held their domains as fiefs and were subject to the </text:span><text:span text:style-name="T54">feudal </text:span><text:span text:style-name="T11">monarchy’s regulations, which focused on lords’ military capacity, their relations with each other, and the management of their personal households. Nonetheless, in practice the </text:span><text:span text:style-name="T55">feudal</text:span><text:span text:style-name="T11"> monarchy intervened relatively </text:span><text:soft-page-break/><text:span text:style-name="T11">little in the lords’ rule of their domains. The Tokugawa periodically exercised the right to demand service from the lords—during the long period in which there was no need for military mobilization, this was primarily for various construction projects—but the </text:span><text:span text:style-name="T55">feudal</text:span><text:span text:style-name="T11"> monarchy did not tax the lords’ subjects directly (Bolitho 1991).</text:span></text:p>
      <text:p text:style-name="P3"><text:span text:style-name="T11"><text:tab/>The magnate lords—and the feudal monarchy in the territories it directly ruled—had the power to make and enforce laws and to impose and collect taxes in their domains. For this purpose, each domain had its own administrative and coercive apparatus, staffed by the lord’s hereditary vassal samurai. As late as the sixteenth century, the samurai had been a genuine class of self-equipped knights, holding fiefs from their lords and owing military service in return. However, over the course of the solidification of the Tokugawa-era political order, by the latter half of the seventeenth century the samurai had largely been converted into urban rentiers and civil officials (Ikegami 1995). They lived in the capitals of their lords, and the vast majority received a fixed share of domain tax revenues rather than directly managing their own fiefs. There was a steep hierarchy of income and status among the samurai, with more powerful or prestigious offices restricted to men of a specific wealth and status level. Moreover, the number of samurai attached to each lord was fixed in line with the large armies of the late sixteenth century, and so there were far more candidates than positions in the domain administrations, leaving a large number of men in the relatively lower ranks of the samurai unemployed </text:span><text:span text:style-name="T26">(Bolitho 1991, p</text:span><text:span text:style-name="T36">p</text:span><text:span text:style-name="T26">. 225-34)</text:span><text:span text:style-name="T11">. Nonetheless, the samurai as a whole were clearly marked off from the population of commoners, who were excluded from service in domain administrations and military forces. Table 2 summarizes the sketch of the Tokugawa-era political order presented in the last two paragraphs.</text:span></text:p>
      <text:p text:style-name="P13"><text:span text:style-name="T11"><text:tab/>This political system combining feudal monarchy with the relatively autonomous rule by </text:span><text:soft-page-break/><text:span text:style-name="T11">magnate lords in the roughly ¾ of the country held as domains was, despite some distinctive characteristics, rather typical of pre-capitalist, agrarian social formations. Summarizing the extensive work of scholars of state formation and early modern political economy, the political orders in such societies can be said to perform three primary functions </text:span><text:span text:style-name="T61">for the elites who are their core constituencies and beneficiaries</text:span><text:span text:style-name="T11">.</text:span><text:span text:style-name="T11"><text:note text:id="ftn7" text:note-class="footnote"><text:note-citation>7</text:note-citation><text:note-body><text:p text:style-name="P48">Against the potential accusation that this is a problematically functionalist argument, I would make two points. First, the claim here is not that the political order fulfills functions necessary for the <text:span text:style-name="T160">maintenance</text:span> of abstract entities such as society or the mode of production but instead that political institutions are functional for the interests of concrete groups <text:span text:style-name="T156">of</text:span> elites. Second, <text:span text:style-name="T155">the embedding of elites in political institutions is much more direct in pre-capitalist political orders than in modern capitalist states, often extending to the point of the patrimonial appropriation of political powers (Ertman 1997; Adams 2005; Brenner 2007; Lachmann 2009). Thus, although conflicts are endemic (among factions of elites over the state, between the faction that controls the state and other elites), the mechanism linking the functioning of institutions and elites’ interests is relatively straightforward. I thank Richard Lachmann for alerting me to this objection.</text:span></text:p></text:note-body></text:note></text:span><text:span text:style-name="T11"> First, they carry out the extraction of resources from a subject population, ultimately backed by coercion (Levi 1981; Brenner 2007, </text:span><text:span text:style-name="T64">pp. 64-6</text:span><text:span text:style-name="T11">). Second, they coordinate the defense or expansion of the control of territory and subjects from other, competing political entities (Tilly 1985). Third, they regulate the competing claims of elites </text:span><text:span text:style-name="T75">within </text:span><text:span text:style-name="T11">the political order (Lachmann 1989). Some models of state formation neglect this third function in favor of an emphasis on the fiscal-military cycle linking the first two functions, but inter-elite relations are central to changes in the institutional form of precapitalist states. For instance, the key difference between a feudal and an absolutist monarchy is the division of coercive and extractive capacities between the landed aristocracy and the monarchy (Anderson 1974).</text:span></text:p>
      <text:p text:style-name="P18"><text:tab/>These three functions generate characteristic forms of conflict and crisis. One way in which the Tokugawa-era political was exceptional—and a source of its longevity and stability—was that, in part out of an exaggerated (albeit, as it turned out, prescient) fear of the destabilizing effects of contact with European traders and missionaries, the Tokugawa state in effect neutralized <text:span text:style-name="T159">the threat of geopolitical military competition</text:span> by maintaining strict limitations on <text:soft-page-break/>contacts between Japan and the outside world. From the mid-seventeenth century until the 1850s, the only officially permitted—and tightly regulated—foreign contact was with Dutch and Chinese traders at the port of Nagasaki and with Korea through the island of Tsushima. In this way, Tokugawa-era Japan was largely spared the self-reinforcing cycle, characteristic of early modern Europe, in which resource extraction funds the accumulation of means of coercion for geopolitical competition and greater concentration of coercive capacity enables greater extraction (Tilly 1992).</text:p>
      <text:p text:style-name="P3"><text:span text:style-name="T11"><text:tab/>Thus, it was no accident that the breaking of the Tokugawa “isolation policy” by foreign pressure in the 1850s generated a crisis—military preparations that had been neglected for centuries suddenly became an unavoidable priority. The </text:span><text:span text:style-name="T55">feudal</text:span><text:span text:style-name="T11"> monarchy itself and each domain was, on paper at least, a massive military organization, with every samurai either a soldier or an officer. In practice, some very low-ranking samurai served in guard units that were used for putting down unrest, but for the most part nominally military positions became lucrative and prestigious sinecures that involved no actual preparation for combat </text:span><text:span text:style-name="T62">(Totman 1967, pp. 45-53)</text:span><text:span text:style-name="T11">. In the 1850s and 60s, the </text:span><text:span text:style-name="T55">feudal</text:span><text:span text:style-name="T11"> monarchy and various domains began to seriously re-arm, forming new units increasingly equipped with imported firearms and trained in European-style drill techniques. Often these new units were made up of otherwise unemployed samurai (though this created tension over relative status levels), but there were also experiments in recruiting commoners </text:span><text:span text:style-name="T62">(Totman 1980)</text:span><text:span text:style-name="T11">. These units, funded and controlled by the </text:span><text:span text:style-name="T55">Tokugawa</text:span><text:span text:style-name="T11"> or the domain administrations, were </text:span><text:span text:style-name="T55">ostensibly established to fortify </text:span><text:span text:style-name="T11">Japan’</text:span><text:span text:style-name="T55">s defenses</text:span><text:span text:style-name="T11"> against </text:span><text:span text:style-name="T55">the</text:span><text:span text:style-name="T11"> Western </text:span><text:span text:style-name="T55">powers</text:span><text:span text:style-name="T11">, but they became critical chips in the struggles of the 1860s.</text:span></text:p>
      <text:p text:style-name="P3"><text:span text:style-name="T11"><text:tab/>Nonetheless, despite being triggered by foreign relations, the political crisis that began in the 1850s centered on fault-lines, associated with the political system’s other two functions, that </text:span><text:soft-page-break/><text:span text:style-name="T11">had been the source of problems throughout the era. First, in a very narrow sense, the </text:span><text:span text:style-name="T55">feudal </text:span><text:span text:style-name="T11">monarchy and domains ably </text:span><text:span text:style-name="T63">extracted</text:span><text:span text:style-name="T11"> revenue from the productive population to provide income for elites. Even with relatively little administrative penetration of the countryside, taxes were paid year after year, and periodic peasant rebellions—even in the chaotic political scene of the 1860s—were invariably put down, if necessary through the coordinated response by forces of multiple domains and the </text:span><text:span text:style-name="T55">feudal </text:span><text:span text:style-name="T11">monarchy. However, the </text:span><text:span text:style-name="T75">rate </text:span><text:span text:style-name="T11">of this extraction chronically failed to meet elites’ desired expenditures, especially once the expansion of cultivated area slowed in the early eighteenth century, and an increasing pace and scale of peasant unrest frustrated elites’ attempts to claim a greater share of agricultural production (White 1988). Part of the problem was that </text:span><text:span text:style-name="T42">the rural, commoner landlords and merchants who were amassing substantial fortunes by the middle of the era were generally able to prevent the ruling elite from </text:span><text:span text:style-name="T62">narrowly</text:span><text:span text:style-name="T42"> targeting new taxes at them, who could pay, and instead pushed a significant share of any increased burden on poorer peasants, who could not </text:span><text:span text:style-name="T11">(Ōguchi 2004).</text:span><text:span text:style-name="T11"><text:note text:id="ftn8" text:note-class="footnote"><text:note-citation>8</text:note-citation><text:note-body><text:p text:style-name="P43">I would like to thank Richard Lachmann for suggesting I clarify this point.</text:p></text:note-body></text:note></text:span><text:span text:style-name="T11"> The result was that many lords, not to mention samurai, fell deep into debt to merchants (Bolitho 1991, p. 222). These chronic fiscal problems occurred even though the military capacity of the </text:span><text:span text:style-name="T55">Tokugawa and the</text:span><text:span text:style-name="T11"> </text:span><text:span text:style-name="T55">magnate lords</text:span><text:span text:style-name="T11"> was allowed to atrophy to the point where it was good only for putting down peasant unrest. Thus, the entire political order was in a poor fiscal position to begin rearmament in response to Western gunboat diplomacy. When the domains were abolished in 1871, the new central state took on domains debts worth about 110% of the new state’s annual tax receipts, a tenth of which was to foreign creditors (Shibahara 1977, p. 135).</text:span><text:span text:style-name="T11"><text:note text:id="ftn9" text:note-class="footnote"><text:note-citation>9</text:note-citation><text:note-body><text:p text:style-name="P62">It should be noted that an equivalent value of (almost entirely domestic) debt was canceled by the central government on the basis of being too old or having been a <text:span text:style-name="T123">de facto </text:span><text:span text:style-name="T128">forced “contribution” that was never going to have been repaid anyways. The immense debts of the Tokugawa-era ruling class are sometimes described as evidence of the growing power of a mercantile bourgeoisie. However, making massive “loans” that can go decades without being repaid is a dubious sign of class power. In this respect, borrowing was taxation of merchant wealth by other means.</text:span></text:p><text:p text:style-name="Footnote"/></text:note-body></text:note></text:span></text:p>
      <text:p text:style-name="P3"><text:soft-page-break/><text:span text:style-name="T11"><text:tab/></text:span><text:span text:style-name="T63">Second, </text:span><text:span text:style-name="T11">fiscal problems also fed into tensions in </text:span><text:span text:style-name="T63">the </text:span><text:span text:style-name="T11">balance of power among elites. Unlike the expanding monarchies of late-medieval Europe, the Tokugawa never tried to implement a regular system of national taxation. Nonetheless, the </text:span><text:span text:style-name="T55">feudal </text:span><text:span text:style-name="T11">monarchy and the magnate lords came into conflict over fiscal matters in two ways. First, the </text:span><text:span text:style-name="T55">feudal </text:span><text:span text:style-name="T11">monarchy did impose considerable </text:span><text:span text:style-name="T75">spending </text:span><text:span text:style-name="T11">burdens on the lords, through irregular demands for contribution to construction projects and the requirement that lords maintain households in the </text:span><text:span text:style-name="T55">feudal</text:span><text:span text:style-name="T11"> monarchy’s capital of Edo (present-day Tokyo). The sudden addition of a substantial expense associated with the former put considerable stress on domain budgets, but it was the latter—specifically, the need for cash to fund an appropriately aristocratic lifestyle in the capital—that was the constant source of deficits in domain budgets (Roberts 1998). Second, </text:span><text:span text:style-name="T55">the</text:span><text:span text:style-name="T11"> lords and </text:span><text:span text:style-name="T55">the feudal monarchy </text:span><text:span text:style-name="T11">came into conflict over the authority to regulate—and hence profit from—the era’s immense expansion of commerce. </text:span><text:span text:style-name="T55">Lords’ d</text:span><text:span text:style-name="T11">omain </text:span><text:span text:style-name="T55">administrations</text:span><text:span text:style-name="T11"> sought to promote the production of and trade in lucrative products (such as textiles or lamp oil), while the </text:span><text:span text:style-name="T55">feudal </text:span><text:span text:style-name="T11">monarchy preferred to protect the dominance of established merchants and artisans in especially the cities of Osaka and Kyoto, which it directly ruled (Nishikawa and Amano 2004). In two key episodes, in the 1780s and the 1840s, officials of the </text:span><text:span text:style-name="T55">feudal</text:span><text:span text:style-name="T11"> monarchy tried to assert </text:span><text:span text:style-name="T55">the</text:span><text:span text:style-name="T11"> right to regulate commercial activity in </text:span><text:span text:style-name="T75">its </text:span><text:span text:style-name="T11">interests, and in both cases opposition from magnate lords knocked the offending officials from power (Bolitho 1974:198-221).</text:span></text:p>
      <text:p text:style-name="P3"><text:span text:style-name="T75">2.2 Conflict between </text:span><text:span text:style-name="T85">l</text:span><text:span text:style-name="T75">ords and </text:span><text:span text:style-name="T85">feudal</text:span><text:span text:style-name="T75"> </text:span><text:span text:style-name="T85">m</text:span><text:span text:style-name="T75">onarchy from the 1850s to 1868</text:span></text:p>
      <text:p text:style-name="P3"><text:span text:style-name="T11"><text:tab/>The latter episode—the failure of Mizuno Tadakuni’s so-called Tenp</text:span><text:span text:style-name="T26">ō</text:span><text:span text:style-name="T11"> Reforms in the 1840s—had a direct impact on the </text:span><text:span text:style-name="T55">feudal</text:span><text:span text:style-name="T11"> monarchy’s initial response to the demands for opening made by the United States via Admiral Perry’s gunboats. Mizuno’s fate influenced the decision made by the lead official in the </text:span><text:span text:style-name="T55">feudal</text:span><text:span text:style-name="T11"> monarchy in 1853, Abe Masahiro, to seek the lords’ </text:span><text:soft-page-break/><text:span text:style-name="T11">opinions on how to respond. What Abe hoped for, apparently, was to win a general consensus for his preferred policy of appeasing the (well-armed) foreigners. Indeed, most of the surviving replies endorse this line in some form (Beasley 1989). However, some lords called for a very different response: denying the American demands outright and preparing for the war that would follow. One of the leading figures in this minority camp promoting rejection was Tokugawa Nariaki, lord of the ruling dynasty’s branch domain of Mito. Nariaki’s logic was that the weakness of the political order, which made resisting the foreigners seem so impossible, could only be cured by the shock of mobilization for war. While Nariaki’s position drew on a mix of nativist ideology and a fanciful view of what could be achieved with sufficient military will, there was in fact a hard political logic behind it. Nariaki had been agitating for authorization for domain re-armament, in particular the building of warships, since the 1840s (Bolitho 1974, p</text:span><text:span text:style-name="T58">p</text:span><text:span text:style-name="T11">. 211-2). For him, the preparation for war would be the occasion for the domains to crown their considerable political independence with a reconstituted military capacity.</text:span></text:p>
      <text:p text:style-name="P3"><text:span text:style-name="T11"><text:tab/></text:span><text:span text:style-name="T62">In fact, </text:span><text:span text:style-name="T11">Abe and his successor Hotta Masayoshi adopted a policy of making concessions to the Western powers, out of the entirely reasonable belief that war would be disastrous. Nariaki, for his part, turned to a different goal: the </text:span><text:span text:style-name="T60">naming </text:span><text:span text:style-name="T11">of his son, Hitotsubashi Yoshinobu</text:span><text:span text:style-name="T11"><text:note text:id="ftn10" text:note-class="footnote"><text:note-citation>10</text:note-citation><text:note-body><text:p text:style-name="P63">It was quite common for houses without successors to adopt the younger sons of other magnate houses, and the ruling dynasty had several branch houses for precisely this purpose—the Tokugawa of Mito, Kii, and Owari, as well as three cadet lines with their own surnames, including the Hitotsubashi. Yoshinobu’s name is also often read as ‘Keiki’. He retook the surname Tokugawa when he was named heir to Tokugawa Iemochi in 1866.</text:p><text:p text:style-name="Footnote"/></text:note-body></text:note></text:span><text:span text:style-name="T11"> </text:span><text:span text:style-name="T60">as</text:span><text:span text:style-name="T11"> successor to the heirless </text:span><text:span text:style-name="T60">Shogun</text:span><text:span text:style-name="T11"> Tokugawa Iesada, who died in 1858. He was joined by several other lords of large domains—Shimazu Nariakira of Satsuma, Yamauchi Y</text:span><text:span text:style-name="T26">ō</text:span><text:span text:style-name="T11">d</text:span><text:span text:style-name="T26">ō</text:span><text:span text:style-name="T11"> of Tosa, Date Munenari of Uwajima, and Matsudaira Shungaku of Echizen—in seeking to lobby the imperial court in support of their contention that the heir should be a “man of ability,” by which they meant Yoshinobu, rather than the 11-year old who</text:span><text:span text:style-name="T62">m</text:span><text:span text:style-name="T11"> </text:span><text:span text:style-name="T62">the feudal monarchy’s officials intended to </text:span><text:soft-page-break/><text:span text:style-name="T62">name </text:span><text:span text:style-name="T67">s</text:span><text:span text:style-name="T60">hogun</text:span><text:span text:style-name="T11">. Their efforts failed. The lords were rebuffed on the question of the succession and were punished in a crackdown carried out by the newly appointed regent Ii Naosuke (Beasley 1989, p</text:span><text:span text:style-name="T58">p</text:span><text:span text:style-name="T11">. 180-4).</text:span></text:p>
      <text:p text:style-name="P9"><text:span text:style-name="T11"><text:tab/>What is striking about Nariaki’s gambit is that it set the template for Japanese politics up to the Restoration, as viewed from one angle: maneuvering by magnate lords (indeed, this very same list of men, with a few additions and substitutions) to use the prestige of the imperial court as leverage to gain input into the feudal monarchy’s policy-making, to which the </text:span><text:span text:style-name="T55">latter</text:span><text:span text:style-name="T11"> eventually but invariably responded by reasserting its exclusive authority. This back-and-forth repeated several times leading up to the fall </text:span><text:span text:style-name="T55">of the Tokugawa</text:span><text:span text:style-name="T11"> (excellently narrated in great detail in Totman 1980).</text:span></text:p>
      <text:p text:style-name="P9"><text:span text:style-name="T11"><text:tab/></text:span><text:span text:style-name="T56">The lords regained the initiative i</text:span><text:span text:style-name="T11">n 1862, </text:span><text:span text:style-name="T56">when</text:span><text:span text:style-name="T11"> Shimazu Hisamitsu (half-brother to Nariakira, who died in 1858), acting as “representative” of the imperial court, got the feudal monarchy to agree to appoint Shungaku and Yoshinobu to advisory positions and to effectively end the expensive requirement that the lords “attend” </text:span><text:span text:style-name="T56">the feudal monarchy in Edo </text:span><text:span text:style-name="T11">every other year. Beginning in 1863, the pendulum swung back towards Tokugawa “reaction,” as the </text:span><text:span text:style-name="T55">feudal monarchy</text:span><text:span text:style-name="T11"> marginalized the lords of great domains and reinstated some of the </text:span><text:span text:style-name="T55">recently loosened </text:span><text:span text:style-name="T11">regulations. However, </text:span><text:span text:style-name="T55">this reassertion of the feudal monarchy’s authority quickly stalled in the face of lordly avoidance of its reinstated regulations and domestic and foreign opposition to attempts to control foreign trade</text:span><text:span text:style-name="T11"> (Jansen 1989, p</text:span><text:span text:style-name="T58">p</text:span><text:span text:style-name="T11">. 339-40). </text:span><text:span text:style-name="T55">What is more, it only led to greater alienation among the lords, </text:span><text:span text:style-name="T11">culminating in widespread foot-dragging or even refusal to participate in the monarchy’s failed, second punitive expedition against the domain of Chōshū in 1866 (see below). </text:span><text:span text:style-name="T55">This spectacular failure of </text:span><text:span text:style-name="T56">the feudal monarchy’s military power set the stage for another political offensive by the magnate lords in 1867. That year saw various summits and </text:span><text:soft-page-break/><text:span text:style-name="T56">plans meant to put in place a conciliar government that would bring together Tokugawa and magnate lords under the figurehead of the emperor</text:span><text:span text:style-name="T11"> </text:span><text:span text:style-name="T26">(Aoyama 2010). Indeed, in the fall of that year, Yoshinobu—who, </text:span><text:span text:style-name="T37">ironically, had finally become </text:span><text:span text:style-name="T39">s</text:span><text:span text:style-name="T37">hogun and found himself opposed to his former supporters</text:span><text:span text:style-name="T26">—accepted a proposal submitted by </text:span><text:span text:style-name="T11">Y</text:span><text:span text:style-name="T26">ō</text:span><text:span text:style-name="T11">d</text:span><text:span text:style-name="T26">ō that he return his powers to the </text:span><text:span text:style-name="T38">imperial</text:span><text:span text:style-name="T26"> court. Yet, when no concrete steps were taken towards forming a new government, Shungaku, Hisamitsu, </text:span><text:span text:style-name="T11">Y</text:span><text:span text:style-name="T26">ō</text:span><text:span text:style-name="T11">d</text:span><text:span text:style-name="T26">ō and the lords of Hiroshima and Owari seized control of Kyoto on January 3</text:span><text:span text:style-name="T110">rd</text:span><text:span text:style-name="T26"> 1868. </text:span><text:span text:style-name="T33">After one final initiative for a compromise solution failed, the military forces of the coup and the Tokugawa met in battle outside Kyoto, ending in a defeat from which the feudal monarchy would never recover.</text:span></text:p>
      <text:p text:style-name="P3"><text:span text:style-name="T26"><text:tab/>This tug-of-war between the monarchy and the lords of great domains who were traditionally excluded from influence within it was indeed one facet of the Restoration. However, an exclusive focus on the long-standing political process involving relations between the </text:span><text:span text:style-name="T33">feudal </text:span><text:span text:style-name="T26">monarchy </text:span><text:span text:style-name="T33">of the Tokugawa </text:span><text:span text:style-name="T39">s</text:span><text:span text:style-name="T33">hogunate</text:span><text:span text:style-name="T26"> and </text:span><text:span text:style-name="T33">the</text:span><text:span text:style-name="T26"> domains </text:span><text:span text:style-name="T40">ruled by magnate lords</text:span><text:span text:style-name="T26"> is inadequate to explain the Restoration and the developments that followed it in </text:span><text:span text:style-name="T80">two </text:span><text:span text:style-name="T26">ways. First, it fails to fully account for the progressive intensification of conflict culminating in the overthrow of </text:span><text:span text:style-name="T33">Tokugawa rule</text:span><text:span text:style-name="T26">. Instead, the conflict </text:span><text:span text:style-name="T33">between feudal monarchy and magnate lords</text:span><text:span text:style-name="T26"> was pushed onwards by the intervention of independent political action by samurai and other subordinate elites. Second, if the conflicts of the 1860s are viewed solely as a struggle to empower the large but politically marginalized domains that made up the anti-Tokugawa alliance, then their victory should be expected to usher in the political ascendancy of those domains and their rulers. Yet, the exact </text:span><text:span text:style-name="T33">opposite</text:span><text:span text:style-name="T26"> occurred. In 1871, the post-Restoration state </text:span><text:span text:style-name="T33">abolished </text:span><text:span text:style-name="T26">the entire system of domains </text:span><text:span text:style-name="T33">ruled as patrimonial possessions by magnate lords.</text:span><text:span text:style-name="T26"> </text:span><text:span text:style-name="T33">B</text:span><text:span text:style-name="T26">y the mid-1870s, </text:span><text:span text:style-name="T33">the </text:span><text:span text:style-name="T34">magnate lords who had seemed to be the protagonists of the </text:span><text:span text:style-name="T35">struggle with </text:span><text:span text:style-name="T34">the Tokugawa in the 1860s—including </text:span><text:soft-page-break/><text:span text:style-name="T26">Hisamitsu, Shungaku, and Munenari—were reduced to repeatedly but impotently railing against the state’s sweeping reforms (Shibahara 1977, p. 198). Thus, to explain both of these outcomes, we must turn our attention to the second political process operating during the terminal crisis of Tokugawa-era Japan: the independent organization and action of samurai.</text:span></text:p>
      <text:p text:style-name="P3"><text:span text:style-name="T80">2.3 Samurai </text:span><text:span text:style-name="T84">a</text:span><text:span text:style-name="T80">ction in the Restoration </text:span><text:span text:style-name="T84">m</text:span><text:span text:style-name="T80">ovement</text:span></text:p>
      <text:p text:style-name="P22"><text:tab/>Within the Tokugawa-era political order, samurai, even those of relatively low status, had not been politically silent. However, for most of the era, they had been political actors almost exclusively within the bounds of their home domains, competing for appointment by their lords to offices in domain administrations (see Table 2). This changed beginning in the 1850s, as young samurai and some others of even more marginal elite status started to organize and mobilize independently of the institutional nexus of lord and domain bureaucracy. However, the basis for the development of this unprecedented political process lay in gradual changes in the internal politics of domain administration that arose out of lords’ responses to their chronic fiscal difficulties.</text:p>
      <text:p text:style-name="P3"><text:span text:style-name="T26"><text:tab/>The ubiquitous slogan of reform in the Tokugawa era was the “promotion of talent,” i.e. selecting officials based on “ability” rather than hereditary status (Dore 1984). Especially from the late eighteenth century, what this meant in practice was the appointment of cliques of relatively low-ranked samurai into office with a mandate to shape up the domain administration and budget. Thus, </text:span><text:span text:style-name="T29">in one respect</text:span><text:span text:style-name="T26"> the final century of the Tokugawa era </text:span><text:span text:style-name="T29">witnessed a</text:span><text:span text:style-name="T26"> substantial opening up of opportunities for the promotion of relatively low-status vassals. </text:span><text:span text:style-name="T29">Yet, at the same time, the feudal status hierarchy and the power of the incumbents of its highest ranks were tenacious. Indeed, the coexistence of </text:span><text:span text:style-name="T38">limited </text:span><text:span text:style-name="T29">mobility among the samurai and the constraints that domains institutions and the vassal hierarchy placed on them generated subterranean tensions </text:span><text:soft-page-break/><text:span text:style-name="T29">that burst onto the Japanese political scene in the 1860s.</text:span><text:span text:style-name="T29"><text:note text:id="ftn11" text:note-class="footnote"><text:note-citation>11</text:note-citation><text:note-body><text:p text:style-name="P43">I would like to acknowledge an anonymous reviewer for suggesting the need to emphasize this point from the outset.</text:p></text:note-body></text:note></text:span></text:p>
      <text:p text:style-name="P22"><text:tab/>Two aspects of this trend of office-holding by low-ranked samurai need to be noted. First, it almost always involved the alternation of multiple, competing cliques of aspiring officials (Craig 1961; Roberts 1998). Reformers served only at the pleasure of the lord, and so all a currently out-of-office clique needed to do to regain power was to sway the lords’ confidence in the incumbents. Strong opposition from especially the upper strata of the vassal band, accusations of “heterodoxy,” and even evidence of social unrest were often enough for one clique to be ejected from office (and sometimes even punished) and replaced by the other clique that was always waiting in the wings (Bolitho 1989). This politics of competing cliques carried over into the Restoration era, and almost every domain had its own parties of “loyalists,” “reformers,” and “conservatives” among its samurai (Jansen 1961). However, the consequence of this conflict among cliques was that although relatively low-status samurai were promoted to powerful official positions, their tenure was extremely insecure, and the arbitrary authority of the lord as well as the entrenched influence of the aristocratic samurai continued as before.</text:p>
      <text:p text:style-name="P3"><text:span text:style-name="T26"><text:tab/>The second key characteristic was that </text:span><text:span text:style-name="T80">education </text:span><text:span text:style-name="T26">was the method by which young samurai sought to distinguish themselves as “men of ability” (Dore 1984). Domains promoted this directly by establishing official schools for educating samurai, but the primary organizational form of education was the formation of a circle of students around a single teacher/leader, which then became the nuclei of the cliques that competed for power. The </text:span><text:span text:style-name="T80">content </text:span><text:span text:style-name="T26">of education remained largely conservative, centered on rote memorization of Confucian texts, or even not directly political at all, for instance martial arts—though there was also a trend towards introducing the study of Western medicine and (somewhat later) military techniques. Whatever </text:span><text:soft-page-break/><text:span text:style-name="T26">the teacher’s ostensible specialty, the teacher-centered clique became the basic building block of samurai political strategies (Jansen 1961, p</text:span><text:span text:style-name="T36">p</text:span><text:span text:style-name="T26">. 44-5 and </text:span><text:span text:style-name="T80">passim</text:span><text:span text:style-name="T26">; Huber 1981). It also became increasingly common for young samurai, after studying with a teacher from their home domain, to receive permission to travel to other domains or, especially, to Kyoto or Edo to continue their education (Dore 1984, p</text:span><text:span text:style-name="T36">p</text:span><text:span text:style-name="T26">. 111-3). This can be seen as an explicitly political dimension of what Ikegami (2005) has called Japan’s “network revolution” in the eighteenth and nineteenth centuries.</text:span></text:p>
      <text:p text:style-name="P3"><text:span text:style-name="T26"><text:tab/>These educational networks became the mechanism for independent samurai organization and action in the 1850s and especially the 1860s. Immediately after Perry’s arrival in 1853, samurai from various domains who were studying in Edo were caught up in the question of how the foreign threat should be met. Individual samurai tended to associate most closely with other men from their domain, some of whom circulated between their home domains and the urban centers like Edo (as well as Nagasaki and Kyoto), but they also met with similar men from other domains. Within each domain, cliques of samurai competed for influence with their lords as similar groups had done for decades, but these cliques were now connected with smaller groups of men from the domain in the urban centers, which in turn established ties with like-minded groups of samurai from other domains.</text:span><text:span text:style-name="T26"><text:note text:id="ftn12" text:note-class="footnote"><text:note-citation>12</text:note-citation><text:note-body><text:p text:style-name="P64">Case studies on the loyalist movement in English include Brown (1981) on Fukuoka, Jansen (1961) on Tosa, Koschmann (1982) on Mito, and Huber (1981, 1982) on Chōshū and the brief loyalist control of Kyoto.</text:p><text:p text:style-name="Footnote"/></text:note-body></text:note></text:span><text:span text:style-name="T26"> The result was a network linking cliques in various domains into a loosely organized movement.</text:span></text:p>
      <text:p text:style-name="P11"><text:span text:style-name="T26"><text:tab/>The political orientation of the samurai who made up this movement was rather vague, held together by the sense that the feudal monarchy was trying to defend its own “selfish” interests </text:span><text:span text:style-name="T38">instead of doing what was necessary </text:span><text:span text:style-name="T26">to meet the foreign threat. They borrowed from the ideologues of lordly political independence the idea that the political order could be rejuvenated </text:span><text:soft-page-break/><text:span text:style-name="T26">if, in place of Tokugawa “selfishness,” the entire ruling class rallied behind the emperor (Harootunian 1970). They thus adopted a slogan that was not new but which they meant far more literally than previous thinkers: revere the emperor and expel the barbarian (</text:span><text:span text:style-name="T80">sonnō jōi</text:span><text:span text:style-name="T26">). The various domain-based cliques that made up this “loyalist” movement continued to lobby for power in the domain administrations, but when they failed to win or (as was always the case eventually) hold on to it, members of domain cliques began to plan and undertake actions independent of their own domain administrations, working with loyalists from other domains. Initially, these actions were mostly uncoordinated and carried out by small groups of conspirators (Huber 1982). Outside of domain institutions, samurai in fact had few resources other than their enthusiasm and the two swords that were the mark of their status. Nonetheless, as a novel </text:span><text:span text:style-name="T80">force </text:span><text:span text:style-name="T26">in the politics of the 1860s, their impact on the political order was immense, and ultimately revolutionary. </text:span></text:p>
      <text:p text:style-name="P3"><text:span text:style-name="T26"><text:tab/>Concretely, the independent actions of samurai and other marginal elites in the 1860s can be put under two headings. The first is that they repeatedly undermined the authority of the </text:span><text:span text:style-name="T35">feudal </text:span><text:span text:style-name="T26">monarchy, both contributing to a general climate of the </text:span><text:span text:style-name="T35">Tokugawa </text:span><text:span text:style-name="T26">weakness and directly influencing its decision-making. One constant of independent samurai action from the opening of the ports onwards was attacks on foreigners, including at various times private merchants, employees of the foreign legations, and the diplomatic compounds themselves (Beasley 1989, p. 288). These attacks were never going to undo the opening of Japan. Yet, they were significant in repeatedly embarrassing the feudal monarchy. Once the commercial treaties were signed and the first ports opened, attacks on foreigners were the primary source of tension between the feudal monarchy and foreign diplomatic officials (Jansen 1989, p. 338).</text:span></text:p>
      <text:p text:style-name="P3"><text:span text:style-name="T26"><text:tab/>Even more significant were attacks directed at domestic targets. A group of samurai from </text:span><text:soft-page-break/><text:span text:style-name="T26">Mito and Satsuma assassinated the </text:span><text:span text:style-name="T35">feudal</text:span><text:span text:style-name="T26"> monarchy’s regent Ii Naosuke in 1860, and later another group injured his successor. After these two attacks, the </text:span><text:span text:style-name="T35">feudal</text:span><text:span text:style-name="T26"> monarchy’s brief reassertion of its political centrality stopped in its tracks. Then, for about a year beginning in 1862, the </text:span><text:span text:style-name="T35">feudal </text:span><text:span text:style-name="T26">monarchy all but lost control of Kyoto and the imperial court, as samurai loyalists from a variety of domains undertook a campaign of terror against </text:span><text:span text:style-name="T35">Tokugawa</text:span><text:span text:style-name="T26"> officials and those they saw as abetting </text:span><text:span text:style-name="T35">their</text:span><text:span text:style-name="T26"> “disrespect” of the emperor (Huber 1982). It was this chaos in Kyoto that created the opening for the major concessions won by the magnate lords that year, and the </text:span><text:span text:style-name="T35">feudal</text:span><text:span text:style-name="T26"> monarchy began backsliding almost as soon as the loyalists were quelled, even though this was accomplished not by the </text:span><text:span text:style-name="T35">feudal</text:span><text:span text:style-name="T26"> monarchy itself but by the domain forces of Satsuma and Aizu (Totman 1980, p</text:span><text:span text:style-name="T36">p</text:span><text:span text:style-name="T26">. 85-107). Similarly, various bands of samurai, occasionally pulling in some number of peasants, were responsible for several outbreaks of banditry and violent uprisings in eastern Japan, in the very backyard of the </text:span><text:span text:style-name="T35">Tokugawa </text:span><text:span text:style-name="T26">capital; these included what has been called a “civil war” in the domain of Mito, which required the mobilization of ten thousand troops by the </text:span><text:span text:style-name="T35">feudal </text:span><text:span text:style-name="T26">monarchy and nearby domains to end (Totman 1980, p</text:span><text:span text:style-name="T36">p</text:span><text:span text:style-name="T26">. 108-22). Again, these outbreaks of unrest were never going to succeed at directly overthrowing </text:span><text:span text:style-name="T35">Tokugawa rule</text:span><text:span text:style-name="T26">, but their repeated occurrence greatly undermined elites’ confidence in the </text:span><text:span text:style-name="T35">feudal</text:span><text:span text:style-name="T26"> monarchy’s ability to maintain social order, which was from their perspective its very </text:span><text:span text:style-name="T81">raison d’etre</text:span><text:span text:style-name="T83"> </text:span><text:span text:style-name="T27">(Iwaki 2010).</text:span></text:p>
      <text:p text:style-name="P3"><text:span text:style-name="T26"><text:tab/>The second category of independent samurai action was its decisive role in organizing the coalition that actually brought down the Tokugawa in 1868. The loyalist samurai who were expelled from Kyoto in 1863 regrouped in Chōshū and began to reorganize as rifle-armed militia, expanding their numbers by recruiting from among the local non-samurai gentry.</text:span><text:span text:style-name="T26"><text:note text:id="ftn13" text:note-class="footnote"><text:note-citation>13</text:note-citation><text:note-body><text:p text:style-name="P65">Narratives of the formation of the militia (<text:span text:style-name="T123">shotai</text:span><text:span text:style-name="T128">)</text:span> in Chōshū, the Chōshū civil war, the Satsuma-Chōshū alliance and the failure of the <text:span text:style-name="T148">feudal </text:span>monarchy’s second expedition against Chōshū can be found in Craig (1961) and Huber (1981).</text:p><text:p text:style-name="Footnote"/></text:note-body></text:note></text:span><text:span text:style-name="T26"> These militia </text:span><text:soft-page-break/><text:span text:style-name="T26">were soundly defeated when they tried to retake Kyoto in 1864, and the </text:span><text:span text:style-name="T35">feudal monarchy </text:span><text:span text:style-name="T26">mustered a massive army to </text:span><text:span text:style-name="T38">mount a punitive expedition </text:span><text:span text:style-name="T26">against Chōshū that winter. The domain administration successfully negotiated for peace, but when it ordered the loyalist militia to disband as part of the deal </text:span><text:span text:style-name="T35">it</text:span><text:span text:style-name="T26"> struck </text:span><text:span text:style-name="T35">to avert invasion</text:span><text:span text:style-name="T26">, the militia refused. The loyalists instead marched on the domain capital of Hagi, defeated the domain’s own army, and won essentially complete control of the domain for the rest of the period. Thus, by mid-1865, many of the leaders who would later emerge as key figures in the post-Restoration state had the full resources of the domain of Chōshū at their disposal. If from that point forward they largely abandoned the tactics of earlier years (especially attacks on individuals identified as enemies by small groups of swordsmen) and integrated the militia into the regular domain military, this was less the victory of “pragmatism” than recognition that they had acquired a far more effective weapon.</text:span></text:p>
      <text:p text:style-name="P3"><text:span text:style-name="T26"><text:tab/>Once in power, the Chōshū leaders set about preparing to fight the feudal monarchy. The first step was to draw out negotiations so as to delay a Tokugawa attack long enough to sow reluctance among other domains and to build up its own forces. This was successful: </text:span><text:span text:style-name="T35">by means of better equipment, training, and organization,</text:span><text:span text:style-name="T26"> Chōshū’s forces defeated the much larger </text:span><text:span text:style-name="T35">military force sent against it by the Tokugawa in 1866.</text:span><text:span text:style-name="T26"> Even before that, however, the Chōshū leaders had put in place the cornerstone of the anti-Tokugawa coalition, in the form of the secret Satsuma-Chōshū agreement signed in early 1866. Even as samurai activists began to act as domain officials, they continued to use the independent networks cutting across domain boundaries that had enabled the original wave of loyalist activity. The Satsuma-Chōshū negotiations were brokered by two men of marginal elite status (one the son of a village headman, the other a “rural samurai”) from the domain of Tosa, both veterans of earlier loyalist activism (Jansen 1961, p</text:span><text:span text:style-name="T36">p</text:span><text:span text:style-name="T26">. 218-21). The significance of the Satsuma-Chōshū alliance was that these two domains provided </text:span><text:soft-page-break/><text:span text:style-name="T26">the core of the military force that met the army of the feudal monarchy outside of Kyoto on January 28</text:span><text:span text:style-name="T110">th</text:span><text:span text:style-name="T26"> 1868 and sent it into retreat after four days of fighting (Totman 1980, p</text:span><text:span text:style-name="T36">p</text:span><text:span text:style-name="T26">. 417-35). The final element in the anti-Tokugawa coalition was the imperial court itself, or more </text:span><text:span text:style-name="T38">specifically </text:span><text:span text:style-name="T26">a</text:span><text:span text:style-name="T38"> few </text:span><text:span text:style-name="T26">members of the court nobility—who, like the emperor, had been economically supported but politically marginalized by the feudal monarchy throughout the era. The role of the court nobles was to issue decrees in the name of the emperor justifying the actions of the anti-Tokugawa domains (Tōyama 1991a, </text:span><text:span text:style-name="T36">p</text:span><text:span text:style-name="T26">p. 99-102).</text:span></text:p>
      <text:p text:style-name="P3"><text:span text:style-name="T26"><text:tab/>After the officials and troops of the </text:span><text:span text:style-name="T35">feudal </text:span><text:span text:style-name="T26">monarchy retreated from Osaka in early February and the Tokugawa were declared “enemies of the court,” the vast majority of domains before long acquiesced to the new balance of power, declaring allegiance to the “imperial” regime (Umegaki 1986, p. 94). This decision on the part of almost every domain in central and western Japan makes perfect sense within the institutional logic of the Tokugawa-era political order. With very few exceptions, lords and their vassal samurai were at best lukewarm supporters of the feudal monarchy. After all, for centuries the </text:span><text:span text:style-name="T35">feudal</text:span><text:span text:style-name="T26"> monarchy had been the source of major fiscal burdens on the domains and periodic attempts to restrict their policy autonomy. In contrast, since at least the late 1850s with Tokugawa Nariaki’s gambit to install his son </text:span><text:span text:style-name="T37">as </text:span><text:span text:style-name="T39">s</text:span><text:span text:style-name="T37">hogun</text:span><text:span text:style-name="T26">, the imperial court had been the vehicle for the domains to insist on greater influence in national politics. The lords of smaller domains did not entirely trust the great lords who had taken leading roles in the coup, but the political proposals </text:span><text:span text:style-name="T38">the great lords</text:span><text:span text:style-name="T26"> made throughout 1867 as well as the early announcements of the new regime promised representation for the entire lordly class (Aoyama 2011). Thus, the </text:span><text:span text:style-name="T35">end of Tokugawa rule </text:span><text:span text:style-name="T26">could be seen as a gain for the magnate lords, or at the very least a continuation of the status quo (Umegaki 1986, p. 95).</text:span></text:p>
      <text:p text:style-name="P3"><text:span text:style-name="T26"><text:tab/>However, the Restoration coup was not only the conspiracy of domains that it appeared. </text:span><text:soft-page-break/><text:span text:style-name="T26">As noted above, many scholars emphasize the fact that in the immediate run-up to the overthrow of Tokugawa rule, the samurai who would emerge as leaders of the post-Restoration state held positions as officials in the major anti-Tokugawa domains, especially Satsuma and Chōshū. </text:span><text:span text:style-name="T30">The “bureaucratic” character of these samurai leaders is frequently presented as a </text:span><text:span text:style-name="T82">stark contrast </text:span><text:span text:style-name="T28">to the “failed” terroristic methods of the earlier loyalist movement</text:span><text:span text:style-name="T26"> (e.g. Trimberger 1978, </text:span><text:span text:style-name="T36">p</text:span><text:span text:style-name="T26">p. 87-91). Indeed, the overt demand of the loyalists in 1862-4 to immediately “expel the barbarians” by force failed miserably. Yet, it is no less the case that the overt demand of the great domains in 1867-8 to replace the </text:span><text:span text:style-name="T35">feudal </text:span><text:span text:style-name="T26">monarchy </text:span><text:span text:style-name="T35">of the Tokugawa </text:span><text:span text:style-name="T39">s</text:span><text:span text:style-name="T35">hogunate</text:span><text:span text:style-name="T26"> with a federation of domains failed just as decisively. We turn now to explaining this development, which is what turned the overthrow of Tokugawa rule into a full-blown revolutionary transformation of the political order. Once again, the novel political process of the independent organization of lower-status samurai cutting across domain institutions was key.</text:span></text:p>
      <text:p text:style-name="P3"><text:span text:style-name="T80">2.4 The </text:span><text:span text:style-name="T84">d</text:span><text:span text:style-name="T80">estruction of the Tokugawa-era </text:span><text:span text:style-name="T84">p</text:span><text:span text:style-name="T80">olitical </text:span><text:span text:style-name="T84">o</text:span><text:span text:style-name="T80">rder</text:span></text:p>
      <text:p text:style-name="P3"><text:span text:style-name="T26"><text:tab/>The new central state established by the Restoration at first merely took over the position of the feudal monarchy it overthrew. Its fiscal base was the same territories, representing about a quarter of the arable land in the country, that had been directly ruled by the Tokugawa, and it like the feudal monarchy before it augmented its budget by issuing currency and borrowing from the merchants of Osaka. Likewise, it took over from the feudal monarchy the formal power of granting domains as fiefs to lords. However, in two crucial ways it arguably had </text:span><text:span text:style-name="T80">less </text:span><text:span text:style-name="T26">power vis-a-vis the magnate lords compared to the Tokugawa. First, while the feudal monarchy had </text:span><text:span text:style-name="T30">by the mid-1860s established the core of a directly controlled, modernized military force,</text:span><text:span text:style-name="T26"> the “imperial” army that defeated first the Tokugawa army and then dissident lords in northeastern Japan was initially</text:span><text:span text:style-name="T80"> </text:span><text:span text:style-name="T26">composed </text:span><text:span text:style-name="T80">entirely </text:span><text:span text:style-name="T26">of troops </text:span><text:span text:style-name="T30">dispatched </text:span><text:span text:style-name="T26">by various domains (Shibahara 1977, p. 94). </text:span><text:soft-page-break/><text:span text:style-name="T26">Second, where in the feudal monarchy the top officials had typically been lords of relatively small domains, the new “imperial” government was at first made up of the lords of great domains who had provided the military forces for </text:span><text:span text:style-name="T35">overthrowing the Tokugawa</text:span><text:span text:style-name="T26">. Thus, compared to the feudal monarchy, the new regime at first combined less </text:span><text:span text:style-name="T30">direct </text:span><text:span text:style-name="T26">control of coercive capacity with greater institutionalized influence for the materially most powerful magnate lords.</text:span></text:p>
      <text:p text:style-name="P3"><text:span text:style-name="T26"><text:tab/>Yet, whereas the feudal monarchy had shown itself again and again incapable of acting against the interests of the magnate lords, this new state proved capable of unceremoniously stripping those same lords of political power, and indeed abolishing the entire system of semi-independent domains, on August 29</text:span><text:span text:style-name="T110">th</text:span><text:span text:style-name="T26">, 1871. Explaining this outcome requires answering two distinct question</text:span><text:span text:style-name="T29">s</text:span><text:span text:style-name="T26">. First, why did a regime that was established by a coalition of domains turn against the entire political system those domains were a part of? Second, how was this new state able to succeed in abolishing the domains despite at first having less power independent of the great domains compared to the feudal monarchy it replaced?</text:span></text:p>
      <text:p text:style-name="P3"><text:span text:style-name="T26"><text:tab/>On the question of why the new regime pursued centralization at the expense of the old aristocracy, there is some validity to the standard explanation. Making Japan able to “face up to the world” (</text:span><text:span text:style-name="T80">bankoku taiji</text:span><text:span text:style-name="T26">) was a genuine concern for not just the samurai who controlled the new state but the entire ruling class. Establishing the economic, fiscal, and military foundations on the basis of which Japan could hold its own against the Western imperial powers was an obvious priority, and centralization and rationalization of the state—including abolition of the domains and the later elimination of samurai privileges—were steps in that direction (Shibahara 1977). However, even if the leaders of the new state justified their actions in these terms, it was not obvious that the goal of strengthening the Japanese political order, which was shared by most elites, really necessitated the specific, revolutionary program those leaders successfully pursued. </text:span><text:soft-page-break/><text:span text:style-name="T26">It is worth noting here that German unification, one of the cases most often compared to the Meiji Restoration in Japan, diverged substantially on just this point. Within the German Empire, the individual states and their hereditary princes retained a significant degree of local power. Thus in principle, there was no contradiction between a federal political system and political and economic modernization. To make sense of why the Japanese state took the centralizing path it did, it is necessary once again to separate the interests and political activity of samurai and magnate lords.</text:span></text:p>
      <text:p text:style-name="P3"><text:span text:style-name="T26"><text:tab/>The feudal monarchy was repeatedly destabilized and the coalition that overthrew it was stitched together through the actions of lower-ranked samurai and other subordinate elites. Though they at times jockeyed for influence within domain institutions—as samurai had long done—they were distinct from their predecessors for being organized and capable of mobilizing across the boundaries of domain institutions. By 1868, samurai of this broad movement firmly controlled Chōshū and held varying degrees of influence in Satsuma, Tosa, Hizen, Hiroshima, and other domains. However, except in Chōshū (where the loyalists had seized control of the domain by military force in 1865), the </text:span><text:span text:style-name="T80">mode </text:span><text:span text:style-name="T26">of their authority remained the same as it had been for lower-status samurai officials of preceding decades: they held their positions at the pleasure of their lords and they had to contend with the entrenched influence of the highest-ranked samurai in the domain (see above, as well as Table 2). Indeed, even in Satsuma a conservative faction delayed and very nearly succeeded in preventing the dispatch of troops to secure control of Kyoto in 1867 (Aoyama 2011, p</text:span><text:span text:style-name="T36">p</text:span><text:span text:style-name="T26">. 243-4). Self-described “able” low-status samurai had long resented the aristocrats who held power due to birth (</text:span><text:span text:style-name="T80">monbatsu</text:span><text:span text:style-name="T26">) and obstructed their own rise within domain administrations (Dore 1984, </text:span><text:span text:style-name="T36">p</text:span><text:span text:style-name="T26">p. 194-9; Huber 1981). What one faction of them was able to do after the overthrow of the Tokugawa was to use the new state as an institutional </text:span><text:soft-page-break/><text:span text:style-name="T26">path to circumvent their feudal superiors entirely.</text:span></text:p>
      <text:p text:style-name="P22"><text:tab/>The “imperial” government set up in early 1868 underwent several reorganizations in its first two years of existence, but its basic pattern (which persisted until the 1880s) was of an executive council and several functional departments, with substantial overlap of council membership and high-level officials in the departments (Craig 1986). Initially, the highest positions were held by magnate lords and members of the imperial court nobility, while samurai served as second-tier assistants and the regular staff of the departments. As in the domain administrations (see Table 2), the samurai assistants and staff took care of most of the actual formulation and implementation of policy. There was, however, an important difference. In the domain administrations, final authority over decisions and appointments was held by the magnate lords. In the “imperial” government immediately after the Restoration, the magnate lords were officials appointed by the emperor, as were those of their vassals who served in the new regime. By serving in offices in the imperial government, samurai were understood to have broken their subordination to their erstwhile lords (Shibahara 1977, p. 80). Thus, just as influence over the lord was crucial in the power struggles within domain administrations—privileging the high-status samurai who had closer access to the lord—so was control over statements issued in the emperor’s name crucial in the new central government. <text:span text:style-name="T135">However, unlike the magnate lords who had throughout the era headed the fiscal and administrative apparatuses of their domains, around which had grown up the dense thicket of powerful entrenched interests that constrained upwardly mobile samurai officials, the emperor under Tokugawa rule had been kept in a cocoon of purely ceremonial court ranks and positions.</text:span></text:p>
      <text:p text:style-name="P4"><text:span text:style-name="T26"><text:tab/>From late 1867 on, this </text:span><text:span text:style-name="T31">cocoon had been taken over </text:span><text:span text:style-name="T26">by the samurai leaders of the anti-Tokugawa movement via a small number of collaborators from among the court nobility.</text:span><text:span text:style-name="T26"><text:note text:id="ftn14" text:note-class="footnote"><text:note-citation>14</text:note-citation><text:note-body><text:p text:style-name="P44">It is worth noting in this context that the “loyalists” often took a quite cynical view of the politics of the imperial court, describing it as “theater” and the emperor himself as a “jewel” that they plotted to “steal” (Tōyama 1991a, p. 102).</text:p></text:note-body></text:note></text:span><text:span text:style-name="T26"> They </text:span><text:soft-page-break/><text:span text:style-name="T26">wrote the decrees issued in the emperor’s name and decided on the imperial government’s several reorganizations in 1868, </text:span><text:span text:style-name="T32">including the immediate elimination of existing </text:span><text:span text:style-name="T38">imperial</text:span><text:span text:style-name="T32"> court positions and the move to Edo (renamed Tokyo) later in the year</text:span><text:span text:style-name="T26"> (Shibahara 1977, </text:span><text:span text:style-name="T36">p</text:span><text:span text:style-name="T26">p. 82-92). In short, by means of their </text:span><text:span text:style-name="T80">informal </text:span><text:span text:style-name="T26">position as gatekeepers to the emperor, they were able to manage the actions of the imperial government from the beginning, despite the prominent </text:span><text:span text:style-name="T80">formal </text:span><text:span text:style-name="T26">positions granted to magnate lords. The </text:span><text:span text:style-name="T80">use </text:span><text:span text:style-name="T26">to which they put this informal power was to free themselves from the institutions of lordship and domain government. Their </text:span><text:span text:style-name="T80">interest </text:span><text:span text:style-name="T26">in doing so, even though domain institutions had previously been their only route to political authority, was that like all other relatively low-status samurai they were constrained and subordinated by the vassal hierarchy.</text:span></text:p>
      <text:p text:style-name="P3"><text:span text:style-name="T26"><text:tab/>This brings us to the second question, how a state seemingly dependent on the magnate lords was able to force them from power. Control of the words issued in the emperor’s name alone was not enough to establish the new regime as the centralized state it became in the 1870s. It also needed to gain direct control over coercive capacity and the local administrative apparatus that would implement its laws and collect its taxes. In 1868, both of these were still held as patrimonial property by the magnate lords and staffed by their samurai vassals. The strategy that the leaders of the central state adopted was to coopt</text:span><text:span text:style-name="T80"> </text:span><text:span text:style-name="T26">the officials of the domain administrations. These officials were of similar social origins to the leaders of the new state: relatively low status samurai, appointed by their lords. Beginning in late 1868, the new state encouraged the appointment of such “reforming” officials, without regard to the status hierarchy among the samurai, and issued decrees calling for the standardization of domain administrations, including the appointment of officials responsible for communicating with the central government. The </text:span><text:soft-page-break/><text:span text:style-name="T26">substance of the orders the new state issued to the domains was uncontroversial: the appointment of “talented” officials, fiscal economies especially in samurai stipends, military investment, and so on. However, by institutionalizing communication between the central state and the domain administrations, the state was setting the foundation for assuming direct control </text:span><text:span text:style-name="T38">(Shibahara 1977, pp. 102-19)</text:span><text:span text:style-name="T26">.</text:span></text:p>
      <text:p text:style-name="P22"><text:tab/>When the lords were stripped of their domains in 1871 and governors were appointed by the central state in their place, the personnel of the local administrations were largely kept in place. From the perspective of the samurai officials, what the conversion of magnate-ruled domains to centrally controlled prefectures meant was the elimination of the arbitrary power of their feudal superiors, both the lords and the high-status samurai. In principle, there was even the possibility for upward mobility in the new state. The governors newly appointed by the central state were themselves middling rank samurai from various domains. Instead of an unbridgeable status gap between lord and officials, the governors were now merely one step higher in a bureaucratic hierarchy. For local officials, there was little to recommend the old order in comparison to this new system, and throughout Japan the former domain administrations met the transition with surprise, but with few complaints (Umegaki 1986).</text:p>
      <text:p text:style-name="P3"><text:span text:style-name="T26"><text:tab/>The new state secured a core of directly controlled military capacity through a similar, though more particularistic, strategy of cooptation. Samurai commanders of modernized troops from the domains of Satsuma and Tosa were convinced in early 1871 to enter the central government, bringing their forces with them (Craig 1986, </text:span><text:span text:style-name="T36">p</text:span><text:span text:style-name="T26">p. 56-7). While there is no direct evidence that it was ever explicitly stated that this was a preliminary step to the central state abolishing the magnate lords’ control of their domains, the two leaders brought into the government as a result were active supporters of the decision to do so a few months later </text:span><text:soft-page-break/><text:span text:style-name="T11">(Umegaki 1986, </text:span><text:span text:style-name="T58">p</text:span><text:span text:style-name="T11">p. 103-6)</text:span><text:span text:style-name="T26">.</text:span></text:p>
      <text:p text:style-name="P3"><text:span text:style-name="T26"><text:tab/>Because the post-Restoration state was not directly embedded within the system of lordship and vassalage, it could offer local samurai officials or important military commanders a </text:span><text:span text:style-name="T80">way out </text:span><text:span text:style-name="T26">of the status hierarchy of the old regime. In effect, it overthrew the magnate lords neither from below by mass mobilization or from above by military coup, but instead by working around them and winning the cooperation of the lords’ own subordinates since it offered them the possibility of secure authority and upward advancement that was impossible under the old political order. Yet, there were posts in the prefectural administrations and central bureaucracy for only a relatively small fraction of the samurai class. What would happen to the rest? The approach adopted by the Meiji state was to eliminate all of the social and economic institutions that supported samurai status (see Table 1). </text:span><text:span text:style-name="T11">Samurai stipends were an unsustainable burden on the state budget, and so they were first reduced then commuted into state bonds (Shibahara 1977, </text:span><text:span text:style-name="T58">p</text:span><text:span text:style-name="T11">p. 187-90). The laws that had maintained strict status divisions between samurai, peasants, and townsmen were abolished as anachronistic blocks on social and economic development. Because of their administrative experience and education, former samurai often filled the new state positions in administration, education, and the police (Harootunian 1959), but service in the state was not formally linked to samurai status. As a result, significant numbers of former samurai lost out from the post-Restoration reforms.</text:span></text:p>
      <text:p text:style-name="P3"><text:span text:style-name="T11"><text:tab/>Another, alternative path would have been to leave in place hereditary samurai privileges within a partially reformed political order. The result would have been something like what happened in Satsuma in the 1870s, which after the end of Shimazu rule became a kind of samurai republic “that represented the interests of its victorious returning soldiery” from the battles of 1868-9 (Craig 1986, p. 53). Control of what was (and is) now called Kagoshima Prefecture fell </text:span><text:soft-page-break/><text:span text:style-name="T11">into the hands of samurai recruited with little attention to the old status hierarchy of the vassal band and organized around a network of schools, in much the same way as reformist cliques had been established in preceding decades and the Restoration movement had itself come into being. If only in Satsuma did this kind of samurai republic even temporarily emerge, groups of samurai opposed to the loss of their political privileges appeared in various places, especially in southwestern Japan, and led a series of small-scale rebellions in the mid-1870s (Vlastos 1989, </text:span><text:span text:style-name="T58">p</text:span><text:span text:style-name="T11">p. 382-402). Satsuma itself finally rose against the central state in 1877.</text:span></text:p>
      <text:p text:style-name="P3"><text:span text:style-name="T11"><text:tab/>All of these rebellions were defeated, though the Satsuma uprising is fairly titled a war in Japanese, involving tens of thousands of combatants on each side. What doomed all of these movements was their fragmentary character. The Satsuma samurai did nothing to support the rebellions that preceded their own, and although there was an eruption of vociferous support from samurai political groups throughout Japan for the Satsuma rebellion, there was no effort at coordinated resistance to the new regime (T</text:span><text:span text:style-name="T26">ō</text:span><text:span text:style-name="T11">yama 1991a, </text:span><text:span text:style-name="T58">p</text:span><text:span text:style-name="T11">p. 196-7). The cross-cutting network of samurai activists that had played a key role in the Restoration movement had been broken up, as many of its former participants eagerly accepted positions in the new state, whether in Tokyo or in the prefectural administrations. Individuals who were left out of the new state represented an obvious pool of opposition, but even among them a substantial number discovered that the new political order had space for dissidents who played by the rules—</text:span><text:span text:style-name="T62">such </text:span><text:span text:style-name="T11">as the Tosa samurai Itagaki Taisuke, the figurehead of what became the early liberal movement, or intellectuals like the modernizing nationalists of the Meiji Six Society (Swale 2009). In contrast, prominent leaders of the Restoration who drifted towards reactionary samurai rebellions met only death—like Et</text:span><text:span text:style-name="T26">ō</text:span><text:span text:style-name="T11"> Shimpei (Hizen </text:span><text:span text:style-name="T62">in</text:span><text:span text:style-name="T11"> 1874), Maebara Issei (Chōshū </text:span><text:span text:style-name="T62">in</text:span><text:span text:style-name="T11"> 1876), or Saig</text:span><text:span text:style-name="T26">ō</text:span><text:span text:style-name="T11"> Takamori (Satsuma </text:span><text:span text:style-name="T62">in</text:span><text:span text:style-name="T11"> 1877).</text:span></text:p>
      <text:p text:style-name="P3"><text:soft-page-break/><text:span text:style-name="T11"><text:tab/>In sum, against both the lords and those samurai who wanted to retain their privileges, the new state, staffed by relatively low-ranked samurai who used it to permanently escape the institutional constraints of domain and vassal band, had a decisive organizational advantage. Its absolute material resources exceeded any individual lord, let alone any individual group of rebellious samurai, and it could build local constituencies through establishing ties to officials. Its opponents, in contrast, were largely isolated: lords had shown extremely limited capacity to cooperate except at the initiative of samurai working through their own political networks, and the reactionary samurai opposition was extremely localistic. The leaders of the central state pitched their reforms as necessary for the goal of making Japan into a “rich country with a strong military” able to “face up to the world,” and indeed they focused on building a solid fiscal base and military capacity. However, along the way they needed to supplant contenders for political power who, while in principle in agreement with the new state’s goals, in practice represented an institutional obstruction to the implementation of the centralizing and rationalizing strategy that the ruling clique adopted—a strategy that, not coincidentally, maximized the political power of those who controlled the new state apparatus. Their success had little to do with their pragmatism, conservatism, or disconnection from land ownership, and they certainly did not act primarily as representatives </text:span><text:span text:style-name="T75">of domains</text:span><text:span text:style-name="T11">. Instead, it was the emergence of political organization and action by lower-status samurai and other marginal elites, independent of domain institutions but interacting with the political relations between </text:span><text:span text:style-name="T57">feudal </text:span><text:span text:style-name="T11">monarchy and magnate lords, that led to such a strikingly revolutionary outcome in Japan despite the relative absence of a mass revolutionary movement.</text:span></text:p>
      <text:p text:style-name="P3"><text:span text:style-name="T73">3. Conclusion: </text:span><text:span text:style-name="T74">the Meiji Restoration</text:span><text:span text:style-name="T73"> in </text:span><text:span text:style-name="T74">c</text:span><text:span text:style-name="T73">omparative </text:span><text:span text:style-name="T74">p</text:span><text:span text:style-name="T73">erspective</text:span></text:p>
      <text:p text:style-name="P10"><text:span text:style-name="T11"><text:tab/></text:span><text:span text:style-name="T62">To recap the argument of this article, in the 1860s and 70s, the feudal monarchy of the </text:span><text:soft-page-break/><text:span text:style-name="T62">Tokugawa </text:span><text:span text:style-name="T67">s</text:span><text:span text:style-name="T62">hogunate was overthrown, and the political order over which it had ruled was completely dismantled. </text:span><text:span text:style-name="T11">Previous accounts interpreted this transformation in Japanese political institutions as an adaptive response to the external shock represented by the threat of Western imperialism. The agents of this adaptive response were members of the old regime’s ruling class, specifically individuals of relatively low wealth and status from among the samurai “warriors” who had become the hereditary quasi-bureaucrats governing Japan during the Tokugawa era. In </text:span><text:span text:style-name="T62">previous</text:span><text:span text:style-name="T11"> accounts, these samurai were able, in the absence of a serious threat from below, to mobilize existing political institutions to put in place reforms that were pragmatically transformative yet fundamentally conservative, and they were willing to do this in large part because they were disconnected from land ownership. This article has argued that previous accounts fail to resolve the crucial question of how lower-status samurai, who in fact had relatively little </text:span><text:span text:style-name="T75">secure </text:span><text:span text:style-name="T11">political power in the old regime, were able to push aside far more deeply entrenched political actors within the very domain institutions that provided the force through which Tokugawa </text:span><text:span text:style-name="T57">rule </text:span><text:span text:style-name="T11">was overthrown. Previous accounts conflated the two distinct political processes at work in the 1860s in Japan: on the one hand, the long-standing tensions between the magnate lords and the feudal monarchy and, on the other, the novel organization and mobilization of lower-status samurai </text:span><text:span text:style-name="T75">independent </text:span><text:span text:style-name="T11">of their lords and domain institutions. This article has shown how the interaction of these two processes produced first the overthrow of the feudal monarchy and then </text:span><text:span text:style-name="T62">the revolutionary reconstruction of the political order</text:span><text:span text:style-name="T11">.</text:span></text:p>
      <text:p text:style-name="P3"><text:span text:style-name="T11"><text:tab/>The accounts of the Restoration that </text:span><text:span text:style-name="T52">t</text:span><text:span text:style-name="T11">his article has sought to revise were often cast in comparative terms. Historical sociologists and comparative historians have contrasted Japan’s “aristocratic revolution” or “revolution from above” with “social” or “great” revolutions elsewhere. However, the alternative account of the Restoration presented in this article sheds a </text:span><text:soft-page-break/><text:span text:style-name="T11">rather different light on the comparison between Japan and analogous political upheavals elsewhere. </text:span><text:span text:style-name="T43">In one crucial respect, the prevailing emphasis on the anomalous character of the Restoration is incorrect. Rather than being exceptionally “aristocratic,” </text:span><text:span text:style-name="T48">the</text:span><text:span text:style-name="T43"> class basis of the </text:span><text:span text:style-name="T62">leadership of the</text:span><text:span text:style-name="T43"> Restoration in fact closely parallels the pattern of other major revolutions. In two other areas, </text:span><text:span text:style-name="T44">the role of mass </text:span><text:span text:style-name="T48">mobilization</text:span><text:span text:style-name="T44"> and ideology,</text:span><text:span text:style-name="T43"> the Restoration does diverge from many major revolutions, but this article’s analysis suggests a different explanation of these divergences. The upshot is that while Meiji Restoration obviously has some distinctive features, </text:span><text:span text:style-name="T69">these are not sufficient to set it apart as an exceptional or anomalous case or as a different </text:span><text:span text:style-name="T79">kind</text:span><text:span text:style-name="T69"> of event compared to other major revolutions</text:span><text:span text:style-name="T43">.</text:span></text:p>
      <text:p text:style-name="P18"><text:tab/>First, is it really so strange that the Restoration was carried out, not by representatives of a “rising” bourgeois class, but instead by members of the privileged status group that provided subordinate functionaries for the old regime? The emphasis often given to the disconnection of lower-status samurai from land ownership and their willingness to respond “pragmatically” to the foreign crisis is meant to explain this supposed anomaly. The contrast is to an image of the overthrow of the old regime by a rising bourgeois class. “Unlike the Western bourgeoisie, townsmen in Japan never challenged aristocratic privilege, either in practice or theory … leaving <text:span text:style-name="T158">[the samurai] </text:span>free to experiment without the fear that to change anything would endanger everything” (Smith 1988, p<text:span text:style-name="T149">p</text:span>. 135-6). This <text:span text:style-name="T158">was</text:span>, to quote a recent article quoting Trotsky, a “curious historical twist by which ‘the tasks of one class are carried out by another’” (Allinson and Anievas 2010, p. 486). Yet, if the past several decades of scholarship on the once-canonical bourgeois revolutions <text:span text:style-name="T158">have</text:span> shown anything, it is that it is incredibly difficult to find a capitalist bourgeoisie actually carrying out the class task assigned to it—namely a determined assault against the feudal political order.</text:p>
      <text:p text:style-name="P6"><text:soft-page-break/><text:span text:style-name="T11"><text:tab/>Rather than one representing a capitalist bourgeoisie and the other anomalously representing a self-abolishing aristocracy, there is actually remarkable similarity between the members of the “Third Estate” in France who took leading roles in the French Revolution and the lower-status samurai who led the Restoration. On a purely quantitative level, the perhaps 6 to 7% of the population made up of samurai was far closer to the bourgeois </text:span><text:span text:style-name="T75">notables </text:span><text:span text:style-name="T11">who made up 8.4% of the French population according to one estimate than to the probably less than 1% that comprised the </text:span><text:span text:style-name="T75">noblesse</text:span><text:span text:style-name="T11"> (Doyle 1988, p</text:span><text:span text:style-name="T58">p</text:span><text:span text:style-name="T11">. 129-30; Miyamoto et al. 1998, p. 63). The deputies of the Third Estate were far more likely to be educated professionals, lower-level venal officials, or </text:span><text:span text:style-name="T75">rentiers</text:span><text:span text:style-name="T11"> (in landed property or state debt) than active merchants or industrialists (Tackett 1996, </text:span><text:span text:style-name="T58">p</text:span><text:span text:style-name="T11">p. 35-46). </text:span><text:span text:style-name="T75">Both </text:span><text:span text:style-name="T11">the members of the Third Estate who were venal officials or owners of seigneurial rights </text:span><text:span text:style-name="T75">and </text:span><text:span text:style-name="T11">the lower-status samurai who received stipends out of their lords’ tax revenues and sometimes held offices in the domain administrations were </text:span><text:span text:style-name="T75">partial </text:span><text:span text:style-name="T11">beneficiaries of the existing political order. Yet, </text:span><text:span text:style-name="T75">both </text:span><text:span text:style-name="T11">groups were excluded from attaining the most privileged and secure positions of power in that same order, and they resented the lazy and incompetent aristocrats whose positions prevented them from rising in line with their “merit.” </text:span><text:span text:style-name="T49">In short, samurai loyalists and Third Estate radicals—as well as the leaders of other revolutions, as argued by </text:span><text:span text:style-name="T16">Goldstone (1991b)—</text:span><text:span text:style-name="T49">shared the characteristic</text:span><text:span text:style-name="T62">s</text:span><text:span text:style-name="T49"> of enjoying or even gaining some privileges of elite status but simultaneously being systematically subordinated to the incumbents of the highest reaches of the political order, who jealously guarded their superior positions. Subordinate elites who gained power in revolutions in France, Japan and elsewhere have used it to liquidate the institutions that maintained their previous exclusion and subordination.</text:span></text:p>
      <text:p text:style-name="P23"><text:tab/>Second, nonetheless, the Meiji Restoration was characterized by a relatively small political role for mass mobilization, compared to many early modern and modern revolutions. <text:span text:style-name="T136">In </text:span><text:soft-page-break/><text:span text:style-name="T136">many social revolutions, mass mobilization provides the force necessary to overcome the concentrated coercive capacity of the existing regime, but revolutionary leaders who are dependent on popular action in this way are constrained to take at least some actions to maintain popular support or to simply ratify what has already become a </text:span><text:span text:style-name="T125">fait accompli</text:span><text:span text:style-name="T136">. Beginning with the taking of the Bastille, the mobilization of the urban populace was a crucial prop for the French Revolution. Likewise, outbreaks of rural unrest beginning with the “Great Fear” of the summer of 1789 forced the revolutionary leaders into far stronger social reforms than they originally intended, including the total abolition of seigneurial dues and privileges, ultimately without compensation (Markoff 2006). What is more, the degree of willingness of revolutionary leaders, themselves of relatively elite origin, to countenance or even organizationally integrate mass action very often defined the lines among factions. This was what divided landholders of the parliamentary and royalist factions in the English civil war (Brenner 1993, p. 689).</text:span><text:span text:style-name="T136"><text:note text:id="ftn15" text:note-class="footnote"><text:note-citation>15</text:note-citation><text:note-body><text:p text:style-name="P46">This interpretation is an alternative to the claim that <text:span text:style-name="T146">t</text:span>he conflict was between more or less economically “dynamic” groups of landowners.</text:p></text:note-body></text:note></text:span><text:span text:style-name="T136"> Likewise, the Jacobins’ advantage over other factions was in large part their partial integration with more popular groups (Skocpol 1979, pp. 187-90).</text:span></text:p>
      <text:p text:style-name="P19"><text:tab/><text:span text:style-name="T136">Popular mobilization played neither of these roles in the Meiji Restoration. A few individuals among the loyalist samurai advocated using economic grievances to make common cause with the populace, but they were never a major faction (T</text:span><text:span text:style-name="T137">ō</text:span><text:span text:style-name="T136">yama 1991a, pp. 44-5). This is not to say the popular unrest was absent in the 1860s and 70s or that it was politically irrelevant, just that its role was that of a background condition.</text:span><text:span text:style-name="T136"><text:note text:id="ftn16" text:note-class="footnote"><text:note-citation>16</text:note-citation><text:note-body><text:p text:style-name="P45">The discussion here focuses on the comparison with the French Revolution so as to attempt to <text:span text:style-name="T148">account for</text:span> the relatively stark contrast with that case. However, it should be noted that in term of the role of popular unrest and the organization of militias led by subordinate elites as part of the revolutionary movement, the Meiji Restoration is much closer to the English Civil War (Goldstone 1991b, <text:span text:style-name="T150">p</text:span>p. 403,413).</text:p></text:note-body></text:note></text:span><text:span text:style-name="T136"> According to the best available data, the late 1860s saw the highest frequency of rural and urban protests of the entire era (White 1995, </text:span><text:soft-page-break/><text:span text:style-name="T136">193-4). A particularly intense wave occurred in 1866, the year of the feudal monarchy’s failed second military expedition against Chōshū. Riots against high grain prices broke out in the Tokugawa capital of Edo and the great commercial city of Osaka. The authorities effectively lost control of the streets of Edo for ten days in the fall, while in the countryside, there were at least 72 peasant uprisings, concentrated in the center and east of the country (T</text:span><text:span text:style-name="T137">ō</text:span><text:span text:style-name="T136">yama 1991a, pp. 89-90). As noted above, while none of these uprisings represented a direct threat to the political order, they contributed to a general sense of disorder that undermined elites’ confidence in Tokugawa rule </text:span><text:span text:style-name="T138">(Iwaki 2010).</text:span><text:span text:style-name="T136"> Likewise, rural popular unrest continued through the formative period the new state and was echoed by political agitation among the non-samurai gentry, and the leaders of the new state had to navigate these pressures as they sought to implement new tax, conscription and education systems (Vlastos 1989).</text:span></text:p>
      <text:p text:style-name="P20"><text:span text:style-name="T136"><text:tab/>What these observations about popular protests in Japan suggest is that the </text:span><text:span text:style-name="T124">spark </text:span><text:span text:style-name="T139">for mass mobilization existed in Japan in the 1860s and 70s, perhaps no less than in 17</text:span><text:span text:style-name="T145">80s</text:span><text:span text:style-name="T140"> France.</text:span><text:span text:style-name="T140"><text:note text:id="ftn17" text:note-class="footnote"><text:note-citation>17</text:note-citation><text:note-body><text:p text:style-name="P46">Japanese historians and some American historical sociologists make much of the focus on local targets and lack of broader political organization in Japanese peasant uprisings. However, these particular “weaknesses” (if <text:span text:style-name="T149">one</text:span> want<text:span text:style-name="T149">s</text:span> to call them that)<text:span text:style-name="T149"> also characterize</text:span> the Great Fear (Doyle 1988, p<text:span text:style-name="T150">p</text:span>. 185-203).</text:p></text:note-body></text:note></text:span><text:span text:style-name="T140"> However, in Japan, the spark smoldered or was snuffed out, while in France beginning in 1789 the spark caught and was fanned into a flame that </text:span><text:span text:style-name="T144">only grew more powerful as the Revolution progressed</text:span><text:span text:style-name="T140">. What was the difference? </text:span><text:span text:style-name="T141">In France, the state riven by political conflict was constrained from suppressing popular unrest as it had done previously, and the radical faction of subordinate elites needed and cultivated mass support in their struggle to take and hold on to power (Skocpol 1979).</text:span><text:span text:style-name="T140"> In Japan, even though the 1866 wave of protests came as the </text:span><text:span text:style-name="T143">feudal </text:span><text:span text:style-name="T140">monarchy was preoccupied with the problem of Chōshū, they were shrugged off. Even if </text:span><text:span text:style-name="T143">Tokugawa </text:span><text:span text:style-name="T140">forces were tied up elsewhere, domains forces could be counted on to put down uprisings as they had throughout the era. This was one consequence of the decentralization of </text:span><text:soft-page-break/><text:span text:style-name="T140">fiscal and coercive capacity in Tokugawa-era Japan. The flipside of this, however, was that the lower-status samurai who led the Restoration movement did not </text:span><text:span text:style-name="T126">need </text:span><text:span text:style-name="T140">popular forces the way their counterparts did elsewhere. The resources of the domains and lords’ ambivalence towards the feudal monarchy were sufficient. </text:span><text:span text:style-name="T141">As a result, whatever its impact on the political environment, the increased pace of unrest never </text:span><text:span text:style-name="T142">led to </text:span><text:span text:style-name="T141">popular mobilization </text:span><text:span text:style-name="T142">exercising </text:span><text:span text:style-name="T141">the kind of direct force </text:span><text:span text:style-name="T142">it did</text:span><text:span text:style-name="T141"> in some other revolutions.</text:span></text:p>
      <text:p text:style-name="P5"><text:span text:style-name="T44"><text:tab/>Third, the ideology of imperial loyalism that the samurai activists of the 1860s adopted as their unifying banner is rather different </text:span><text:span text:style-name="T45">from</text:span><text:span text:style-name="T44"> the mobilizing ideologies of other revolutions (Eistenstadt </text:span><text:span text:style-name="T47">1992,</text:span><text:span text:style-name="T44"> Goldstone </text:span><text:span text:style-name="T47">1991a</text:span><text:span text:style-name="T44">). The Puritan eschatology of the parliamentary radicals in 1640s England and the popular sovereignty championed by both radical deputies and popular activists </text:span><text:span text:style-name="T62">in</text:span><text:span text:style-name="T47"> the French Revolution</text:span><text:span text:style-name="T44"> were doctrines th</text:span><text:span text:style-name="T45">at</text:span><text:span text:style-name="T44"> straightforwardly justified the revolutionary remaking of political and social institutions.</text:span><text:span text:style-name="T44"><text:note text:id="ftn18" text:note-class="footnote"><text:note-citation>18</text:note-citation><text:note-body><text:p text:style-name="P47">The ideological schema of revolutionary movements should not be assumed to be prior to or unconnected with their political means. According to Sewell (1996), the deputies of the National Assemblies in large part improvised the ideological schema of popular revolution only in response to, and in an attempt to regain the <text:span text:style-name="T151">initiative</text:span> from, the fact of effective popular <text:span text:style-name="T151">mobilization</text:span> following the taking of the Bastille.</text:p></text:note-body></text:note></text:span><text:span text:style-name="T44"> </text:span><text:span text:style-name="T45">In contrast, the revolution in Japan was carried </text:span><text:span text:style-name="T62">out</text:span><text:span text:style-name="T45"> in the name of restoring the ancient, and religiously inflected, political authority of the </text:span><text:span text:style-name="T46">e</text:span><text:span text:style-name="T45">mperor. </text:span><text:span text:style-name="T46">Yet, this ideological “traditionalism” did not stop the new regime from undertaking the construction of a political order that was in fact radically different from anything that had preceded it in the history of the archipelago.</text:span></text:p>
      <text:p text:style-name="P16"><text:span text:style-name="T46"><text:tab/></text:span><text:span text:style-name="T13">The symbolic prominence of the emperor in the political struggles of the 1850s and 60s was matched by an immense degree of malleability </text:span><text:span text:style-name="T15">in the </text:span><text:span text:style-name="T23">uses</text:span><text:span text:style-name="T15"> </text:span><text:span text:style-name="T17">to which the symbol was put</text:span><text:span text:style-name="T13">. For the great lords, the imperial court was the umbrella under which they laid out their claims to greater influence on national policy. For the Tokugawa, imperial approval was supposed to provide political cover for controversial foreign policy decisions. For the loyalists and later the </text:span><text:soft-page-break/><text:span text:style-name="T13">leaders of the Meiji state, the emperor was the center of sovereignty that they sought to establish as an alternative to the existing order. The emperor could be such different thing</text:span><text:span text:style-name="T18">s</text:span><text:span text:style-name="T13"> to different groups at different times </text:span><text:span text:style-name="T14">precisely </text:span><text:span text:style-name="T13">because </text:span><text:span text:style-name="T14">under the Tokugawa-era political order, </text:span><text:span text:style-name="T15">the imperial court had no concrete political role. As such, the activists and intellectuals of the Restoration movement could profess themselves to be seeking to re-establish Japan’s indigenous political form </text:span><text:span text:style-name="T18">of direct imperial rule</text:span><text:span text:style-name="T15">, but that form was so historically distant as to have no practical legacy in existing institutions. Thus, as a legitimizing symbol, it did not so much restrain the political vision of the self-proclaimed loyalists as </text:span><text:span text:style-name="T19">provide ideological cover for</text:span><text:span text:style-name="T15"> radically reconstructing the state (Harootunian 1970).</text:span></text:p>
      <text:p text:style-name="P12"><text:span text:style-name="T11"><text:tab/></text:span><text:span text:style-name="T53">What were the consequences of these distinctive features of the Meiji Restoration? Moore (1966) and Trimberger (1978) influentially suggest that the relative weakness of mass mobilization and the conservative outlook of the Restoration’s leaders led directly to the authoritarianism and militarism of Japan’s modern state, in contrast to what </text:span><text:span text:style-name="T62">Moore</text:span><text:span text:style-name="T53"> characterizes as a “democratic” path to modern capitalism passing through mass-based revolution. Compared to the Meiji Restoration, </text:span><text:span text:style-name="T65">other </text:span><text:span text:style-name="T53">revolutions including the English and French were certainly more democratic in the sense that they overthrew and executed monarchs and replaced them temporarily with parliamentary or popular sovereignty, instead of simply replacing one kind of monarch (the Tokugawa shogunate) with another (the emperor). Yet, these revolutionary achievements were short-lived, and in the medium term, they were succeeded by authoritarian and at best constitutionally monarchical states that democratized only very gradually (Chibber 2013, pp. </text:span><text:span text:style-name="T59">86-9</text:span><text:span text:style-name="T53">). </text:span><text:span text:style-name="T66">After the Restoration, the Japanese state established local assemblies, followed by a national Diet and a constitution with limited protection of civil rights, </text:span><text:span text:style-name="T67">leading Goldstone (2014, pp. 71-3) to plausibly categorize it with the constitutional revolutions of North America </text:span><text:soft-page-break/><text:span text:style-name="T67">and Europe from 1776 to 1848</text:span><text:span text:style-name="T66">.</text:span><text:span text:style-name="T66"><text:note text:id="ftn19" text:note-class="footnote"><text:note-citation>19</text:note-citation><text:note-body><text:p text:style-name="P49">It can be accurately pointed out that early 20<text:span text:style-name="T161">th</text:span>-century Japan’s very gradual extension of the franchise and increase in parliamentary influence underwent a sharp reversal in the 1930s that was only overcome under the postwar Allied occupation (Scalapino 1953). However, the political history of France from Napoleon’s coup to the establishment of the Third Republic should encourage caution in labeling Japan’s trajectory as an exceptional case of “authoritarian capitalism” requiring a special explanation.</text:p></text:note-body></text:note></text:span></text:p>
      <text:p text:style-name="P21"><text:span text:style-name="T147"><text:tab/>Similarly, in terms of economic outcomes, there were limits to the extent of the attack on erstwhile privileged classes in the major revolutions of the seventeenth through nineteenth centuries, as there were in the Meiji Restoration. Indeed, the losses experienced after the Restoration by the aristocrats of Tokugawa-era Japan were at least as deep those suffered by the French nobility. French aristocrats had long lost any quasi-independent political and military powers, and though the Revolution proposed to eliminate their political privileges and (initially, with compensation) a subset of their property rights, it attacked their landholdings only </text:span><text:span text:style-name="T127">after </text:span><text:span text:style-name="T147">they turned against it decisively. Indeed, nobles who kept their heads down through the 1790s were often able to re-emerge as economically and politically strong (Soboul 1974, p. 556). In contrast, Japanese magnate lords personally ruled their domains, with almost absolute despotic power over their subjects and vassals, right up to the Restoration. They thus arguably lost much more than the French nobility. The financial compensation they received served to convert them into wealthy private citizens, much like many French nobles after the Revolution. The bulk of the samurai, on the other hand, were left with only a fraction of their former incomes and none of their privileges except for (possibly) the advantages of education and administrative or military experience.</text:span></text:p>
      <text:p text:style-name="P7"><text:span text:style-name="T11"><text:tab/>The overall comparative picture is that rather than being exceptional, </text:span><text:span text:style-name="T51">the Meiji Restoration clearly falls within the </text:span><text:span text:style-name="T69">same theoretical parameters</text:span><text:span text:style-name="T51"> </text:span><text:span text:style-name="T69">as </text:span><text:span text:style-name="T51">the </text:span><text:span text:style-name="T70">major</text:span><text:span text:style-name="T51"> revolutions of the seventeenth century and later.</text:span><text:span text:style-name="T11"> </text:span><text:span text:style-name="T51">T</text:span><text:span text:style-name="T11">he class position and goals of the lower-status samurai who led the Meiji Restoration were in line with their counterparts in more recent accounts of especially </text:span><text:soft-page-break/><text:span text:style-name="T11">the French Revolution. </text:span><text:span text:style-name="T48">As a consequence of</text:span><text:span text:style-name="T11"> Tokugawa-era Japan’s distinctive political institutions—especially the relative decentralization of coercive and fiscal capacity </text:span><text:span text:style-name="T48">and the existence of the institutionally empty symbol of the emperor</text:span><text:span text:style-name="T11">—</text:span><text:span text:style-name="T48">the means by which the samurai leaders of the Restoration seized power were different from other revolutions. Popular mobilization played a relatively small direct political role, and the ideological banner of the new state was not </text:span><text:span text:style-name="T50">overtly</text:span><text:span text:style-name="T48"> revolutionary.</text:span><text:span text:style-name="T11"> These different means, however, ultimately served </text:span><text:span text:style-name="T50">largely</text:span><text:span text:style-name="T11"> similar ends. Japan’s revolution</text:span><text:span text:style-name="T50">ary Restoration</text:span><text:span text:style-name="T11"> established a state that was more unified, less riven with patrimonial political powers and privileges, and staffed by something much closer to a professional bureaucratic corps.</text:span></text:p>
      <text:p text:style-name="P7"><text:span text:style-name="T11"><text:tab/>This </text:span><text:span text:style-name="T51">article</text:span><text:span text:style-name="T11"> has provided a reconsideration of the political processes that produced this outcome and has argued that these processes were not so anomalous in comparative perspective as has been often claimed. Yet, in closing, it </text:span><text:span text:style-name="T50">should be noted</text:span><text:span text:style-name="T11"> that answering the question of political process serves to reopen the question of socioeconomic </text:span><text:span text:style-name="T59">transformation</text:span><text:span text:style-name="T11">. </text:span><text:span text:style-name="T59">Not only was</text:span><text:span text:style-name="T11"> Meiji-era Japan characterized by a highly centralized state bent on military modernization, but </text:span><text:span text:style-name="T59">it</text:span><text:span text:style-name="T11"> also rapidly developed into a recognizably capitalist economy and bourgeois society—much like continental Europe a half-century before. This article’s analysis does not answer why the political outcomes it explains were followed by these immensely important social and economic consequences, but it is intended to provide a solid, comparatively grounded starting point for their investigation.</text:span></text:p>
      <text:p text:style-name="P3"/>
      <text:p text:style-name="P3"/>
      <text:p text:style-name="P3"/>
      <text:p text:style-name="P3"/>
      <text:p text:style-name="P24"><text:soft-page-break/>Acknowledgements</text:p>
      <text:p text:style-name="P3"><text:span text:style-name="T11">The author would like to thank Vivek Chibber, Jeff Goodwin, </text:span><text:span text:style-name="T41">Richard Lachmann, an anonymous reviewer,</text:span><text:span text:style-name="T11"> and the participants in the NYU Economic and Political Sociology Workshop for their comments on earlier versions of this article.</text:span></text:p>
      <text:p text:style-name="P31">Works Cited</text:p>
      <text:p text:style-name="P41"><text:span text:style-name="T86">Adams, J. (2005). </text:span><text:span text:style-name="T94">The Familial State: Ruling Families and Merchant Capitalism in Early Modern Europe</text:span><text:span text:style-name="T86">. Ithaca, NY: Cornell University Press.</text:span></text:p>
      <text:p text:style-name="P33"><text:span text:style-name="T86">Allinson, J. C., &amp; Anievas, A. (2010). The Uneven and Combined Development of the Meiji Restoration: A Passive Revolutionary Road to Capitalist Modernity. </text:span><text:span text:style-name="T93">Capital &amp; Class,</text:span><text:span text:style-name="T86"> </text:span><text:span text:style-name="T94">34</text:span><text:span text:style-name="T86">(3), 469-90.</text:span></text:p>
      <text:p text:style-name="P33"><text:bookmark text:name="internal-source-marker_0.521054602461578"/><text:span text:style-name="T86">Anderson, P. (1974). </text:span><text:span text:style-name="T93">Lineages of the Absolutist State</text:span><text:span text:style-name="T86">. New York: Verso.</text:span></text:p>
      <text:p text:style-name="P33"><text:bookmark text:name="internal-source-marker_0.116008781938652"/><text:span text:style-name="T86">Aoyama, T. (2011). Keiō 3-Nen 12-Gatsu 9-Ka no Seihen. In Meiji Restoration Historical Society (Ed.), </text:span><text:span text:style-name="T93">Kōza Meiji Ishin 1: Bakumatsu Seiji to Shakai Hendō </text:span><text:span text:style-name="T87">(p</text:span><text:span text:style-name="T86">p. 218-50). Tokyo: Yūshisha.</text:span></text:p>
      <text:p text:style-name="P33"><text:bookmark text:name="internal-source-marker_0.024066380481054"/><text:span text:style-name="T86">Beasley, W. G. (1972). </text:span><text:span text:style-name="T93">The Meiji Restoration</text:span><text:span text:style-name="T86">. Stanford, CA: Stanford University Press.</text:span></text:p>
      <text:p text:style-name="P38"><text:span text:style-name="T86">___________. (1989). The Foreign Threat and the Opening of the Ports. </text:span><text:span text:style-name="T91">In</text:span><text:span text:style-name="T86"> </text:span><text:span text:style-name="T97">M. B. Jansen (Ed.), </text:span><text:span text:style-name="T104">The Cambridge History of Japan, Volume 5: The Nineteenth Century</text:span><text:span text:style-name="T97"> (pp. 259-307)</text:span><text:span text:style-name="T86">. Cambridge: Cambridge University Press.</text:span></text:p>
      <text:p text:style-name="P33"><text:bookmark text:name="internal-source-marker_0.768081277841702"/><text:span text:style-name="T97">Bolitho, H. (1974). </text:span><text:span text:style-name="T104">Treasures among Men: The Fudai Daimyo in Tokugawa Japan</text:span><text:span text:style-name="T97">. New Haven and London: Yale University Press.</text:span></text:p>
      <text:p text:style-name="P38"><text:span text:style-name="T97">_________. (1989). The Tempō Crisis. In M. B. Jansen (Ed.), </text:span><text:span text:style-name="T104">The Cambridge History of Japan, Volume 5: The Nineteenth Century</text:span><text:span text:style-name="T97"> (pp. 116-167). Cambridge: Cambridge University Press.</text:span></text:p>
      <text:p text:style-name="P33"><text:span text:style-name="T97">_________. (1991). The </text:span><text:span text:style-name="T104">Han</text:span><text:span text:style-name="T97">. In J. W. Hall (Ed.), </text:span><text:span text:style-name="T104">Cambridge History of Japan, Volume 4: Early Modern Japan</text:span><text:span text:style-name="T97"> (pp. 183-234). Cambridge: Cambridge University Press. </text:span></text:p>
      <text:p text:style-name="P33"><text:span text:style-name="T97">Brenner, R. (1993</text:span><text:span text:style-name="T99">)</text:span><text:span text:style-name="T97">. </text:span><text:span text:style-name="T104">Merchants and Revolution</text:span><text:span text:style-name="T97">. Princeton: Princeton University Press.</text:span></text:p>
      <text:p text:style-name="P33"><text:span text:style-name="T97">_________. (2007). Property and Progress: Where Adam Smith Went Wrong. In C. Wickham (Ed.), </text:span><text:span text:style-name="T104">Marxist History-writing for the Twenty-first Century</text:span><text:span text:style-name="T97"> (pp. 49-110). Oxford: Oxford University Press.</text:span></text:p>
      <text:p text:style-name="P33"><text:span text:style-name="T97">Brown, D. D. (1981). </text:span><text:span text:style-name="T104">From Temp</text:span><text:span text:style-name="T105">ō</text:span><text:span text:style-name="T104"> to Meiji: Fukuoka Han in Late Tokugawa Japan</text:span><text:span text:style-name="T97">. University of Hawaii PhD Dissertation.</text:span></text:p>
      <text:p text:style-name="P39"><text:span text:style-name="T102">Chibber, Vivek. (2013). </text:span><text:span text:style-name="T109">Postcolonial Theory and the Specter of Capital</text:span><text:span text:style-name="T102">. London: Verso.</text:span></text:p>
      <text:p text:style-name="P33"><text:span text:style-name="T97">Chizuka, T. (2001[1994]). Furansu Kakumei to Meiji Ishin. In A. Tanaka (Ed.) </text:span><text:span text:style-name="T104">Sekai no naka no Meiji Ishin</text:span><text:span text:style-name="T97"> (pp. 157-74). Tokyo: Yoshikawakōbunkan.</text:span></text:p>
      <text:p text:style-name="P33"><text:bookmark text:name="internal-source-marker_0.332534649603754"/><text:span text:style-name="T86">Comninel, G. C. (1987). </text:span><text:span text:style-name="T93">Rethinking the French Revolution</text:span><text:span text:style-name="T86">. London: Verso.</text:span></text:p>
      <text:p text:style-name="P33"><text:bookmark text:name="internal-source-marker_0.843831527046859"/><text:span text:style-name="T97">Craig, A. M. (1961). </text:span><text:span text:style-name="T104">Chōshū in the Meiji Restoration</text:span><text:span text:style-name="T97">. Cambridge, MA: Harvard University Press.</text:span></text:p>
      <text:p text:style-name="P33"><text:span text:style-name="T97">__________. (1986). The Central Government. In M. B. Jansen and G. Rozman (Eds.), </text:span><text:span text:style-name="T104">Japan in Transition, from Tokugawa to Meiji </text:span><text:span text:style-name="T98">(pp. 36-67)</text:span><text:span text:style-name="T97">. Princeton: Princeton University Press.</text:span><text:span text:style-name="T86"> </text:span></text:p>
      <text:p text:style-name="P33"><text:span text:style-name="T97">Dore, R. P. (1984[1964]). </text:span><text:span text:style-name="T104">Education in Tokugawa Japan</text:span><text:span text:style-name="T97">. London: The Athlone Press.</text:span><text:span text:style-name="T86"> </text:span></text:p>
      <text:p text:style-name="P33"><text:span text:style-name="T86">Doyle, W. (1988). </text:span><text:span text:style-name="T93">Origins of the French Revolution</text:span><text:span text:style-name="T86">, 2nd ed. Oxford: Oxford University Press.</text:span></text:p>
      <text:p text:style-name="P33"><text:bookmark text:name="internal-source-marker_0.454872817173308"/><text:span text:style-name="T86">Eisenstadt, S. N. (1992). Frameworks of the Great Revolutions: Culture, Social Structure, History and Human Agency. </text:span><text:span text:style-name="T93">International Social Science Journal, </text:span><text:span text:style-name="T94">133</text:span><text:span text:style-name="T87">,</text:span><text:span text:style-name="T86"> 385-402.</text:span></text:p>
      <text:p text:style-name="P33"><text:span text:style-name="T97">_____________. (1996). </text:span><text:span text:style-name="T104">Japanese Civilization: A Comparative View</text:span><text:span text:style-name="T97">. Chicago: University of Chicago Press.</text:span></text:p>
      <text:p text:style-name="P40"><text:span text:style-name="T97">Ertman, T. (1997). </text:span><text:span text:style-name="T106">Birth of the Leviathan</text:span><text:span text:style-name="T97">. Cambridge: Cambridge University Press.</text:span></text:p>
      <text:p text:style-name="P33"><text:span text:style-name="T86">Goldstone, J. A. (1991a). Ideology, Cultural Frameworks, and the Process of Revolution. </text:span><text:span text:style-name="T93">Theory &amp; Society, </text:span><text:span text:style-name="T94">20</text:span><text:span text:style-name="T87">(4),</text:span><text:span text:style-name="T86"> 405-53.</text:span></text:p>
      <text:p text:style-name="P33"><text:span text:style-name="T86">______________. (1991b). </text:span><text:span text:style-name="T93">Revolution and Rebellion in the Early Modern World</text:span><text:span text:style-name="T86">. Berkeley: </text:span><text:soft-page-break/><text:span text:style-name="T86">University of California Press.</text:span></text:p>
      <text:p text:style-name="P33"><text:span text:style-name="T86">______________. </text:span><text:span text:style-name="T92">(2014). </text:span><text:span text:style-name="T96">Revolutions: A Very Short Introduction</text:span><text:span text:style-name="T88">. Oxford: Oxford University Press.</text:span></text:p>
      <text:p text:style-name="P33"><text:span text:style-name="T86">Harootunian, H. D. (1959). The Progress of Japan and the Samurai Class, 1868-1882. </text:span><text:span text:style-name="T93">Pacific Historical Review,</text:span><text:span text:style-name="T86"> </text:span><text:span text:style-name="T94">28</text:span><text:span text:style-name="T86">(3), 255-266.</text:span></text:p>
      <text:p text:style-name="P33"><text:span text:style-name="T86">______________. (1970). </text:span><text:span text:style-name="T93">Toward Restoration</text:span><text:span text:style-name="T86">. Berkeley, CA: University of California Press.</text:span></text:p>
      <text:p text:style-name="P33"><text:bookmark text:name="internal-source-marker_0.432094820076599"/><text:span text:style-name="T97">Huber, T. M. (1981). </text:span><text:span text:style-name="T104">The Revolutionary Origins of Modern Japan</text:span><text:span text:style-name="T97">. Stanford: Stanford University Press.</text:span></text:p>
      <text:p text:style-name="P33"><text:span text:style-name="T97">__________. (1982). “Men of High Purpose” and the Politics of Direct Action, 1862-1864. In T. Najita &amp; J. V. Koschmann (Eds.), </text:span><text:span text:style-name="T106">Conflict in Modern Japanese History</text:span><text:span text:style-name="T97"> (pp. 107-27). Princeton: Princeton University Press. </text:span></text:p>
      <text:p text:style-name="P33"><text:bookmark text:name="internal-source-marker_0.016552941175177"/><text:span text:style-name="T97">Ikegami, E. (1995). </text:span><text:span text:style-name="T104">The Taming of the Samurai</text:span><text:span text:style-name="T97">. Cambridge, MA: Harvard University Press.</text:span></text:p>
      <text:p text:style-name="P33"><text:span text:style-name="T97">_________. (2005). </text:span><text:span text:style-name="T104">Bonds of Civility</text:span><text:span text:style-name="T97">. Cambridge: Cambridge University Press.</text:span></text:p>
      <text:p text:style-name="P33"><text:span text:style-name="T97">Iwaki, Takuji. (2010). Kinai no Bakumatsu Shakai. In Meiji Restoration Historical Society (Ed.), </text:span><text:span text:style-name="T106">Kōza Meiji Ishin 1: Bakumatsu Seiji to Shakai Hendō</text:span><text:span text:style-name="T98"> (pp. 184-217). Tokyo: Yūshisha.</text:span></text:p>
      <text:p text:style-name="P33"><text:bookmark text:name="internal-source-marker_0.4320948200765991"/><text:span text:style-name="T97">Jansen, M. B. (1961). </text:span><text:span text:style-name="T104">Sakamoto Ryōma and the Meiji Restoration</text:span><text:span text:style-name="T97">. Princeton: Princeton University Press.</text:span></text:p>
      <text:p text:style-name="P33"><text:span text:style-name="T97">__________. (1989). The Meiji Restoration. In M. B. Jansen (Ed.), </text:span><text:span text:style-name="T104">The Cambridge History of Japan, Volume 5: The Nineteenth Century</text:span><text:span text:style-name="T97"> (pp. 308-366). Cambridge: Cambridge University Press.</text:span></text:p>
      <text:p text:style-name="P33"><text:span text:style-name="T97">Koschmann, J. V. (1982). Action as a Text: Ideology in the Tengu Insurrection. In T. Najita &amp; J. V. Koschmann (Eds.), </text:span><text:span text:style-name="T106">Conflict in Modern Japanese History</text:span><text:span text:style-name="T97"> (pp. 81-106). Princeton: Princeton University Press.</text:span></text:p>
      <text:p text:style-name="P33"><text:span text:style-name="T97">Lachmann, R. (1989). <text:s/>Elite Conflict and State Formation in 16th- and 17th-Century England and France. </text:span><text:span text:style-name="T104">American Sociological Review,</text:span><text:span text:style-name="T97"> </text:span><text:span text:style-name="T106">54</text:span><text:span text:style-name="T97">(2), 141-62.</text:span></text:p>
      <text:p text:style-name="P36"><text:span text:style-name="T97">__________. </text:span><text:span text:style-name="T101">(2009). Greed and Contingency: State Fiscal Crises and Imperial Failure in Early Modern Europe. </text:span><text:span text:style-name="T108">American Journal of Sociology 115</text:span><text:span text:style-name="T101">(1), 39-73.</text:span></text:p>
      <text:p text:style-name="P33"><text:span text:style-name="T97">Levi, M. (1981). The Predatory Theory of Rule. </text:span><text:span text:style-name="T104">Politics and Society,</text:span><text:span text:style-name="T97"> </text:span><text:span text:style-name="T106">10</text:span><text:span text:style-name="T98">(1),</text:span><text:span text:style-name="T97"> 431-465.</text:span></text:p>
      <text:p text:style-name="P33"><text:bookmark text:name="internal-source-marker_0.334377113264054"/><text:span text:style-name="T97">Markoff, J. (2006[1995]). Violence, Emancipation, and Democracy: The Countryside and the French Revolution. In G Kates (Ed.), </text:span><text:span text:style-name="T104">The French Revolution: Recent Debates and New Controversies</text:span><text:span text:style-name="T97">, 2nd ed. (pp. 165-197). New York: Routledge. </text:span></text:p>
      <text:p text:style-name="P33"><text:span text:style-name="T97">Miyamoto, M., Sakudō, Y., &amp; Yasuba,Y. (1998[1965]). Economic Development in Preindustrial Japan, 1859-1894. In M. Smitka (Ed.), </text:span><text:span text:style-name="T104">Japanese Prewar Growth </text:span><text:span text:style-name="T98">(pp. 63-86)</text:span><text:span text:style-name="T97">. New York: Garland.</text:span></text:p>
      <text:p text:style-name="P33"><text:span text:style-name="T86">Moore, B., Jr. (1966). </text:span><text:span text:style-name="T93">Social Origins of Dictatorship and Democracy: Lord and Peasant in the Making of the Modern World</text:span><text:span text:style-name="T86">. Boston: Beacon Press.</text:span></text:p>
      <text:p text:style-name="P33"><text:span text:style-name="T86">Nakamura, M. (1992). Meiji Ishin no Sekaishi-teki Ichi: Itaria, Roshia, Nihon no Hikakushi. In M. Nakamura (Ed.), </text:span><text:span text:style-name="T93">Nihon no Kindai to Shihonshugi</text:span><text:span text:style-name="T86"> (pp. 1-38). Tokyo: Tokyo University Press.</text:span></text:p>
      <text:p text:style-name="P37"><text:span text:style-name="T86">Norman, E. H. (1975). </text:span><text:span text:style-name="T93">Japan's Emergence as a Modern State</text:span><text:span text:style-name="T86">. </text:span><text:span text:style-name="T90">I</text:span><text:span text:style-name="T86">n J. W. Dower </text:span><text:span text:style-name="T90">(ed.),</text:span><text:span text:style-name="T86"> </text:span><text:span text:style-name="T93">Origins of the Modern Japanese State</text:span><text:span text:style-name="T86"> </text:span><text:span text:style-name="T90">(pp. 109-316)</text:span><text:span text:style-name="T86">. New York: Pantheon Books.</text:span></text:p>
      <text:p text:style-name="P33"><text:bookmark text:name="internal-source-marker_0.644715322647243"/><text:span text:style-name="T97">Nishikawa, S., &amp; Amano, M. (2004). Domains and Their Economic Policies. In A. Hayami, O. Saito, and R. P. Toby (Eds.), </text:span><text:span text:style-name="T104">The Economic History of Japan: 1600-1990, Volume 1: Emergence of Economic Society in Japan, 1600-1859</text:span><text:span text:style-name="T98"> (pp. 247-67)</text:span><text:span text:style-name="T97">. Oxford: Oxford University Press.</text:span></text:p>
      <text:p text:style-name="P33"><text:span text:style-name="T97">Ōguchi, Y. (2004). “The Finances of the Tokugawa Shogunate.” In A. Hayami, O. Saito, and R. </text:span><text:soft-page-break/><text:span text:style-name="T97">P. Toby (Eds.), </text:span><text:span text:style-name="T104">The Economic History of Japan: 1600-1990, Volume 1: Emergence of Economic Society in Japan, 1600-1859</text:span><text:span text:style-name="T98"> (pp. 192-212)</text:span><text:span text:style-name="T97">. Oxford: Oxford University Press.</text:span></text:p>
      <text:p text:style-name="P33"><text:span text:style-name="T97">Roberts, L. S. (1998). </text:span><text:span text:style-name="T104">Mercantilism in a Japanese Domain</text:span><text:span text:style-name="T97">. Cambridge: Cambridge University Press.</text:span></text:p>
      <text:p text:style-name="P42"><text:span text:style-name="T97">Scalapino, Robert. (1953). </text:span><text:span text:style-name="T106">Democracy and the Party Movement in Prewar Japan</text:span><text:span text:style-name="T98">. Berkeley: University of California Press.</text:span></text:p>
      <text:p text:style-name="P33"><text:span text:style-name="T86">Sewell, W. H. (1996). Historical Events as Transformations of Structures: Inventing Revolution at the Bastille. </text:span><text:span text:style-name="T93">Theory and Society, </text:span><text:span text:style-name="T94">25</text:span><text:span text:style-name="T86">(6), 841-81.</text:span></text:p>
      <text:p text:style-name="P33"><text:bookmark text:name="internal-source-marker_0.965489492339151"/><text:span text:style-name="T86">Shibahara, T. (1977). </text:span><text:span text:style-name="T93">Seikaishi no Naka no Meiji Ishin</text:span><text:span text:style-name="T86">. Tokyo: Iwanami Shoten.</text:span></text:p>
      <text:p text:style-name="P33"><text:span text:style-name="T86">Silberman, B. S. (1966). Elite Transformation in the Meiji Restoration: The Upper Civil Service, 1868-1873. In </text:span><text:span text:style-name="T97">B. Silberman &amp; H. D. Harootunian</text:span><text:span text:style-name="T86"> (Eds.),</text:span><text:span text:style-name="T97"> </text:span><text:span text:style-name="T104">Modern Japanese Leadership </text:span><text:span text:style-name="T98">(pp. 233-59)</text:span><text:span text:style-name="T97">. The University of Arizona Press.</text:span></text:p>
      <text:p text:style-name="P33"><text:span text:style-name="T86">Skocpol, T. (1979). </text:span><text:span text:style-name="T93">States and Social Revolutions</text:span><text:span text:style-name="T86">. Cambridge: Cambridge University Press.</text:span></text:p>
      <text:p text:style-name="P33"><text:span text:style-name="T86">Smith, T. C. (1988[1961]). Japan's Aristocratic Revolution. In </text:span><text:span text:style-name="T93">Native Sources of Japanese Industrialization, 1750-1920 </text:span><text:span text:style-name="T87">(pp. 133-47)</text:span><text:span text:style-name="T86">. Berkeley: University of California Press.</text:span></text:p>
      <text:p text:style-name="P33"><text:bookmark text:name="internal-source-marker_0.3325346496037541"/><text:span text:style-name="T86">Soboul, A. (1974). </text:span><text:span text:style-name="T93">The French Revolution, 1787-1799</text:span><text:span text:style-name="T86">. London: Unwin Hyman.</text:span></text:p>
      <text:p text:style-name="P40"><text:span text:style-name="T86">Strayer, J. R. 1975. Feudalism in Western Europe. In F. L. Cheyette (Ed.), </text:span><text:span text:style-name="T94">Lordship and Community in Medieval Europe</text:span><text:span text:style-name="T86"> (pp. 12-21). Huntington, NY: Robert E. Krieger.</text:span></text:p>
      <text:p text:style-name="P33"><text:span text:style-name="T86">Swale, A. D. (2009). </text:span><text:span text:style-name="T93">The Meiji Restoration: Monarchism, Mass Communication and Conservative Revolution</text:span><text:span text:style-name="T86">. New York: Palgrave Macmillan.</text:span></text:p>
      <text:p text:style-name="P33"><text:bookmark text:name="internal-source-marker_0.3343771132640541"/><text:span text:style-name="T97">Tackett, T. (1996). </text:span><text:span text:style-name="T104">Becoming a Revolutionary: The Deputies of the French National Assembly and the Emergence of a Revolutionary Culture (1789-1790)</text:span><text:span text:style-name="T97">. Princeton: Princeton University Press.</text:span><text:span text:style-name="T86"> </text:span></text:p>
      <text:p text:style-name="P33"><text:bookmark text:name="internal-source-marker_0.9654894923391511"/><text:span text:style-name="T86">Takahashi, K. (2001[1953]). Nihon no Toshiseido-Shi ni Okeru Meiji Ishin no Ichi. In A. Tanaka (Ed.), </text:span><text:span text:style-name="T94">Sekai no naka no Meiji Ishin</text:span><text:span text:style-name="T86"> (pp. 99-135). Tokyo: Yoshikawakōbunkan.</text:span></text:p>
      <text:p text:style-name="P35"><text:span text:style-name="T86">Totman, C. </text:span><text:span text:style-name="T89">(1967). </text:span><text:span text:style-name="T95">Politics in the Tokugawa Bakufu, 1600-1843</text:span><text:span text:style-name="T89">. Cambridge, MA: Harvard University Press.</text:span></text:p>
      <text:p text:style-name="P35"><text:span text:style-name="T86">________. (1980). </text:span><text:span text:style-name="T93">The Collapse of the Tokugawa Bakufu, 1862-1868</text:span><text:span text:style-name="T86">. Honolulu: The University of Hawaii Press.</text:span></text:p>
      <text:p text:style-name="P33"><text:bookmark text:name="internal-source-marker_0.1160087819386521"/><text:span text:style-name="T86">Tōyama, S. (1991a[1951]). </text:span><text:span text:style-name="T93">Meiji Ishin</text:span><text:span text:style-name="T86">. In </text:span><text:span text:style-name="T93">Tōyama Shigeki Chosakushū </text:span><text:span text:style-name="T87">(pp. 3-203)</text:span><text:span text:style-name="T86">. Tokyo: Iwanami Shoten.</text:span></text:p>
      <text:p text:style-name="P33"><text:span text:style-name="T86">_________. (1991b[1972]). Meiji Ishin = Burujoa Kakumei-Ron ni Tsuite: Topai-shi ni Kotaeru. In </text:span><text:span text:style-name="T93">Tōyama Shigeki Chosakushū </text:span><text:span text:style-name="T87">(pp. 286-98)</text:span><text:span text:style-name="T86">. Tokyo: Iwanami Shoten.</text:span></text:p>
      <text:p text:style-name="P33"><text:bookmark text:name="internal-source-marker_0.4548728171733081"/><text:span text:style-name="T86">Tilly, C. (1985). War Making and State Making as Organized Crime. In P. Evans, D. Rueschemeyer, &amp; T. Skocpol (Eds.), </text:span><text:span text:style-name="T93">Bringing the State Back In </text:span><text:span text:style-name="T87">(pp. 170-91)</text:span><text:span text:style-name="T86">. Cambridge: Cambridge University Press.</text:span></text:p>
      <text:p text:style-name="P33"><text:span text:style-name="T86">_______. (1992). </text:span><text:span text:style-name="T93">Coercion, Capital, and European States, AD 990-1992</text:span><text:span text:style-name="T86">. Cambridge, MA: Blackwell.</text:span></text:p>
      <text:p text:style-name="P33"><text:span text:style-name="T86">Trimberger, E. K. (1978). </text:span><text:span text:style-name="T93">Revolution from Above</text:span><text:span text:style-name="T86">. New Brunswick: Transaction Books.</text:span></text:p>
      <text:p text:style-name="P33"><text:bookmark text:name="internal-source-marker_0.8438315270468591"/><text:span text:style-name="T97">Umegaki, M. (1986). From Domain to Prefecture. In M. B. Jansen &amp; G. Rozman (Eds.), </text:span><text:span text:style-name="T104">Japan in Transition, from Tokugawa to Meiji </text:span><text:span text:style-name="T98">(pp. 91-110)</text:span><text:span text:style-name="T97">. Princeton: Princeton University Press.</text:span></text:p>
      <text:p text:style-name="P33"><text:span text:style-name="T97">Vlastos, S. (1989). Opposition movements in early Meiji, 1868-1885. M. B. Jansen (Ed.), </text:span><text:span text:style-name="T104">The Cambridge History of Japan, Volume 5: The Nineteenth Century</text:span><text:span text:style-name="T97"> (pp. 367-431). Cambridge: Cambridge University Press.</text:span></text:p>
      <text:p text:style-name="P33"><text:bookmark text:name="internal-source-marker_0.7680812778417021"/><text:span text:style-name="T97">White, J. W. (1988). State Growth and Popular Protest in Tokugawa Japan. </text:span><text:span text:style-name="T104">Journal of Japanese </text:span><text:soft-page-break/><text:span text:style-name="T104">Studies,</text:span><text:span text:style-name="T103"> </text:span><text:span text:style-name="T106">14</text:span><text:span text:style-name="T97">(1), 1-25.</text:span></text:p>
      <text:p text:style-name="P34"><text:span text:style-name="T97">_________. </text:span><text:span text:style-name="T100">(1995). </text:span><text:span text:style-name="T107">Ikki: Social Conflict and Political Protest in Early Modern Japan</text:span><text:span text:style-name="T100">. Ithaca: Cornell University Press.</text:span></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52">Table 1: Major <text:span text:style-name="T157">r</text:span>eforms <text:span text:style-name="T157">f</text:span>ollowing the Meiji Restoration</text:p>
            </table:table-cell>
            <table:covered-table-cell/>
          </table:table-row>
        </table:table-header-rows>
        <table:table-row table:style-name="Table1.1">
          <table:table-cell table:style-name="Table1.A2" office:value-type="string">
            <text:p text:style-name="P52">Tokugawa-era <text:span text:style-name="T157">i</text:span>nstitution</text:p>
          </table:table-cell>
          <table:table-cell table:style-name="Table1.A1" office:value-type="string">
            <text:p text:style-name="P52">Post-Restoration <text:span text:style-name="T157">r</text:span>eform</text:p>
          </table:table-cell>
        </table:table-row>
        <table:table-row table:style-name="Table1.1">
          <table:table-cell table:style-name="Table1.A3" office:value-type="string">
            <text:p text:style-name="P53">Three quarters of total territory ruled as hereditary domains by magnate lords.</text:p>
          </table:table-cell>
          <table:table-cell table:style-name="Table1.B3" office:value-type="string">
            <text:p text:style-name="P53">Rule of lords terminated. Direct rule by a centralized bureaucracy established. Boundaries of domains substantially redrawn.</text:p>
          </table:table-cell>
        </table:table-row>
        <table:table-row table:style-name="Table1.1">
          <table:table-cell table:style-name="Table1.A3" office:value-type="string">
            <text:p text:style-name="P53">Hereditary samurai status group held fiefs or stipends from lords and enjoyed a monopoly on administrative offices and military service.</text:p>
          </table:table-cell>
          <table:table-cell table:style-name="Table1.B3" office:value-type="string">
            <text:p text:style-name="P53">Fiefs and stipends reduced, then commuted to government bonds. New army based on conscripts (predominately peasants). Administration bureaucratized with formally open recruitment.</text:p>
          </table:table-cell>
        </table:table-row>
        <table:table-row table:style-name="Table1.1">
          <table:table-cell table:style-name="Table1.A3" office:value-type="string">
            <text:p text:style-name="P53">Sumptuary regulations and prohibitions on marriage, relocation, and change of occupation maintained divisions between status groups.</text:p>
          </table:table-cell>
          <table:table-cell table:style-name="Table1.B3" office:value-type="string">
            <text:p text:style-name="P53">All status regulations and prohibitions eliminated.</text:p>
          </table:table-cell>
        </table:table-row>
        <table:table-row table:style-name="Table1.1">
          <table:table-cell table:style-name="Table1.A3" office:value-type="string">
            <text:p text:style-name="P53">Sale of land or conversion of rice paddy to non-rice cultivation officially prohibited.</text:p>
          </table:table-cell>
          <table:table-cell table:style-name="Table1.B3" office:value-type="string">
            <text:p text:style-name="P53">Complete freedom of sale and cultivation established.</text:p>
          </table:table-cell>
        </table:table-row>
        <table:table-row table:style-name="Table1.1">
          <table:table-cell table:style-name="Table1.A3" office:value-type="string">
            <text:p text:style-name="P53">National market divided by official monopolies and monopsonies established by domains.</text:p>
          </table:table-cell>
          <table:table-cell table:style-name="Table1.B3" office:value-type="string">
            <text:p text:style-name="P53">Internal market barriers eliminated.</text:p>
          </table:table-cell>
        </table:table-row>
        <table:table-row table:style-name="Table1.1">
          <table:table-cell table:style-name="Table1.A3" office:value-type="string">
            <text:p text:style-name="P53">Petitions for redress only mechanism for any group to represent interests to state.</text:p>
          </table:table-cell>
          <table:table-cell table:style-name="Table1.B3" office:value-type="string">
            <text:p text:style-name="P53">Experiments with prefectural and local assemblies made in 1870s. In 1881, promise made to issue constitution including a national Diet by the end of the decade.</text:p>
          </table:table-cell>
        </table:table-row>
        <table:table-row table:style-name="Table1.1">
          <table:table-cell table:style-name="Table1.A3" office:value-type="string">
            <text:p text:style-name="P53">Education of commoners limited to privately paid tutors or small schools supported by local notables.</text:p>
          </table:table-cell>
          <table:table-cell table:style-name="Table1.B3" office:value-type="string">
            <text:p text:style-name="P53">System of standardized, compulsory primary and selective secondary and higher education established.</text:p>
          </table:table-cell>
        </table:table-row>
      </table:table>
      <text:p text:style-name="P3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52">Table 2: Organization of the Tokugawa-era <text:span text:style-name="T157">p</text:span>olitical <text:span text:style-name="T157">o</text:span>rder</text:p>
          </table:table-cell>
          <table:covered-table-cell/>
          <table:covered-table-cell/>
          <table:covered-table-cell/>
        </table:table-row>
        <table:table-row table:style-name="Table2.1">
          <table:table-cell table:style-name="Table2.A2" office:value-type="string">
            <text:p text:style-name="Table_20_Contents"/>
          </table:table-cell>
          <table:table-cell table:style-name="Table2.A2" office:value-type="string">
            <text:p text:style-name="P53">Material resources</text:p>
          </table:table-cell>
          <table:table-cell table:style-name="Table2.A2" office:value-type="string">
            <text:p text:style-name="P53">Form of <text:span text:style-name="T157">p</text:span>olitical <text:span text:style-name="T157">p</text:span>ower</text:p>
          </table:table-cell>
          <table:table-cell table:style-name="Table2.D2" office:value-type="string">
            <text:p text:style-name="P53">Position in <text:span text:style-name="T157">p</text:span>ower <text:span text:style-name="T157">r</text:span>elations</text:p>
          </table:table-cell>
        </table:table-row>
        <table:table-row table:style-name="Table2.1">
          <table:table-cell table:style-name="Table2.A2" office:value-type="string">
            <text:p text:style-name="Table_20_Contents"><text:span text:style-name="T111">Feudal </text:span><text:span text:style-name="T112">m</text:span><text:span text:style-name="T111">onarchy of the Tokugawa </text:span><text:span text:style-name="T113">s</text:span><text:span text:style-name="T112">hogunate</text:span><text:span text:style-name="T111"> (also called the </text:span><text:span text:style-name="T114">bakufu</text:span><text:span text:style-name="T115">)</text:span></text:p>
          </table:table-cell>
          <table:table-cell table:style-name="Table2.A2" office:value-type="string">
            <text:p text:style-name="P53">Directly held land equivalent to around ¼ of the total agricultural productivity and ruled the cities of Edo, Osaka, Kyoto and Nagasaki. Massive army on paper that was mostly defunct in practice, relying on domain forces to put down unrest in outlying territories.</text:p>
          </table:table-cell>
          <table:table-cell table:style-name="Table2.A2" office:value-type="string">
            <text:p text:style-name="P53">Directly ruled and taxed its own territories like a magnate lord. Regulated magnate lords as vassals but did not directly tax their subjects.</text:p>
          </table:table-cell>
          <table:table-cell table:style-name="Table2.D2" office:value-type="string">
            <text:p text:style-name="P53">Resources were greater than any single lord but less than a substantial coalition of them. In principle, had authority to transfer, expropriate, or imprison any lord on any pretext.</text:p>
          </table:table-cell>
        </table:table-row>
        <table:table-row table:style-name="Table2.1">
          <table:table-cell table:style-name="Table2.A2" office:value-type="string">
            <text:p text:style-name="Table_20_Contents"><text:span text:style-name="T111">Magnate </text:span><text:span text:style-name="T112">l</text:span><text:span text:style-name="T111">ords (270 in all – also called </text:span><text:span text:style-name="T114">daimyo</text:span><text:span text:style-name="T115">)</text:span></text:p>
          </table:table-cell>
          <table:table-cell table:style-name="Table2.A2" office:value-type="string">
            <text:p text:style-name="P53">In total, held land comprising ¾ of agricultural productivity. Domains ranged from around 20,000 subjects to over half a million. Like the <text:span text:style-name="T148">feudal</text:span> monarchy, large paper armies were largely fictional.</text:p>
          </table:table-cell>
          <table:table-cell table:style-name="Table2.A2" office:value-type="string">
            <text:p text:style-name="P53">Responsible for making and enforcing laws and imposing and collecting taxes in their domains. This was carried out by a fiscal, administrative, and coercive apparatus staffed by the lord's samurai vassals</text:p>
          </table:table-cell>
          <table:table-cell table:style-name="Table2.D2" office:value-type="string">
            <text:p text:style-name="P53">Had no formal representation or rights with the <text:span text:style-name="T148">feudal</text:span> monarchy, but in practice they had considerable influence through lords who held high office and familial ties with the Tokugawa house. Exercised unlimited authority over their own vassals and subjects.</text:p>
          </table:table-cell>
        </table:table-row>
        <table:table-row table:style-name="Table2.1">
          <table:table-cell table:style-name="Table2.A2" office:value-type="string">
            <text:p text:style-name="P53">Samurai <text:span text:style-name="T148">(roughly 6-7% of Japanese households in the mid-nineteenth century)</text:span></text:p>
          </table:table-cell>
          <table:table-cell table:style-name="Table2.A2" office:value-type="string">
            <text:p text:style-name="P53">As vassals of a magnate lord or the <text:span text:style-name="T148">Tokugawa</text:span>, received a fixed share of lords’ tax revenue. Income ranged from less than a skilled artisan to almost as much as a small lord, with the bulk comparable to a wealthy commoner landlord or merchant.</text:p>
          </table:table-cell>
          <table:table-cell table:style-name="Table2.A2" office:value-type="string">
            <text:p text:style-name="Table_20_Contents"><text:span text:style-name="T111">Originally (through the sixteenth century) received fiefs in return for military service. In the Tokugawa era, they became urban </text:span><text:span text:style-name="T115">rentiers</text:span><text:span text:style-name="T111"> and officials instead of directly managing their own landholdings.</text:span></text:p>
          </table:table-cell>
          <table:table-cell table:style-name="Table2.D2" office:value-type="string">
            <text:p text:style-name="P53">Steep internal income and status hierarchy and thus inequality in influence with domain. Unless he held office (at the pleasure of the lord), a samurai had no formal political power whatsoever. Separated by strict status laws from commoners, who were excluded from service in domain administrations and military forces.</text:p>
          </table:table-cell>
        </table:table-row>
      </table:table>
      <text:p text:style-name="Standard"/>
      <text:p text:style-name="Standard"/>
      <text:p text:style-name="P30">Intellectual biography</text:p>
      <text:p text:style-name="P15"><text:tab/>Mark Cohen is a PhD candidate in sociology at New York University. His dissertation is entitled, “<text:span text:style-name="T133">A Bridge of Rice and Silk, a Wall of Wheat and Rye: The </text:span><text:span text:style-name="T132">Politics of Agrarian Change in Japan and Russia, 1853-1913.” </text:span><text:span text:style-name="T131">It will </text:span><text:span text:style-name="T134">analyze</text:span><text:span text:style-name="T131"> the divergent trajectories of the agrarian economies and rural politics of Japan and Russia following the Meiji Restoration and the Great Refo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hanging" style:writing-mode="lr-tb"/>
      <style:text-properties fo:color="#00000a" style:font-name="Times New Roman" fo:font-family="'Times New Roman'" style:font-family-generic="roman" style:font-pitch="variable" fo:font-size="12pt" fo:language="en" fo:country="US" style:font-name-asian="ＭＳ Ｐ明朝" style:font-family-asian="'ＭＳ Ｐ明朝'"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Tahoma1" style:font-family-complex="Tahoma"/>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officeooo:rsid="0025e466" officeooo:paragraph-rsid="0025e466" style:font-size-asian="10pt" style:font-size-complex="10pt"/>
    </style:style>
    <style:style style:name="MP2" style:family="paragraph" style:parent-style-name="Header">
      <style:paragraph-properties fo:text-align="start" style:justify-single-word="false"/>
    </style:style>
    <style:style style:name="MT1" style:family="text">
      <style:text-properties fo:font-size="10pt" style:font-size-asian="10pt" style:font-size-complex="10pt"/>
    </style:style>
    <style:style style:name="MT2" style:family="text">
      <style:text-properties fo:font-size="10pt" officeooo:rsid="0020cd7c" style:font-size-asian="10pt" style:font-size-complex="10pt"/>
    </style:style>
    <style:page-layout style:name="Mpm1">
      <style:page-layout-properties fo:page-width="8.5in" fo:page-height="11in" style:num-format="1" style:print-orientation="portrait" fo:margin-top="0.65in" fo:margin-bottom="1in" fo:margin-left="1in" fo:margin-right="1in" fo:background-color="transparent" style:writing-mode="lr-tb" style:layout-grid-color="#c0c0c0" style:layout-grid-lines="33"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5in" fo:margin-left="0in" fo:margin-right="0in" fo:margin-bottom="0.3098in" style:dynamic-spacing="false"/>
      </style:header-style>
      <style:footer-style/>
    </style:page-layout>
    <style:page-layout style:name="Mpm2">
      <style:page-layout-properties fo:page-width="8.5in" fo:page-height="11in" style:num-format="1" style:print-orientation="portrait" fo:margin-top="1.3571in" fo:margin-bottom="1in" fo:margin-left="1in" fo:margin-right="1in" style:writing-mode="lr-tb" style:layout-grid-color="#c0c0c0" style:layout-grid-lines="3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17in" fo:margin-left="0in" fo:margin-right="0in" fo:margin-bottom="0.152in" style:dynamic-spacing="true"/>
      </style:header-style>
      <style:footer-style>
        <style:header-footer-properties fo:min-height="0.1917in" fo:margin-left="0in" fo:margin-right="0in" fo:margin-top="0.152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hen <text:page-number text:select-page="current">54</text:page-number></text:p>
      </style:head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4">
      <style:header>
        <text:p text:style-name="MP2"><text:span text:style-name="MT1"><text:tab/><text:tab/></text:span><text:span text:style-name="MT2">Cohen </text:span><text:span text:style-name="MT1"><text:page-number text:select-page="current"/></text:span></text:p>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6:14:22</meta:creation-date>
    <meta:initial-creator>Mark Cohen</meta:initial-creator>
    <meta:print-date>2013-11-19T09:37:02.593000000</meta:print-date>
    <dc:date>2013-11-23T21:59:57.021000000</dc:date>
    <meta:editing-cycles>102</meta:editing-cycles>
    <dc:title>letter with 1in margins</dc:title>
    <meta:editing-duration>P5DT17H48M7S</meta:editing-duration>
    <meta:generator>LibreOffice/4.1.3.2$Windows_x86 LibreOffice_project/70feb7d99726f064edab4605a8ab840c50ec57a</meta:generator>
    <meta:printed-by>Mark Cohen</meta:printed-by>
    <meta:document-statistic meta:table-count="2" meta:image-count="0" meta:object-count="0" meta:page-count="54" meta:paragraph-count="214" meta:word-count="17286" meta:character-count="112979" meta:non-whitespace-character-count="95879"/>
    <meta:template xlink:type="simple" xlink:actuate="onRequest" xlink:title="letter with 1in margins" xlink:href=""/>
  </office:meta>
</office:document-meta>
</file>